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fo:font-style="italic"/>
    </style:style>
    <style:style style:name="ce4" style:family="table-cell" style:parent-style-name="Default" style:data-style-name="N37">
      <style:table-cell-properties fo:wrap-option="wrap"/>
      <style:text-properties fo:font-style="italic"/>
    </style:style>
    <style:style style:name="ce5" style:family="table-cell" style:parent-style-name="Default">
      <style:table-cell-properties fo:wrap-option="wrap"/>
      <style:text-properties fo:font-style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size="14pt" fo:font-weight="bold"/>
    </style:style>
    <style:style style:name="ce8" style:family="table-cell" style:parent-style-name="Default" style:data-style-name="N122">
      <style:table-cell-properties fo:background-color="#ffcccc"/>
    </style:style>
    <style:style style:name="ce9" style:family="table-cell" style:parent-style-name="Default" style:data-style-name="N37">
      <style:table-cell-properties fo:border-bottom="0.74pt solid #000000" fo:background-color="#ffffcc" style:text-align-source="fix" style:repeat-content="false" fo:border-left="none" fo:border-right="none" fo:border-top="0.74pt solid #000000"/>
      <style:paragraph-properties fo:text-align="justify" fo:margin-left="0in"/>
    </style:style>
    <style:style style:name="ce10" style:family="table-cell" style:parent-style-name="Default" style:data-style-name="N37">
      <style:table-cell-properties fo:border-bottom="0.74pt solid #000000" fo:background-color="#ffffcc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ackground-color="#ffffcc" fo:border-left="none" fo:border-right="none" fo:border-top="0.74pt solid #000000"/>
    </style:style>
    <style:style style:name="ce12" style:family="table-cell" style:parent-style-name="Default" style:data-style-name="N1">
      <style:text-properties style:font-name="Liberation Sans" style:font-name-asian="Droid Sans Fallback" style:font-name-complex="FreeSans"/>
    </style:style>
    <style:style style:name="ce13" style:family="table-cell" style:parent-style-name="Default" style:data-style-name="N1"/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0"/>
    <style:style style:name="ce16" style:family="table-cell" style:parent-style-name="Default" style:data-style-name="N2"/>
    <style:style style:name="ce1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8" style:family="table-cell" style:parent-style-name="Default" style:data-style-name="N123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number-columns-repeated="2" table:default-cell-style-name="ce13"/>
        <table:table-column table:style-name="co2" table:default-cell-style-name="ce15"/>
        <table:table-column table:style-name="co2" table:default-cell-style-name="ce16"/>
        <table:table-column table:style-name="co2" table:default-cell-style-name="Default"/>
        <table:table-column table:style-name="co2" table:number-columns-repeated="2" table:default-cell-style-name="ce13"/>
        <table:table-column table:style-name="co2" table:default-cell-style-name="ce12"/>
        <table:table-column table:style-name="co3" table:default-cell-style-name="ce12"/>
        <table:table-column table:style-name="co2" table:default-cell-style-name="ce18"/>
        <table:table-column table:style-name="co2" table:number-columns-repeated="1013" table:default-cell-style-name="Default"/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style-name="Default" office:value-type="string" calcext:value-type="string">
            <text:p>References</text:p>
          </table:table-cell>
          <table:table-cell table:style-name="Default" office:value-type="string" calcext:value-type="string">
            <text:p>https://www.asep.org/asep/asep/Robergs2.pdf</text:p>
          </table:table-cell>
          <table:table-cell table:style-name="Default"/>
          <table:table-cell table:number-columns-repeated="1013"/>
        </table:table-row>
        <table:table-row table:style-name="ro2">
          <table:table-cell table:style-name="ce1" office:value-type="string" calcext:value-type="string" table:number-columns-spanned="2" table:number-rows-spanned="1">
            <text:p>Enter Your Details</text:p>
          </table:table-cell>
          <table:covered-table-cell table:style-name="ce2"/>
          <table:table-cell table:style-name="Default" table:number-columns-repeated="3"/>
          <table:table-cell/>
          <table:table-cell table:style-name="Default" table:number-columns-repeated="3"/>
          <table:table-cell table:style-name="Default" office:value-type="string" calcext:value-type="string">
            <text:p>Karvonen, M.J., Kentala, E. and Mustala, O. The effects of training on heart rate: a longitudinal study. Ann Med Exper Fenn 1957;35(3):307-315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/>
          <table:table-cell table:style-name="Default" table:number-columns-repeated="4"/>
          <table:table-cell/>
          <table:table-cell table:style-name="Default" table:number-columns-repeated="3"/>
          <table:table-cell table:style-name="Default" office:value-type="string" calcext:value-type="string">
            <text:p><text:a xlink:href="http://journals.lww.com/acsm-msse/Fulltext/2011/07000/Quantity_and_Quality_of_Exercise_for_Developing.26.aspx" xlink:type="simple">Garber, et al (2011)</text:a>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3" office:value-type="string" calcext:value-type="string">
            <text:p>Date of Birth</text:p>
          </table:table-cell>
          <table:table-cell table:style-name="ce9" office:value-type="date" office:date-value="1980-01-01" calcext:value-type="date">
            <text:p>01/01/80</text:p>
          </table:table-cell>
          <table:table-cell table:style-name="Default" table:number-columns-repeated="3"/>
          <table:table-cell/>
          <table:table-cell table:style-name="Default" table:number-columns-repeated="5"/>
          <table:table-cell table:number-columns-repeated="1013"/>
        </table:table-row>
        <table:table-row table:style-name="ro3">
          <table:table-cell table:style-name="ce4" office:value-type="string" calcext:value-type="string">
            <text:p>Program Start Date</text:p>
          </table:table-cell>
          <table:table-cell table:style-name="ce10" table:formula="of:=TODAY()" office:value-type="date" office:date-value="2017-07-17" calcext:value-type="date">
            <text:p>07/17/17</text:p>
          </table:table-cell>
          <table:table-cell table:style-name="Default"/>
          <table:table-cell table:style-name="ce14" office:value-type="string" calcext:value-type="string">
            <text:p>Age in Years</text:p>
          </table:table-cell>
          <table:table-cell table:style-name="Default"/>
          <table:table-cell table:style-name="ce6" office:value-type="string" calcext:value-type="string" table:number-columns-spanned="2" table:number-rows-spanned="1">
            <text:p>Maximal Heart Rate</text:p>
          </table:table-cell>
          <table:covered-table-cell table:style-name="Default"/>
          <table:table-cell table:style-name="Default" table:number-columns-repeated="4"/>
          <table:table-cell table:number-columns-repeated="1013"/>
        </table:table-row>
        <table:table-row table:style-name="ro3">
          <table:table-cell table:style-name="ce5" office:value-type="string" calcext:value-type="string">
            <text:p>Resting Heart Rate in BPM</text:p>
          </table:table-cell>
          <table:table-cell table:style-name="ce11" office:value-type="float" office:value="70" calcext:value-type="float">
            <text:p>70</text:p>
          </table:table-cell>
          <table:table-cell table:style-name="Default"/>
          <table:table-cell table:style-name="Default" table:formula="of:=ROUND(([.B5]-[.B4])/365.25)" office:value-type="float" office:value="38" calcext:value-type="float">
            <text:p>38</text:p>
          </table:table-cell>
          <table:table-cell table:style-name="Default"/>
          <table:table-cell office:value-type="string" calcext:value-type="string">
            <text:p>Inbar</text:p>
          </table:table-cell>
          <table:table-cell table:formula="of:=205.8 - (0.685 * [.D6])" office:value-type="float" office:value="179.77" calcext:value-type="float">
            <text:p>180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2" table:number-rows-spanned="1">
            <office:annotation draw:style-name="gr1" draw:text-style-name="P1" svg:width="1.1413in" svg:height="0.7012in" svg:x="2.3681in" svg:y="0.9913in" draw:caption-point-x="-0.2402in" draw:caption-point-y="0.5945in">
              <dc:creator>AM</dc:creator>
              <dc:date>2017-07-17T00:00:00</dc:date>
              <text:p text:style-name="P1">“Vigorous” exercise as defined by ACSM</text:p>
            </office:annotation>
            <text:p>Training Heart Rate Range</text:p>
          </table:table-cell>
          <table:covered-table-cell table:style-name="Default"/>
          <table:table-cell table:style-name="Default"/>
          <table:table-cell table:style-name="ce6" office:value-type="string" calcext:value-type="string" table:number-columns-spanned="2" table:number-rows-spanned="1">
            <text:p>Progression Calendar</text:p>
          </table:table-cell>
          <table:covered-table-cell table:style-name="Default"/>
          <table:table-cell/>
          <table:table-cell table:style-name="ce6" office:value-type="string" calcext:value-type="string" table:number-columns-spanned="2" table:number-rows-spanned="1">
            <text:p>Duration in Minutes</text:p>
          </table:table-cell>
          <table:covered-table-cell table:style-name="Default"/>
          <table:table-cell table:style-name="Default"/>
          <table:table-cell table:style-name="ce6" office:value-type="string" calcext:value-type="string" table:number-columns-spanned="2" table:number-rows-spanned="1">
            <text:p>Frequency per Week</text:p>
          </table:table-cell>
          <table:covered-table-cell table:style-name="Default"/>
          <table:table-cell table:number-columns-repeated="1013"/>
        </table:table-row>
        <table:table-row table:style-name="ro1">
          <table:table-cell table:style-name="Default" office:value-type="string" calcext:value-type="string">
            <text:p>Minimum</text:p>
          </table:table-cell>
          <table:table-cell table:style-name="ce12" table:formula="of:=0.6 * ([.G6]-[.B6]) + [.B6]" office:value-type="float" office:value="135.862" calcext:value-type="float">
            <text:p>136</text:p>
          </table:table-cell>
          <table:table-cell table:style-name="Default"/>
          <table:table-cell table:style-name="Default" office:value-type="string" calcext:value-type="string">
            <text:p>Start Date</text:p>
          </table:table-cell>
          <table:table-cell table:style-name="ce2" table:formula="of:=[.B5]" office:value-type="date" office:date-value="2017-07-17" calcext:value-type="date">
            <text:p>07/17/17</text:p>
          </table:table-cell>
          <table:table-cell/>
          <table:table-cell table:style-name="Default" office:value-type="string" calcext:value-type="string">
            <text:p>Minimum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/>
          <table:table-cell table:style-name="ce17" office:value-type="string" calcext:value-type="string">
            <text:p>Start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Maximum</text:p>
          </table:table-cell>
          <table:table-cell table:formula="of:=0.9 * ([.G6]-[.B6]) + [.B6]" office:value-type="float" office:value="168.793" calcext:value-type="float">
            <text:p>169</text:p>
          </table:table-cell>
          <table:table-cell table:style-name="Default"/>
          <table:table-cell table:style-name="Default" office:value-type="string" calcext:value-type="string">
            <text:p>End Date</text:p>
          </table:table-cell>
          <table:table-cell table:style-name="ce2" table:formula="of:=[.E9]+180" office:value-type="date" office:date-value="2018-01-13" calcext:value-type="date">
            <text:p>01/13/18</text:p>
          </table:table-cell>
          <table:table-cell/>
          <table:table-cell table:style-name="Default" office:value-type="string" calcext:value-type="string">
            <text:p>Maximu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/>
          <table:table-cell table:style-name="ce17" office:value-type="string" calcext:value-type="string">
            <text:p>End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Total Days</text:p>
          </table:table-cell>
          <table:table-cell table:style-name="Default" table:formula="of:=[.E10]-[.E9]" office:value-type="float" office:value="180" calcext:value-type="float">
            <text:p>180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4">
          <table:table-cell table:style-name="ce7" office:value-type="string" calcext:value-type="string" table:number-columns-spanned="2" table:number-rows-spanned="1">
            <text:p>Schedule Plan</text:p>
          </table:table-cell>
          <table:covered-table-cell table:style-name="Default"/>
          <table:table-cell table:style-name="Default" table:number-columns-repeated="3"/>
          <table:table-cell/>
          <table:table-cell table:style-name="ce7"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6" office:value-type="string" calcext:value-type="string">
            <text:p>Date</text:p>
          </table:table-cell>
          <table:table-cell table:style-name="ce14" office:value-type="string" calcext:value-type="string">
            <text:p>Target HR</text:p>
          </table:table-cell>
          <table:table-cell table:style-name="ce14" office:value-type="string" calcext:value-type="string">
            <text:p>Duration</text:p>
          </table:table-cell>
          <table:table-cell table:style-name="ce6" office:value-type="string" calcext:value-type="string">
            <text:p>Completion</text:p>
          </table:table-cell>
          <table:table-cell table:style-name="ce6" office:value-type="string" calcext:value-type="string">
            <text:p>Age</text:p>
          </table:table-cell>
          <table:table-cell table:style-name="ce6" office:value-type="string" calcext:value-type="string">
            <text:p>RHR</text:p>
          </table:table-cell>
          <table:table-cell table:style-name="ce6" office:value-type="string" calcext:value-type="string">
            <text:p>Max HR</text:p>
          </table:table-cell>
          <table:table-cell table:style-name="ce6" office:value-type="string" calcext:value-type="string">
            <text:p>Reserve</text:p>
          </table:table-cell>
          <table:table-cell table:style-name="ce6" office:value-type="string" calcext:value-type="string">
            <office:annotation draw:style-name="gr2" draw:text-style-name="P1" svg:width="1.1413in" svg:height="0.5457in" svg:x="8.5902in" svg:y="1.9433in" draw:caption-point-x="-0.2402in" draw:caption-point-y="0.5945in">
              <dc:creator>AM</dc:creator>
              <dc:date>2017-07-17T00:00:00</dc:date>
              <text:p text:style-name="P1">Minimum Training Heart rate</text:p>
            </office:annotation>
            <text:p>Min TR</text:p>
          </table:table-cell>
          <table:table-cell table:style-name="ce6" office:value-type="string" calcext:value-type="string">
            <text:p>Max TR</text:p>
          </table:table-cell>
          <table:table-cell table:style-name="ce6" office:value-type="string" calcext:value-type="string">
            <text:p>Days til Next</text:p>
          </table:table-cell>
          <table:table-cell table:number-columns-repeated="6"/>
          <table:table-cell table:style-name="ce6" table:number-columns-repeated="1007"/>
        </table:table-row>
        <table:table-row table:style-name="ro1">
          <table:table-cell table:formula="of:=[.$B$5]" office:value-type="date" office:date-value="2017-07-17" calcext:value-type="date">
            <text:p>Mon, Jul 17</text:p>
          </table:table-cell>
          <table:table-cell table:formula="of:=[.D14]*([.J14]-[.I14]) + [.I14]" office:value-type="float" office:value="136.050480492813" calcext:value-type="float">
            <text:p>136</text:p>
          </table:table-cell>
          <table:table-cell table:formula="of:=[.D14]*([.$H$10]-[.$H$9]) + [.$H$9]" office:value-type="float" office:value="15" calcext:value-type="float">
            <text:p>15</text:p>
          </table:table-cell>
          <table:table-cell table:formula="of:=MIN(([.A14]-[.$E$9])/([.$E$10]-[.$E$9]);1)" office:value-type="percentage" office:value="0" calcext:value-type="percentage">
            <text:p>0%</text:p>
          </table:table-cell>
          <table:table-cell table:formula="of:=([.A14]-[.$B$4])/365.25" office:value-type="float" office:value="37.5414099931554" calcext:value-type="float">
            <text:p>37.5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4])" office:value-type="float" office:value="180.084134154689" calcext:value-type="float">
            <office:annotation draw:style-name="gr3" draw:text-style-name="P1" svg:width="1.1413in" svg:height="0.4484in" svg:x="6.8126in" svg:y="2.1209in" draw:caption-point-x="-0.2402in" draw:caption-point-y="0.5945in">
              <dc:creator>AM</dc:creator>
              <dc:date>2017-07-17T00:00:00</dc:date>
              <text:p text:style-name="P1">Inbar method</text:p>
            </office:annotation>
            <text:p>180</text:p>
          </table:table-cell>
          <table:table-cell table:formula="of:=[.G14]-[.F14]" office:value-type="float" office:value="110.084134154689" calcext:value-type="float">
            <text:p>110</text:p>
          </table:table-cell>
          <table:table-cell table:formula="of:=0.6*[.H14]+[.F14]" office:value-type="float" office:value="136.050480492813" calcext:value-type="float">
            <text:p>136</text:p>
          </table:table-cell>
          <table:table-cell table:formula="of:=0.9*[.H14]+[.F14]" office:value-type="float" office:value="169.07572073922" calcext:value-type="float">
            <text:p>169</text:p>
          </table:table-cell>
          <table:table-cell table:formula="of:= 7 / ([.D14] * ([.$K$10] - [.$K$9]) + [.$K$9])" office:value-type="float" office:value="2.33333333333333" calcext:value-type="float">
            <text:p>2.3</text:p>
          </table:table-cell>
          <table:table-cell table:number-columns-repeated="1013"/>
        </table:table-row>
        <table:table-row table:style-name="ro1">
          <table:table-cell table:formula="of:=[.A14]+[.K14]" office:value-type="date" office:date-value="2017-07-19T08:00:00" calcext:value-type="date">
            <text:p>Wed, Jul 19</text:p>
          </table:table-cell>
          <table:table-cell table:formula="of:=[.D15]*([.J15]-[.I15]) + [.I15]" office:value-type="float" office:value="136.475942842295" calcext:value-type="float">
            <text:p>136</text:p>
          </table:table-cell>
          <table:table-cell table:formula="of:=[.D15]*([.$H$10]-[.$H$9]) + [.$H$9]" office:value-type="float" office:value="15.5833333333339" calcext:value-type="float">
            <text:p>16</text:p>
          </table:table-cell>
          <table:table-cell table:formula="of:=MIN(([.A15]-[.$E$9])/([.$E$10]-[.$E$9]);1)" office:value-type="percentage" office:value="0.0129629629629764" calcext:value-type="percentage">
            <text:p>1%</text:p>
          </table:table-cell>
          <table:table-cell table:formula="of:=([.A15]-[.$B$4])/365.25" office:value-type="float" office:value="37.5477983116587" calcext:value-type="float">
            <text:p>37.5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5])" office:value-type="float" office:value="180.079758156514" calcext:value-type="float">
            <text:p>180</text:p>
          </table:table-cell>
          <table:table-cell table:formula="of:=[.G15]-[.F15]" office:value-type="float" office:value="110.079758156514" calcext:value-type="float">
            <text:p>110</text:p>
          </table:table-cell>
          <table:table-cell table:formula="of:=0.6*[.H15]+[.F15]" office:value-type="float" office:value="136.047854893908" calcext:value-type="float">
            <text:p>136</text:p>
          </table:table-cell>
          <table:table-cell table:formula="of:=0.9*[.H15]+[.F15]" office:value-type="float" office:value="169.071782340862" calcext:value-type="float">
            <text:p>169</text:p>
          </table:table-cell>
          <table:table-cell table:formula="of:= 7 / ([.D15] * ([.$K$10] - [.$K$9]) + [.$K$9])" office:value-type="float" office:value="2.31334149326803" calcext:value-type="float">
            <text:p>2.3</text:p>
          </table:table-cell>
          <table:table-cell table:number-columns-repeated="1013"/>
        </table:table-row>
        <table:table-row table:style-name="ro1">
          <table:table-cell table:formula="of:=[.A15]+[.K15]" office:value-type="date" office:date-value="2017-07-21T15:31:12.705018" calcext:value-type="date">
            <text:p>Fri, Jul 21</text:p>
          </table:table-cell>
          <table:table-cell table:formula="of:=[.D16]*([.J16]-[.I16]) + [.I16]" office:value-type="float" office:value="136.89772626016" calcext:value-type="float">
            <text:p>137</text:p>
          </table:table-cell>
          <table:table-cell table:formula="of:=[.D16]*([.$H$10]-[.$H$9]) + [.$H$9]" office:value-type="float" office:value="16.1616687066507" calcext:value-type="float">
            <text:p>16</text:p>
          </table:table-cell>
          <table:table-cell table:formula="of:=MIN(([.A16]-[.$E$9])/([.$E$10]-[.$E$9]);1)" office:value-type="percentage" office:value="0.0258148601477943" calcext:value-type="percentage">
            <text:p>3%</text:p>
          </table:table-cell>
          <table:table-cell table:formula="of:=([.A16]-[.$B$4])/365.25" office:value-type="float" office:value="37.5541318954869" calcext:value-type="float">
            <text:p>37.5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6])" office:value-type="float" office:value="180.075419651591" calcext:value-type="float">
            <text:p>180</text:p>
          </table:table-cell>
          <table:table-cell table:formula="of:=[.G16]-[.F16]" office:value-type="float" office:value="110.075419651591" calcext:value-type="float">
            <text:p>110</text:p>
          </table:table-cell>
          <table:table-cell table:formula="of:=0.6*[.H16]+[.F16]" office:value-type="float" office:value="136.045251790955" calcext:value-type="float">
            <text:p>136</text:p>
          </table:table-cell>
          <table:table-cell table:formula="of:=0.9*[.H16]+[.F16]" office:value-type="float" office:value="169.067877686432" calcext:value-type="float">
            <text:p>169</text:p>
          </table:table-cell>
          <table:table-cell table:formula="of:= 7 / ([.D16] * ([.$K$10] - [.$K$9]) + [.$K$9])" office:value-type="float" office:value="2.29385628061125" calcext:value-type="float">
            <text:p>2.3</text:p>
          </table:table-cell>
          <table:table-cell table:number-columns-repeated="1013"/>
        </table:table-row>
        <table:table-row table:style-name="ro1">
          <table:table-cell table:formula="of:=[.A16]+[.K16]" office:value-type="date" office:date-value="2017-07-23T22:34:21.887663" calcext:value-type="date">
            <text:p>Sun, Jul 23</text:p>
          </table:table-cell>
          <table:table-cell table:formula="of:=[.D17]*([.J17]-[.I17]) + [.I17]" office:value-type="float" office:value="137.315923974419" calcext:value-type="float">
            <text:p>137</text:p>
          </table:table-cell>
          <table:table-cell table:formula="of:=[.D17]*([.$H$10]-[.$H$9]) + [.$H$9]" office:value-type="float" office:value="16.7351327768029" calcext:value-type="float">
            <text:p>17</text:p>
          </table:table-cell>
          <table:table-cell table:formula="of:=MIN(([.A17]-[.$E$9])/([.$E$10]-[.$E$9]);1)" office:value-type="percentage" office:value="0.0385585061511746" calcext:value-type="percentage">
            <text:p>4%</text:p>
          </table:table-cell>
          <table:table-cell table:formula="of:=([.A17]-[.$B$4])/365.25" office:value-type="float" office:value="37.5604121317104" calcext:value-type="float">
            <text:p>37.5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7])" office:value-type="float" office:value="180.071117689778" calcext:value-type="float">
            <text:p>180</text:p>
          </table:table-cell>
          <table:table-cell table:formula="of:=[.G17]-[.F17]" office:value-type="float" office:value="110.071117689778" calcext:value-type="float">
            <text:p>110</text:p>
          </table:table-cell>
          <table:table-cell table:formula="of:=0.6*[.H17]+[.F17]" office:value-type="float" office:value="136.042670613867" calcext:value-type="float">
            <text:p>136</text:p>
          </table:table-cell>
          <table:table-cell table:formula="of:=0.9*[.H17]+[.F17]" office:value-type="float" office:value="169.064005920801" calcext:value-type="float">
            <text:p>169</text:p>
          </table:table-cell>
          <table:table-cell table:formula="of:= 7 / ([.D17] * ([.$K$10] - [.$K$9]) + [.$K$9])" office:value-type="float" office:value="2.27485661806617" calcext:value-type="float">
            <text:p>2.3</text:p>
          </table:table-cell>
          <table:table-cell table:number-columns-repeated="1013"/>
        </table:table-row>
        <table:table-row table:style-name="ro1">
          <table:table-cell table:formula="of:=[.A17]+[.K17]" office:value-type="date" office:date-value="2017-07-26T05:10:09.499464" calcext:value-type="date">
            <text:p>Wed, Jul 26</text:p>
          </table:table-cell>
          <table:table-cell table:formula="of:=[.D18]*([.J18]-[.I18]) + [.I18]" office:value-type="float" office:value="137.730625334588" calcext:value-type="float">
            <text:p>138</text:p>
          </table:table-cell>
          <table:table-cell table:formula="of:=[.D18]*([.$H$10]-[.$H$9]) + [.$H$9]" office:value-type="float" office:value="17.3038469313196" calcext:value-type="float">
            <text:p>17</text:p>
          </table:table-cell>
          <table:table-cell table:formula="of:=MIN(([.A18]-[.$E$9])/([.$E$10]-[.$E$9]);1)" office:value-type="percentage" office:value="0.0511965984737698" calcext:value-type="percentage">
            <text:p>5%</text:p>
          </table:table-cell>
          <table:table-cell table:formula="of:=([.A18]-[.$B$4])/365.25" office:value-type="float" office:value="37.5666403496928" calcext:value-type="float">
            <text:p>37.5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8])" office:value-type="float" office:value="180.06685136046" calcext:value-type="float">
            <text:p>180</text:p>
          </table:table-cell>
          <table:table-cell table:formula="of:=[.G18]-[.F18]" office:value-type="float" office:value="110.06685136046" calcext:value-type="float">
            <text:p>110</text:p>
          </table:table-cell>
          <table:table-cell table:formula="of:=0.6*[.H18]+[.F18]" office:value-type="float" office:value="136.040110816276" calcext:value-type="float">
            <text:p>136</text:p>
          </table:table-cell>
          <table:table-cell table:formula="of:=0.9*[.H18]+[.F18]" office:value-type="float" office:value="169.060166224414" calcext:value-type="float">
            <text:p>169</text:p>
          </table:table-cell>
          <table:table-cell table:formula="of:= 7 / ([.D18] * ([.$K$10] - [.$K$9]) + [.$K$9])" office:value-type="float" office:value="2.25632263727478" calcext:value-type="float">
            <text:p>2.3</text:p>
          </table:table-cell>
          <table:table-cell table:number-columns-repeated="1013"/>
        </table:table-row>
        <table:table-row table:style-name="ro1">
          <table:table-cell table:formula="of:=[.A18]+[.K18]" office:value-type="date" office:date-value="2017-07-28T11:19:15.775324" calcext:value-type="date">
            <text:p>Fri, Jul 28</text:p>
          </table:table-cell>
          <table:table-cell table:formula="of:=[.D19]*([.J19]-[.I19]) + [.I19]" office:value-type="float" office:value="138.141916034134" calcext:value-type="float">
            <text:p>138</text:p>
          </table:table-cell>
          <table:table-cell table:formula="of:=[.D19]*([.$H$10]-[.$H$9]) + [.$H$9]" office:value-type="float" office:value="17.8679275906379" calcext:value-type="float">
            <text:p>18</text:p>
          </table:table-cell>
          <table:table-cell table:formula="of:=MIN(([.A19]-[.$E$9])/([.$E$10]-[.$E$9]);1)" office:value-type="percentage" office:value="0.0637317242363982" calcext:value-type="percentage">
            <text:p>6%</text:p>
          </table:table-cell>
          <table:table-cell table:formula="of:=([.A19]-[.$B$4])/365.25" office:value-type="float" office:value="37.5728178244012" calcext:value-type="float">
            <text:p>37.5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9])" office:value-type="float" office:value="180.062619790285" calcext:value-type="float">
            <text:p>180</text:p>
          </table:table-cell>
          <table:table-cell table:formula="of:=[.G19]-[.F19]" office:value-type="float" office:value="110.062619790285" calcext:value-type="float">
            <text:p>110</text:p>
          </table:table-cell>
          <table:table-cell table:formula="of:=0.6*[.H19]+[.F19]" office:value-type="float" office:value="136.037571874171" calcext:value-type="float">
            <text:p>136</text:p>
          </table:table-cell>
          <table:table-cell table:formula="of:=0.9*[.H19]+[.F19]" office:value-type="float" office:value="169.056357811257" calcext:value-type="float">
            <text:p>169</text:p>
          </table:table-cell>
          <table:table-cell table:formula="of:= 7 / ([.D19] * ([.$K$10] - [.$K$9]) + [.$K$9])" office:value-type="float" office:value="2.23823559102449" calcext:value-type="float">
            <text:p>2.2</text:p>
          </table:table-cell>
          <table:table-cell table:number-columns-repeated="1013"/>
        </table:table-row>
        <table:table-row table:style-name="ro1">
          <table:table-cell table:formula="of:=[.A19]+[.K19]" office:value-type="date" office:date-value="2017-07-30T17:02:19.330389" calcext:value-type="date">
            <text:p>Sun, Jul 30</text:p>
          </table:table-cell>
          <table:table-cell table:formula="of:=[.D20]*([.J20]-[.I20]) + [.I20]" office:value-type="float" office:value="138.549878316785" calcext:value-type="float">
            <text:p>139</text:p>
          </table:table-cell>
          <table:table-cell table:formula="of:=[.D20]*([.$H$10]-[.$H$9]) + [.$H$9]" office:value-type="float" office:value="18.4274864883937" calcext:value-type="float">
            <text:p>18</text:p>
          </table:table-cell>
          <table:table-cell table:formula="of:=MIN(([.A20]-[.$E$9])/([.$E$10]-[.$E$9]);1)" office:value-type="percentage" office:value="0.0761663664087488" calcext:value-type="percentage">
            <text:p>8%</text:p>
          </table:table-cell>
          <table:table-cell table:formula="of:=([.A20]-[.$B$4])/365.25" office:value-type="float" office:value="37.5789457794759" calcext:value-type="float">
            <text:p>37.5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20])" office:value-type="float" office:value="180.058422141059" calcext:value-type="float">
            <text:p>180</text:p>
          </table:table-cell>
          <table:table-cell table:formula="of:=[.G20]-[.F20]" office:value-type="float" office:value="110.058422141059" calcext:value-type="float">
            <text:p>110</text:p>
          </table:table-cell>
          <table:table-cell table:formula="of:=0.6*[.H20]+[.F20]" office:value-type="float" office:value="136.035053284635" calcext:value-type="float">
            <text:p>136</text:p>
          </table:table-cell>
          <table:table-cell table:formula="of:=0.9*[.H20]+[.F20]" office:value-type="float" office:value="169.052579926953" calcext:value-type="float">
            <text:p>169</text:p>
          </table:table-cell>
          <table:table-cell table:formula="of:= 7 / ([.D20] * ([.$K$10] - [.$K$9]) + [.$K$9])" office:value-type="float" office:value="2.22057777312851" calcext:value-type="float">
            <text:p>2.2</text:p>
          </table:table-cell>
          <table:table-cell table:number-columns-repeated="1013"/>
        </table:table-row>
        <table:table-row table:style-name="ro1">
          <table:table-cell table:formula="of:=[.A20]+[.K20]" office:value-type="date" office:date-value="2017-08-01T22:19:57.249987" calcext:value-type="date">
            <text:p>Tue, Aug 1</text:p>
          </table:table-cell>
          <table:table-cell table:formula="of:=[.D21]*([.J21]-[.I21]) + [.I21]" office:value-type="float" office:value="138.954591168087" calcext:value-type="float">
            <text:p>139</text:p>
          </table:table-cell>
          <table:table-cell table:formula="of:=[.D21]*([.$H$10]-[.$H$9]) + [.$H$9]" office:value-type="float" office:value="18.9826309316759" calcext:value-type="float">
            <text:p>19</text:p>
          </table:table-cell>
          <table:table-cell table:formula="of:=MIN(([.A21]-[.$E$9])/([.$E$10]-[.$E$9]);1)" office:value-type="percentage" office:value="0.0885029095927975" calcext:value-type="percentage">
            <text:p>9%</text:p>
          </table:table-cell>
          <table:table-cell table:formula="of:=([.A21]-[.$B$4])/365.25" office:value-type="float" office:value="37.58502539008" calcext:value-type="float">
            <text:p>37.5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21])" office:value-type="float" office:value="180.054257607795" calcext:value-type="float">
            <text:p>180</text:p>
          </table:table-cell>
          <table:table-cell table:formula="of:=[.G21]-[.F21]" office:value-type="float" office:value="110.054257607795" calcext:value-type="float">
            <text:p>110</text:p>
          </table:table-cell>
          <table:table-cell table:formula="of:=0.6*[.H21]+[.F21]" office:value-type="float" office:value="136.032554564677" calcext:value-type="float">
            <text:p>136</text:p>
          </table:table-cell>
          <table:table-cell table:formula="of:=0.9*[.H21]+[.F21]" office:value-type="float" office:value="169.048831847016" calcext:value-type="float">
            <text:p>169</text:p>
          </table:table-cell>
          <table:table-cell table:formula="of:= 7 / ([.D21] * ([.$K$10] - [.$K$9]) + [.$K$9])" office:value-type="float" office:value="2.20333244519974" calcext:value-type="float">
            <text:p>2.2</text:p>
          </table:table-cell>
          <table:table-cell table:number-columns-repeated="1013"/>
        </table:table-row>
        <table:table-row table:style-name="ro1">
          <table:table-cell table:formula="of:=[.A21]+[.K21]" office:value-type="date" office:date-value="2017-08-04T03:12:45.173252" calcext:value-type="date">
            <text:p>Fri, Aug 4</text:p>
          </table:table-cell>
          <table:table-cell table:formula="of:=[.D22]*([.J22]-[.I22]) + [.I22]" office:value-type="float" office:value="139.356130493489" calcext:value-type="float">
            <text:p>139</text:p>
          </table:table-cell>
          <table:table-cell table:formula="of:=[.D22]*([.$H$10]-[.$H$9]) + [.$H$9]" office:value-type="float" office:value="19.5334640429755" calcext:value-type="float">
            <text:p>20</text:p>
          </table:table-cell>
          <table:table-cell table:formula="of:=MIN(([.A22]-[.$E$9])/([.$E$10]-[.$E$9]);1)" office:value-type="percentage" office:value="0.100743645399456" calcext:value-type="percentage">
            <text:p>10%</text:p>
          </table:table-cell>
          <table:table-cell table:formula="of:=([.A22]-[.$B$4])/365.25" office:value-type="float" office:value="37.5910577855493" calcext:value-type="float">
            <text:p>37.5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22])" office:value-type="float" office:value="180.050125416899" calcext:value-type="float">
            <text:p>180</text:p>
          </table:table-cell>
          <table:table-cell table:formula="of:=[.G22]-[.F22]" office:value-type="float" office:value="110.050125416899" calcext:value-type="float">
            <text:p>110</text:p>
          </table:table-cell>
          <table:table-cell table:formula="of:=0.6*[.H22]+[.F22]" office:value-type="float" office:value="136.030075250139" calcext:value-type="float">
            <text:p>136</text:p>
          </table:table-cell>
          <table:table-cell table:formula="of:=0.9*[.H22]+[.F22]" office:value-type="float" office:value="169.045112875209" calcext:value-type="float">
            <text:p>169</text:p>
          </table:table-cell>
          <table:table-cell table:formula="of:= 7 / ([.D22] * ([.$K$10] - [.$K$9]) + [.$K$9])" office:value-type="float" office:value="2.18648376962733" calcext:value-type="float">
            <text:p>2.2</text:p>
          </table:table-cell>
          <table:table-cell table:number-columns-repeated="1013"/>
        </table:table-row>
        <table:table-row table:style-name="ro1">
          <table:table-cell table:formula="of:=[.A22]+[.K22]" office:value-type="date" office:date-value="2017-08-06T07:41:17.370948" calcext:value-type="date">
            <text:p>Sun, Aug 6</text:p>
          </table:table-cell>
          <table:table-cell table:formula="of:=[.D23]*([.J23]-[.I23]) + [.I23]" office:value-type="float" office:value="139.754569284098" calcext:value-type="float">
            <text:p>140</text:p>
          </table:table-cell>
          <table:table-cell table:formula="of:=[.D23]*([.$H$10]-[.$H$9]) + [.$H$9]" office:value-type="float" office:value="20.0800849853822" calcext:value-type="float">
            <text:p>20</text:p>
          </table:table-cell>
          <table:table-cell table:formula="of:=MIN(([.A23]-[.$E$9])/([.$E$10]-[.$E$9]);1)" office:value-type="percentage" office:value="0.112890777452938" calcext:value-type="percentage">
            <text:p>11%</text:p>
          </table:table-cell>
          <table:table-cell table:formula="of:=([.A23]-[.$B$4])/365.25" office:value-type="float" office:value="37.5970440518591" calcext:value-type="float">
            <text:p>37.6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23])" office:value-type="float" office:value="180.046024824477" calcext:value-type="float">
            <text:p>180</text:p>
          </table:table-cell>
          <table:table-cell table:formula="of:=[.G23]-[.F23]" office:value-type="float" office:value="110.046024824477" calcext:value-type="float">
            <text:p>110</text:p>
          </table:table-cell>
          <table:table-cell table:formula="of:=0.6*[.H23]+[.F23]" office:value-type="float" office:value="136.027614894686" calcext:value-type="float">
            <text:p>136</text:p>
          </table:table-cell>
          <table:table-cell table:formula="of:=0.9*[.H23]+[.F23]" office:value-type="float" office:value="169.041422342029" calcext:value-type="float">
            <text:p>169</text:p>
          </table:table-cell>
          <table:table-cell table:formula="of:= 7 / ([.D23] * ([.$K$10] - [.$K$9]) + [.$K$9])" office:value-type="float" office:value="2.17001674814408" calcext:value-type="float">
            <text:p>2.2</text:p>
          </table:table-cell>
          <table:table-cell table:number-columns-repeated="1013"/>
        </table:table-row>
        <table:table-row table:style-name="ro1">
          <table:table-cell table:formula="of:=[.A23]+[.K23]" office:value-type="date" office:date-value="2017-08-08T11:46:06.817988" calcext:value-type="date">
            <text:p>Tue, Aug 8</text:p>
          </table:table-cell>
          <table:table-cell table:formula="of:=[.D24]*([.J24]-[.I24]) + [.I24]" office:value-type="float" office:value="140.149977771126" calcext:value-type="float">
            <text:p>140</text:p>
          </table:table-cell>
          <table:table-cell table:formula="of:=[.D24]*([.$H$10]-[.$H$9]) + [.$H$9]" office:value-type="float" office:value="20.6225891724189" calcext:value-type="float">
            <text:p>21</text:p>
          </table:table-cell>
          <table:table-cell table:formula="of:=MIN(([.A24]-[.$E$9])/([.$E$10]-[.$E$9]);1)" office:value-type="percentage" office:value="0.124946426053753" calcext:value-type="percentage">
            <text:p>12%</text:p>
          </table:table-cell>
          <table:table-cell table:formula="of:=([.A24]-[.$B$4])/365.25" office:value-type="float" office:value="37.6029852339211" calcext:value-type="float">
            <text:p>37.6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24])" office:value-type="float" office:value="180.041955114764" calcext:value-type="float">
            <text:p>180</text:p>
          </table:table-cell>
          <table:table-cell table:formula="of:=[.G24]-[.F24]" office:value-type="float" office:value="110.041955114764" calcext:value-type="float">
            <text:p>110</text:p>
          </table:table-cell>
          <table:table-cell table:formula="of:=0.6*[.H24]+[.F24]" office:value-type="float" office:value="136.025173068858" calcext:value-type="float">
            <text:p>136</text:p>
          </table:table-cell>
          <table:table-cell table:formula="of:=0.9*[.H24]+[.F24]" office:value-type="float" office:value="169.037759603288" calcext:value-type="float">
            <text:p>169</text:p>
          </table:table-cell>
          <table:table-cell table:formula="of:= 7 / ([.D24] * ([.$K$10] - [.$K$9]) + [.$K$9])" office:value-type="float" office:value="2.1539171654415" calcext:value-type="float">
            <text:p>2.2</text:p>
          </table:table-cell>
          <table:table-cell table:number-columns-repeated="1013"/>
        </table:table-row>
        <table:table-row table:style-name="ro1">
          <table:table-cell table:formula="of:=[.A24]+[.K24]" office:value-type="date" office:date-value="2017-08-10T15:27:45.261082" calcext:value-type="date">
            <text:p>Thu, Aug 10</text:p>
          </table:table-cell>
          <table:table-cell table:formula="of:=[.D25]*([.J25]-[.I25]) + [.I25]" office:value-type="float" office:value="140.54242356996" calcext:value-type="float">
            <text:p>141</text:p>
          </table:table-cell>
          <table:table-cell table:formula="of:=[.D25]*([.$H$10]-[.$H$9]) + [.$H$9]" office:value-type="float" office:value="21.1610684637799" calcext:value-type="float">
            <text:p>21</text:p>
          </table:table-cell>
          <table:table-cell table:formula="of:=MIN(([.A25]-[.$E$9])/([.$E$10]-[.$E$9]);1)" office:value-type="percentage" office:value="0.136912632528442" calcext:value-type="percentage">
            <text:p>14%</text:p>
          </table:table-cell>
          <table:table-cell table:formula="of:=([.A25]-[.$B$4])/365.25" office:value-type="float" office:value="37.6088823377279" calcext:value-type="float">
            <text:p>37.6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25])" office:value-type="float" office:value="180.037915598656" calcext:value-type="float">
            <text:p>180</text:p>
          </table:table-cell>
          <table:table-cell table:formula="of:=[.G25]-[.F25]" office:value-type="float" office:value="110.037915598656" calcext:value-type="float">
            <text:p>110</text:p>
          </table:table-cell>
          <table:table-cell table:formula="of:=0.6*[.H25]+[.F25]" office:value-type="float" office:value="136.022749359194" calcext:value-type="float">
            <text:p>136</text:p>
          </table:table-cell>
          <table:table-cell table:formula="of:=0.9*[.H25]+[.F25]" office:value-type="float" office:value="169.034124038791" calcext:value-type="float">
            <text:p>169</text:p>
          </table:table-cell>
          <table:table-cell table:formula="of:= 7 / ([.D25] * ([.$K$10] - [.$K$9]) + [.$K$9])" office:value-type="float" office:value="2.1381715373494" calcext:value-type="float">
            <text:p>2.1</text:p>
          </table:table-cell>
          <table:table-cell table:number-columns-repeated="1013"/>
        </table:table-row>
        <table:table-row table:style-name="ro1">
          <table:table-cell table:formula="of:=[.A25]+[.K25]" office:value-type="date" office:date-value="2017-08-12T18:46:43.281909" calcext:value-type="date">
            <text:p>Sat, Aug 12</text:p>
          </table:table-cell>
          <table:table-cell table:formula="of:=[.D26]*([.J26]-[.I26]) + [.I26]" office:value-type="float" office:value="140.931971814707" calcext:value-type="float">
            <text:p>141</text:p>
          </table:table-cell>
          <table:table-cell table:formula="of:=[.D26]*([.$H$10]-[.$H$9]) + [.$H$9]" office:value-type="float" office:value="21.6956113481174" calcext:value-type="float">
            <text:p>22</text:p>
          </table:table-cell>
          <table:table-cell table:formula="of:=MIN(([.A26]-[.$E$9])/([.$E$10]-[.$E$9]);1)" office:value-type="percentage" office:value="0.148791363291497" calcext:value-type="percentage">
            <text:p>15%</text:p>
          </table:table-cell>
          <table:table-cell table:formula="of:=([.A26]-[.$B$4])/365.25" office:value-type="float" office:value="37.6147363323545" calcext:value-type="float">
            <text:p>37.6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26])" office:value-type="float" office:value="180.033905612337" calcext:value-type="float">
            <text:p>180</text:p>
          </table:table-cell>
          <table:table-cell table:formula="of:=[.G26]-[.F26]" office:value-type="float" office:value="110.033905612337" calcext:value-type="float">
            <text:p>110</text:p>
          </table:table-cell>
          <table:table-cell table:formula="of:=0.6*[.H26]+[.F26]" office:value-type="float" office:value="136.020343367402" calcext:value-type="float">
            <text:p>136</text:p>
          </table:table-cell>
          <table:table-cell table:formula="of:=0.9*[.H26]+[.F26]" office:value-type="float" office:value="169.030515051104" calcext:value-type="float">
            <text:p>169</text:p>
          </table:table-cell>
          <table:table-cell table:formula="of:= 7 / ([.D26] * ([.$K$10] - [.$K$9]) + [.$K$9])" office:value-type="float" office:value="2.12276706314916" calcext:value-type="float">
            <text:p>2.1</text:p>
          </table:table-cell>
          <table:table-cell table:number-columns-repeated="1013"/>
        </table:table-row>
        <table:table-row table:style-name="ro1">
          <table:table-cell table:formula="of:=[.A26]+[.K26]" office:value-type="date" office:date-value="2017-08-14T21:43:30.356165" calcext:value-type="date">
            <text:p>Mon, Aug 14</text:p>
          </table:table-cell>
          <table:table-cell table:formula="of:=[.D27]*([.J27]-[.I27]) + [.I27]" office:value-type="float" office:value="141.318685283949" calcext:value-type="float">
            <text:p>141</text:p>
          </table:table-cell>
          <table:table-cell table:formula="of:=[.D27]*([.$H$10]-[.$H$9]) + [.$H$9]" office:value-type="float" office:value="22.2263031139046" calcext:value-type="float">
            <text:p>22</text:p>
          </table:table-cell>
          <table:table-cell table:formula="of:=MIN(([.A27]-[.$E$9])/([.$E$10]-[.$E$9]);1)" office:value-type="percentage" office:value="0.160584513642324" calcext:value-type="percentage">
            <text:p>16%</text:p>
          </table:table-cell>
          <table:table-cell table:formula="of:=([.A27]-[.$B$4])/365.25" office:value-type="float" office:value="37.6205481518292" calcext:value-type="float">
            <text:p>37.6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27])" office:value-type="float" office:value="180.029924515997" calcext:value-type="float">
            <text:p>180</text:p>
          </table:table-cell>
          <table:table-cell table:formula="of:=[.G27]-[.F27]" office:value-type="float" office:value="110.029924515997" calcext:value-type="float">
            <text:p>110</text:p>
          </table:table-cell>
          <table:table-cell table:formula="of:=0.6*[.H27]+[.F27]" office:value-type="float" office:value="136.017954709598" calcext:value-type="float">
            <text:p>136</text:p>
          </table:table-cell>
          <table:table-cell table:formula="of:=0.9*[.H27]+[.F27]" office:value-type="float" office:value="169.026932064397" calcext:value-type="float">
            <text:p>169</text:p>
          </table:table-cell>
          <table:table-cell table:formula="of:= 7 / ([.D27] * ([.$K$10] - [.$K$9]) + [.$K$9])" office:value-type="float" office:value="2.10769158163658" calcext:value-type="float">
            <text:p>2.1</text:p>
          </table:table-cell>
          <table:table-cell table:number-columns-repeated="1013"/>
        </table:table-row>
        <table:table-row table:style-name="ro1">
          <table:table-cell table:formula="of:=[.A27]+[.K27]" office:value-type="date" office:date-value="2017-08-17T00:18:34.908819" calcext:value-type="date">
            <text:p>Thu, Aug 17</text:p>
          </table:table-cell>
          <table:table-cell table:formula="of:=[.D28]*([.J28]-[.I28]) + [.I28]" office:value-type="float" office:value="141.702624518429" calcext:value-type="float">
            <text:p>142</text:p>
          </table:table-cell>
          <table:table-cell table:formula="of:=[.D28]*([.$H$10]-[.$H$9]) + [.$H$9]" office:value-type="float" office:value="22.7532260093139" calcext:value-type="float">
            <text:p>23</text:p>
          </table:table-cell>
          <table:table-cell table:formula="of:=MIN(([.A28]-[.$E$9])/([.$E$10]-[.$E$9]);1)" office:value-type="percentage" office:value="0.172293911318088" calcext:value-type="percentage">
            <text:p>17%</text:p>
          </table:table-cell>
          <table:table-cell table:formula="of:=([.A28]-[.$B$4])/365.25" office:value-type="float" office:value="37.626318696885" calcext:value-type="float">
            <text:p>37.6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28])" office:value-type="float" office:value="180.025971692634" calcext:value-type="float">
            <text:p>180</text:p>
          </table:table-cell>
          <table:table-cell table:formula="of:=[.G28]-[.F28]" office:value-type="float" office:value="110.025971692634" calcext:value-type="float">
            <text:p>110</text:p>
          </table:table-cell>
          <table:table-cell table:formula="of:=0.6*[.H28]+[.F28]" office:value-type="float" office:value="136.01558301558" calcext:value-type="float">
            <text:p>136</text:p>
          </table:table-cell>
          <table:table-cell table:formula="of:=0.9*[.H28]+[.F28]" office:value-type="float" office:value="169.02337452337" calcext:value-type="float">
            <text:p>169</text:p>
          </table:table-cell>
          <table:table-cell table:formula="of:= 7 / ([.D28] * ([.$K$10] - [.$K$9]) + [.$K$9])" office:value-type="float" office:value="2.09293353059052" calcext:value-type="float">
            <text:p>2.1</text:p>
          </table:table-cell>
          <table:table-cell table:number-columns-repeated="1013"/>
        </table:table-row>
        <table:table-row table:style-name="ro1">
          <table:table-cell table:formula="of:=[.A28]+[.K28]" office:value-type="date" office:date-value="2017-08-19T02:32:24.365862" calcext:value-type="date">
            <text:p>Sat, Aug 19</text:p>
          </table:table-cell>
          <table:table-cell table:formula="of:=[.D29]*([.J29]-[.I29]) + [.I29]" office:value-type="float" office:value="142.083847931266" calcext:value-type="float">
            <text:p>142</text:p>
          </table:table-cell>
          <table:table-cell table:formula="of:=[.D29]*([.$H$10]-[.$H$9]) + [.$H$9]" office:value-type="float" office:value="23.2764593919619" calcext:value-type="float">
            <text:p>23</text:p>
          </table:table-cell>
          <table:table-cell table:formula="of:=MIN(([.A29]-[.$E$9])/([.$E$10]-[.$E$9]);1)" office:value-type="percentage" office:value="0.183921319821376" calcext:value-type="percentage">
            <text:p>18%</text:p>
          </table:table-cell>
          <table:table-cell table:formula="of:=([.A29]-[.$B$4])/365.25" office:value-type="float" office:value="37.6320488365992" calcext:value-type="float">
            <text:p>37.6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29])" office:value-type="float" office:value="180.02204654693" calcext:value-type="float">
            <text:p>180</text:p>
          </table:table-cell>
          <table:table-cell table:formula="of:=[.G29]-[.F29]" office:value-type="float" office:value="110.02204654693" calcext:value-type="float">
            <text:p>110</text:p>
          </table:table-cell>
          <table:table-cell table:formula="of:=0.6*[.H29]+[.F29]" office:value-type="float" office:value="136.013227928158" calcext:value-type="float">
            <text:p>136</text:p>
          </table:table-cell>
          <table:table-cell table:formula="of:=0.9*[.H29]+[.F29]" office:value-type="float" office:value="169.019841892237" calcext:value-type="float">
            <text:p>169</text:p>
          </table:table-cell>
          <table:table-cell table:formula="of:= 7 / ([.D29] * ([.$K$10] - [.$K$9]) + [.$K$9])" office:value-type="float" office:value="2.0784819093396" calcext:value-type="float">
            <text:p>2.1</text:p>
          </table:table-cell>
          <table:table-cell table:number-columns-repeated="1013"/>
        </table:table-row>
        <table:table-row table:style-name="ro1">
          <table:table-cell table:formula="of:=[.A29]+[.K29]" office:value-type="date" office:date-value="2017-08-21T04:25:25.202829" calcext:value-type="date">
            <text:p>Mon, Aug 21</text:p>
          </table:table-cell>
          <table:table-cell table:formula="of:=[.D30]*([.J30]-[.I30]) + [.I30]" office:value-type="float" office:value="142.462411911286" calcext:value-type="float">
            <text:p>142</text:p>
          </table:table-cell>
          <table:table-cell table:formula="of:=[.D30]*([.$H$10]-[.$H$9]) + [.$H$9]" office:value-type="float" office:value="23.7960798692966" calcext:value-type="float">
            <text:p>24</text:p>
          </table:table-cell>
          <table:table-cell table:formula="of:=MIN(([.A30]-[.$E$9])/([.$E$10]-[.$E$9]);1)" office:value-type="percentage" office:value="0.195468441539924" calcext:value-type="percentage">
            <text:p>20%</text:p>
          </table:table-cell>
          <table:table-cell table:formula="of:=([.A30]-[.$B$4])/365.25" office:value-type="float" office:value="37.6377394099307" calcext:value-type="float">
            <text:p>37.6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30])" office:value-type="float" office:value="180.018148504197" calcext:value-type="float">
            <text:p>180</text:p>
          </table:table-cell>
          <table:table-cell table:formula="of:=[.G30]-[.F30]" office:value-type="float" office:value="110.018148504197" calcext:value-type="float">
            <text:p>110</text:p>
          </table:table-cell>
          <table:table-cell table:formula="of:=0.6*[.H30]+[.F30]" office:value-type="float" office:value="136.010889102518" calcext:value-type="float">
            <text:p>136</text:p>
          </table:table-cell>
          <table:table-cell table:formula="of:=0.9*[.H30]+[.F30]" office:value-type="float" office:value="169.016333653778" calcext:value-type="float">
            <text:p>169</text:p>
          </table:table-cell>
          <table:table-cell table:formula="of:= 7 / ([.D30] * ([.$K$10] - [.$K$9]) + [.$K$9])" office:value-type="float" office:value="2.06432624415061" calcext:value-type="float">
            <text:p>2.1</text:p>
          </table:table-cell>
          <table:table-cell table:number-columns-repeated="1013"/>
        </table:table-row>
        <table:table-row table:style-name="ro1">
          <table:table-cell table:formula="of:=[.A30]+[.K30]" office:value-type="date" office:date-value="2017-08-23T05:58:02.990324" calcext:value-type="date">
            <text:p>Wed, Aug 23</text:p>
          </table:table-cell>
          <table:table-cell table:formula="of:=[.D31]*([.J31]-[.I31]) + [.I31]" office:value-type="float" office:value="142.838370919989" calcext:value-type="float">
            <text:p>143</text:p>
          </table:table-cell>
          <table:table-cell table:formula="of:=[.D31]*([.$H$10]-[.$H$9]) + [.$H$9]" office:value-type="float" office:value="24.3121614303345" calcext:value-type="float">
            <text:p>24</text:p>
          </table:table-cell>
          <table:table-cell table:formula="of:=MIN(([.A31]-[.$E$9])/([.$E$10]-[.$E$9]);1)" office:value-type="percentage" office:value="0.206936920674101" calcext:value-type="percentage">
            <text:p>21%</text:p>
          </table:table-cell>
          <table:table-cell table:formula="of:=([.A31]-[.$B$4])/365.25" office:value-type="float" office:value="37.6433912271631" calcext:value-type="float">
            <text:p>37.6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31])" office:value-type="float" office:value="180.014277009393" calcext:value-type="float">
            <text:p>180</text:p>
          </table:table-cell>
          <table:table-cell table:formula="of:=[.G31]-[.F31]" office:value-type="float" office:value="110.014277009393" calcext:value-type="float">
            <text:p>110</text:p>
          </table:table-cell>
          <table:table-cell table:formula="of:=0.6*[.H31]+[.F31]" office:value-type="float" office:value="136.008566205636" calcext:value-type="float">
            <text:p>136</text:p>
          </table:table-cell>
          <table:table-cell table:formula="of:=0.9*[.H31]+[.F31]" office:value-type="float" office:value="169.012849308454" calcext:value-type="float">
            <text:p>169</text:p>
          </table:table-cell>
          <table:table-cell table:formula="of:= 7 / ([.D31] * ([.$K$10] - [.$K$9]) + [.$K$9])" office:value-type="float" office:value="2.0504565561906" calcext:value-type="float">
            <text:p>2.1</text:p>
          </table:table-cell>
          <table:table-cell table:number-columns-repeated="1013"/>
        </table:table-row>
        <table:table-row table:style-name="ro1">
          <table:table-cell table:formula="of:=[.A31]+[.K31]" office:value-type="date" office:date-value="2017-08-25T07:10:42.436779" calcext:value-type="date">
            <text:p>Fri, Aug 25</text:p>
          </table:table-cell>
          <table:table-cell table:formula="of:=[.D32]*([.J32]-[.I32]) + [.I32]" office:value-type="float" office:value="143.211777582617" calcext:value-type="float">
            <text:p>143</text:p>
          </table:table-cell>
          <table:table-cell table:formula="of:=[.D32]*([.$H$10]-[.$H$9]) + [.$H$9]" office:value-type="float" office:value="24.8247755693828" calcext:value-type="float">
            <text:p>25</text:p>
          </table:table-cell>
          <table:table-cell table:formula="of:=MIN(([.A32]-[.$E$9])/([.$E$10]-[.$E$9]);1)" office:value-type="percentage" office:value="0.218328345986285" calcext:value-type="percentage">
            <text:p>22%</text:p>
          </table:table-cell>
          <table:table-cell table:formula="of:=([.A32]-[.$B$4])/365.25" office:value-type="float" office:value="37.6490050712595" calcext:value-type="float">
            <text:p>37.6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32])" office:value-type="float" office:value="180.010431526187" calcext:value-type="float">
            <text:p>180</text:p>
          </table:table-cell>
          <table:table-cell table:formula="of:=[.G32]-[.F32]" office:value-type="float" office:value="110.010431526187" calcext:value-type="float">
            <text:p>110</text:p>
          </table:table-cell>
          <table:table-cell table:formula="of:=0.6*[.H32]+[.F32]" office:value-type="float" office:value="136.006258915712" calcext:value-type="float">
            <text:p>136</text:p>
          </table:table-cell>
          <table:table-cell table:formula="of:=0.9*[.H32]+[.F32]" office:value-type="float" office:value="169.009388373569" calcext:value-type="float">
            <text:p>169</text:p>
          </table:table-cell>
          <table:table-cell table:formula="of:= 7 / ([.D32] * ([.$K$10] - [.$K$9]) + [.$K$9])" office:value-type="float" office:value="2.03686333183957" calcext:value-type="float">
            <text:p>2.0</text:p>
          </table:table-cell>
          <table:table-cell table:number-columns-repeated="1013"/>
        </table:table-row>
        <table:table-row table:style-name="ro1">
          <table:table-cell table:formula="of:=[.A32]+[.K32]" office:value-type="date" office:date-value="2017-08-27T08:03:47.42865" calcext:value-type="date">
            <text:p>Sun, Aug 27</text:p>
          </table:table-cell>
          <table:table-cell table:formula="of:=[.D33]*([.J33]-[.I33]) + [.I33]" office:value-type="float" office:value="143.582682773755" calcext:value-type="float">
            <text:p>144</text:p>
          </table:table-cell>
          <table:table-cell table:formula="of:=[.D33]*([.$H$10]-[.$H$9]) + [.$H$9]" office:value-type="float" office:value="25.3339914023436" calcext:value-type="float">
            <text:p>25</text:p>
          </table:table-cell>
          <table:table-cell table:formula="of:=MIN(([.A33]-[.$E$9])/([.$E$10]-[.$E$9]);1)" office:value-type="percentage" office:value="0.229644253385413" calcext:value-type="percentage">
            <text:p>23%</text:p>
          </table:table-cell>
          <table:table-cell table:formula="of:=([.A33]-[.$B$4])/365.25" office:value-type="float" office:value="37.6545816991359" calcext:value-type="float">
            <text:p>37.6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33])" office:value-type="float" office:value="180.006611536092" calcext:value-type="float">
            <text:p>180</text:p>
          </table:table-cell>
          <table:table-cell table:formula="of:=[.G33]-[.F33]" office:value-type="float" office:value="110.006611536092" calcext:value-type="float">
            <text:p>110</text:p>
          </table:table-cell>
          <table:table-cell table:formula="of:=0.6*[.H33]+[.F33]" office:value-type="float" office:value="136.003966921655" calcext:value-type="float">
            <text:p>136</text:p>
          </table:table-cell>
          <table:table-cell table:formula="of:=0.9*[.H33]+[.F33]" office:value-type="float" office:value="169.005950382483" calcext:value-type="float">
            <text:p>169</text:p>
          </table:table-cell>
          <table:table-cell table:formula="of:= 7 / ([.D33] * ([.$K$10] - [.$K$9]) + [.$K$9])" office:value-type="float" office:value="2.02353749515225" calcext:value-type="float">
            <text:p>2.0</text:p>
          </table:table-cell>
          <table:table-cell table:number-columns-repeated="1013"/>
        </table:table-row>
        <table:table-row table:style-name="ro1">
          <table:table-cell table:formula="of:=[.A33]+[.K33]" office:value-type="date" office:date-value="2017-08-29T08:37:41.068231" calcext:value-type="date">
            <text:p>Tue, Aug 29</text:p>
          </table:table-cell>
          <table:table-cell table:formula="of:=[.D34]*([.J34]-[.I34]) + [.I34]" office:value-type="float" office:value="143.951135697869" calcext:value-type="float">
            <text:p>144</text:p>
          </table:table-cell>
          <table:table-cell table:formula="of:=[.D34]*([.$H$10]-[.$H$9]) + [.$H$9]" office:value-type="float" office:value="25.8398757761315" calcext:value-type="float">
            <text:p>26</text:p>
          </table:table-cell>
          <table:table-cell table:formula="of:=MIN(([.A34]-[.$E$9])/([.$E$10]-[.$E$9]);1)" office:value-type="percentage" office:value="0.240886128358478" calcext:value-type="percentage">
            <text:p>24%</text:p>
          </table:table-cell>
          <table:table-cell table:formula="of:=([.A34]-[.$B$4])/365.25" office:value-type="float" office:value="37.6601218428598" calcext:value-type="float">
            <text:p>37.6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34])" office:value-type="float" office:value="180.002816537641" calcext:value-type="float">
            <text:p>180</text:p>
          </table:table-cell>
          <table:table-cell table:formula="of:=[.G34]-[.F34]" office:value-type="float" office:value="110.002816537641" calcext:value-type="float">
            <text:p>110</text:p>
          </table:table-cell>
          <table:table-cell table:formula="of:=0.6*[.H34]+[.F34]" office:value-type="float" office:value="136.001689922585" calcext:value-type="float">
            <text:p>136</text:p>
          </table:table-cell>
          <table:table-cell table:formula="of:=0.9*[.H34]+[.F34]" office:value-type="float" office:value="169.002534883877" calcext:value-type="float">
            <text:p>169</text:p>
          </table:table-cell>
          <table:table-cell table:formula="of:= 7 / ([.D34] * ([.$K$10] - [.$K$9]) + [.$K$9])" office:value-type="float" office:value="2.01047038228757" calcext:value-type="float">
            <text:p>2.0</text:p>
          </table:table-cell>
          <table:table-cell table:number-columns-repeated="1013"/>
        </table:table-row>
        <table:table-row table:style-name="ro1">
          <table:table-cell table:formula="of:=[.A34]+[.K34]" office:value-type="date" office:date-value="2017-08-31T08:52:45.709261" calcext:value-type="date">
            <text:p>Thu, Aug 31</text:p>
          </table:table-cell>
          <table:table-cell table:formula="of:=[.D35]*([.J35]-[.I35]) + [.I35]" office:value-type="float" office:value="144.317183965144" calcext:value-type="float">
            <text:p>144</text:p>
          </table:table-cell>
          <table:table-cell table:formula="of:=[.D35]*([.$H$10]-[.$H$9]) + [.$H$9]" office:value-type="float" office:value="26.3424933717033" calcext:value-type="float">
            <text:p>26</text:p>
          </table:table-cell>
          <table:table-cell table:formula="of:=MIN(([.A35]-[.$E$9])/([.$E$10]-[.$E$9]);1)" office:value-type="percentage" office:value="0.252055408260074" calcext:value-type="percentage">
            <text:p>25%</text:p>
          </table:table-cell>
          <table:table-cell table:formula="of:=([.A35]-[.$B$4])/365.25" office:value-type="float" office:value="37.6656262107784" calcext:value-type="float">
            <text:p>37.6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35])" office:value-type="float" office:value="179.999046045617" calcext:value-type="float">
            <text:p>180</text:p>
          </table:table-cell>
          <table:table-cell table:formula="of:=[.G35]-[.F35]" office:value-type="float" office:value="109.999046045617" calcext:value-type="float">
            <text:p>110</text:p>
          </table:table-cell>
          <table:table-cell table:formula="of:=0.6*[.H35]+[.F35]" office:value-type="float" office:value="135.99942762737" calcext:value-type="float">
            <text:p>136</text:p>
          </table:table-cell>
          <table:table-cell table:formula="of:=0.9*[.H35]+[.F35]" office:value-type="float" office:value="168.999141441055" calcext:value-type="float">
            <text:p>169</text:p>
          </table:table-cell>
          <table:table-cell table:formula="of:= 7 / ([.D35] * ([.$K$10] - [.$K$9]) + [.$K$9])" office:value-type="float" office:value="1.99765371774159" calcext:value-type="float">
            <text:p>2.0</text:p>
          </table:table-cell>
          <table:table-cell table:number-columns-repeated="1013"/>
        </table:table-row>
        <table:table-row table:style-name="ro1">
          <table:table-cell table:formula="of:=[.A35]+[.K35]" office:value-type="date" office:date-value="2017-09-02T08:49:22.990474" calcext:value-type="date">
            <text:p>Sat, Sep 2</text:p>
          </table:table-cell>
          <table:table-cell table:formula="of:=[.D36]*([.J36]-[.I36]) + [.I36]" office:value-type="float" office:value="144.680873662939" calcext:value-type="float">
            <text:p>145</text:p>
          </table:table-cell>
          <table:table-cell table:formula="of:=[.D36]*([.$H$10]-[.$H$9]) + [.$H$9]" office:value-type="float" office:value="26.841906801139" calcext:value-type="float">
            <text:p>27</text:p>
          </table:table-cell>
          <table:table-cell table:formula="of:=MIN(([.A36]-[.$E$9])/([.$E$10]-[.$E$9]);1)" office:value-type="percentage" office:value="0.263153484469755" calcext:value-type="percentage">
            <text:p>26%</text:p>
          </table:table-cell>
          <table:table-cell table:formula="of:=([.A36]-[.$B$4])/365.25" office:value-type="float" office:value="37.6710954885819" calcext:value-type="float">
            <text:p>37.6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36])" office:value-type="float" office:value="179.995299590321" calcext:value-type="float">
            <text:p>180</text:p>
          </table:table-cell>
          <table:table-cell table:formula="of:=[.G36]-[.F36]" office:value-type="float" office:value="109.995299590321" calcext:value-type="float">
            <text:p>110</text:p>
          </table:table-cell>
          <table:table-cell table:formula="of:=0.6*[.H36]+[.F36]" office:value-type="float" office:value="135.997179754193" calcext:value-type="float">
            <text:p>136</text:p>
          </table:table-cell>
          <table:table-cell table:formula="of:=0.9*[.H36]+[.F36]" office:value-type="float" office:value="168.995769631289" calcext:value-type="float">
            <text:p>169</text:p>
          </table:table-cell>
          <table:table-cell table:formula="of:= 7 / ([.D36] * ([.$K$10] - [.$K$9]) + [.$K$9])" office:value-type="float" office:value="1.9850795922356" calcext:value-type="float">
            <text:p>2.0</text:p>
          </table:table-cell>
          <table:table-cell table:number-columns-repeated="1013"/>
        </table:table-row>
        <table:table-row table:style-name="ro1">
          <table:table-cell table:formula="of:=[.A36]+[.K36]" office:value-type="date" office:date-value="2017-09-04T08:27:53.867242" calcext:value-type="date">
            <text:p>Mon, Sep 4</text:p>
          </table:table-cell>
          <table:table-cell table:formula="of:=[.D37]*([.J37]-[.I37]) + [.I37]" office:value-type="float" office:value="145.042249423176" calcext:value-type="float">
            <text:p>145</text:p>
          </table:table-cell>
          <table:table-cell table:formula="of:=[.D37]*([.$H$10]-[.$H$9]) + [.$H$9]" office:value-type="float" office:value="27.338176699197" calcext:value-type="float">
            <text:p>27</text:p>
          </table:table-cell>
          <table:table-cell table:formula="of:=MIN(([.A37]-[.$E$9])/([.$E$10]-[.$E$9]);1)" office:value-type="percentage" office:value="0.2741817044266" calcext:value-type="percentage">
            <text:p>27%</text:p>
          </table:table-cell>
          <table:table-cell table:formula="of:=([.A37]-[.$B$4])/365.25" office:value-type="float" office:value="37.6765303403061" calcext:value-type="float">
            <text:p>37.6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37])" office:value-type="float" office:value="179.99157671689" calcext:value-type="float">
            <text:p>180</text:p>
          </table:table-cell>
          <table:table-cell table:formula="of:=[.G37]-[.F37]" office:value-type="float" office:value="109.99157671689" calcext:value-type="float">
            <text:p>110</text:p>
          </table:table-cell>
          <table:table-cell table:formula="of:=0.6*[.H37]+[.F37]" office:value-type="float" office:value="135.994946030134" calcext:value-type="float">
            <text:p>136</text:p>
          </table:table-cell>
          <table:table-cell table:formula="of:=0.9*[.H37]+[.F37]" office:value-type="float" office:value="168.992419045201" calcext:value-type="float">
            <text:p>169</text:p>
          </table:table-cell>
          <table:table-cell table:formula="of:= 7 / ([.D37] * ([.$K$10] - [.$K$9]) + [.$K$9])" office:value-type="float" office:value="1.97274044212465" calcext:value-type="float">
            <text:p>2.0</text:p>
          </table:table-cell>
          <table:table-cell table:number-columns-repeated="1013"/>
        </table:table-row>
        <table:table-row table:style-name="ro1">
          <table:table-cell table:formula="of:=[.A37]+[.K37]" office:value-type="date" office:date-value="2017-09-06T07:48:38.641442" calcext:value-type="date">
            <text:p>Wed, Sep 6</text:p>
          </table:table-cell>
          <table:table-cell table:formula="of:=[.D38]*([.J38]-[.I38]) + [.I38]" office:value-type="float" office:value="145.401354485946" calcext:value-type="float">
            <text:p>145</text:p>
          </table:table-cell>
          <table:table-cell table:formula="of:=[.D38]*([.$H$10]-[.$H$9]) + [.$H$9]" office:value-type="float" office:value="27.8313618097291" calcext:value-type="float">
            <text:p>28</text:p>
          </table:table-cell>
          <table:table-cell table:formula="of:=MIN(([.A38]-[.$E$9])/([.$E$10]-[.$E$9]);1)" office:value-type="percentage" office:value="0.285141373549535" calcext:value-type="percentage">
            <text:p>29%</text:p>
          </table:table-cell>
          <table:table-cell table:formula="of:=([.A38]-[.$B$4])/365.25" office:value-type="float" office:value="37.6819314092783" calcext:value-type="float">
            <text:p>37.6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38])" office:value-type="float" office:value="179.987876984644" calcext:value-type="float">
            <text:p>180</text:p>
          </table:table-cell>
          <table:table-cell table:formula="of:=[.G38]-[.F38]" office:value-type="float" office:value="109.987876984644" calcext:value-type="float">
            <text:p>110</text:p>
          </table:table-cell>
          <table:table-cell table:formula="of:=0.6*[.H38]+[.F38]" office:value-type="float" office:value="135.992726190787" calcext:value-type="float">
            <text:p>136</text:p>
          </table:table-cell>
          <table:table-cell table:formula="of:=0.9*[.H38]+[.F38]" office:value-type="float" office:value="168.98908928618" calcext:value-type="float">
            <text:p>169</text:p>
          </table:table-cell>
          <table:table-cell table:formula="of:= 7 / ([.D38] * ([.$K$10] - [.$K$9]) + [.$K$9])" office:value-type="float" office:value="1.9606290302043" calcext:value-type="float">
            <text:p>2.0</text:p>
          </table:table-cell>
          <table:table-cell table:number-columns-repeated="1013"/>
        </table:table-row>
        <table:table-row table:style-name="ro1">
          <table:table-cell table:formula="of:=[.A38]+[.K38]" office:value-type="date" office:date-value="2017-09-08T06:51:56.989652" calcext:value-type="date">
            <text:p>Fri, Sep 8</text:p>
          </table:table-cell>
          <table:table-cell table:formula="of:=[.D39]*([.J39]-[.I39]) + [.I39]" office:value-type="float" office:value="145.758230759572" calcext:value-type="float">
            <text:p>146</text:p>
          </table:table-cell>
          <table:table-cell table:formula="of:=[.D39]*([.$H$10]-[.$H$9]) + [.$H$9]" office:value-type="float" office:value="28.3215190672799" calcext:value-type="float">
            <text:p>28</text:p>
          </table:table-cell>
          <table:table-cell table:formula="of:=MIN(([.A39]-[.$E$9])/([.$E$10]-[.$E$9]);1)" office:value-type="percentage" office:value="0.296033757050666" calcext:value-type="percentage">
            <text:p>30%</text:p>
          </table:table-cell>
          <table:table-cell table:formula="of:=([.A39]-[.$B$4])/365.25" office:value-type="float" office:value="37.687299319012" calcext:value-type="float">
            <text:p>37.6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39])" office:value-type="float" office:value="179.984199966477" calcext:value-type="float">
            <text:p>180</text:p>
          </table:table-cell>
          <table:table-cell table:formula="of:=[.G39]-[.F39]" office:value-type="float" office:value="109.984199966477" calcext:value-type="float">
            <text:p>110</text:p>
          </table:table-cell>
          <table:table-cell table:formula="of:=0.6*[.H39]+[.F39]" office:value-type="float" office:value="135.990519979886" calcext:value-type="float">
            <text:p>136</text:p>
          </table:table-cell>
          <table:table-cell table:formula="of:=0.9*[.H39]+[.F39]" office:value-type="float" office:value="168.985779969829" calcext:value-type="float">
            <text:p>169</text:p>
          </table:table-cell>
          <table:table-cell table:formula="of:= 7 / ([.D39] * ([.$K$10] - [.$K$9]) + [.$K$9])" office:value-type="float" office:value="1.94873842780521" calcext:value-type="float">
            <text:p>1.9</text:p>
          </table:table-cell>
          <table:table-cell table:number-columns-repeated="1013"/>
        </table:table-row>
        <table:table-row table:style-name="ro1">
          <table:table-cell table:formula="of:=[.A39]+[.K39]" office:value-type="date" office:date-value="2017-09-10T05:38:07.989814" calcext:value-type="date">
            <text:p>Sun, Sep 10</text:p>
          </table:table-cell>
          <table:table-cell table:formula="of:=[.D40]*([.J40]-[.I40]) + [.I40]" office:value-type="float" office:value="146.11291887739" calcext:value-type="float">
            <text:p>146</text:p>
          </table:table-cell>
          <table:table-cell table:formula="of:=[.D40]*([.$H$10]-[.$H$9]) + [.$H$9]" office:value-type="float" office:value="28.8087036742309" calcext:value-type="float">
            <text:p>29</text:p>
          </table:table-cell>
          <table:table-cell table:formula="of:=MIN(([.A40]-[.$E$9])/([.$E$10]-[.$E$9]);1)" office:value-type="percentage" office:value="0.306860081649575" calcext:value-type="percentage">
            <text:p>31%</text:p>
          </table:table-cell>
          <table:table-cell table:formula="of:=([.A40]-[.$B$4])/365.25" office:value-type="float" office:value="37.6926346740504" calcext:value-type="float">
            <text:p>37.6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40])" office:value-type="float" office:value="179.980545248275" calcext:value-type="float">
            <text:p>180</text:p>
          </table:table-cell>
          <table:table-cell table:formula="of:=[.G40]-[.F40]" office:value-type="float" office:value="109.980545248275" calcext:value-type="float">
            <text:p>110</text:p>
          </table:table-cell>
          <table:table-cell table:formula="of:=0.6*[.H40]+[.F40]" office:value-type="float" office:value="135.988327148965" calcext:value-type="float">
            <text:p>136</text:p>
          </table:table-cell>
          <table:table-cell table:formula="of:=0.9*[.H40]+[.F40]" office:value-type="float" office:value="168.982490723448" calcext:value-type="float">
            <text:p>169</text:p>
          </table:table-cell>
          <table:table-cell table:formula="of:= 7 / ([.D40] * ([.$K$10] - [.$K$9]) + [.$K$9])" office:value-type="float" office:value="1.93706199807385" calcext:value-type="float">
            <text:p>1.9</text:p>
          </table:table-cell>
          <table:table-cell table:number-columns-repeated="1013"/>
        </table:table-row>
        <table:table-row table:style-name="ro1">
          <table:table-cell table:formula="of:=[.A40]+[.K40]" office:value-type="date" office:date-value="2017-09-12T04:07:30.146448" calcext:value-type="date">
            <text:p>Tue, Sep 12</text:p>
          </table:table-cell>
          <table:table-cell table:formula="of:=[.D41]*([.J41]-[.I41]) + [.I41]" office:value-type="float" office:value="146.465458251445" calcext:value-type="float">
            <text:p>146</text:p>
          </table:table-cell>
          <table:table-cell table:formula="of:=[.D41]*([.$H$10]-[.$H$9]) + [.$H$9]" office:value-type="float" office:value="29.29296917375" calcext:value-type="float">
            <text:p>29</text:p>
          </table:table-cell>
          <table:table-cell table:formula="of:=MIN(([.A41]-[.$E$9])/([.$E$10]-[.$E$9]);1)" office:value-type="percentage" office:value="0.317621537194443" calcext:value-type="percentage">
            <text:p>32%</text:p>
          </table:table-cell>
          <table:table-cell table:formula="of:=([.A41]-[.$B$4])/365.25" office:value-type="float" office:value="37.6979380607666" calcext:value-type="float">
            <text:p>37.7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41])" office:value-type="float" office:value="179.976912428375" calcext:value-type="float">
            <text:p>180</text:p>
          </table:table-cell>
          <table:table-cell table:formula="of:=[.G41]-[.F41]" office:value-type="float" office:value="109.976912428375" calcext:value-type="float">
            <text:p>110</text:p>
          </table:table-cell>
          <table:table-cell table:formula="of:=0.6*[.H41]+[.F41]" office:value-type="float" office:value="135.986147457025" calcext:value-type="float">
            <text:p>136</text:p>
          </table:table-cell>
          <table:table-cell table:formula="of:=0.9*[.H41]+[.F41]" office:value-type="float" office:value="168.979221185537" calcext:value-type="float">
            <text:p>169</text:p>
          </table:table-cell>
          <table:table-cell table:formula="of:= 7 / ([.D41] * ([.$K$10] - [.$K$9]) + [.$K$9])" office:value-type="float" office:value="1.92559338034823" calcext:value-type="float">
            <text:p>1.9</text:p>
          </table:table-cell>
          <table:table-cell table:number-columns-repeated="1013"/>
        </table:table-row>
        <table:table-row table:style-name="ro1">
          <table:table-cell table:formula="of:=[.A41]+[.K41]" office:value-type="date" office:date-value="2017-09-14T02:20:21.41451" calcext:value-type="date">
            <text:p>Thu, Sep 14</text:p>
          </table:table-cell>
          <table:table-cell table:formula="of:=[.D42]*([.J42]-[.I42]) + [.I42]" office:value-type="float" office:value="146.815887123309" calcext:value-type="float">
            <text:p>147</text:p>
          </table:table-cell>
          <table:table-cell table:formula="of:=[.D42]*([.$H$10]-[.$H$9]) + [.$H$9]" office:value-type="float" office:value="29.7743675188376" calcext:value-type="float">
            <text:p>30</text:p>
          </table:table-cell>
          <table:table-cell table:formula="of:=MIN(([.A42]-[.$E$9])/([.$E$10]-[.$E$9]);1)" office:value-type="percentage" office:value="0.328319278196391" calcext:value-type="percentage">
            <text:p>33%</text:p>
          </table:table-cell>
          <table:table-cell table:formula="of:=([.A42]-[.$B$4])/365.25" office:value-type="float" office:value="37.7032100481187" calcext:value-type="float">
            <text:p>37.7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42])" office:value-type="float" office:value="179.973301117039" calcext:value-type="float">
            <text:p>180</text:p>
          </table:table-cell>
          <table:table-cell table:formula="of:=[.G42]-[.F42]" office:value-type="float" office:value="109.973301117039" calcext:value-type="float">
            <text:p>110</text:p>
          </table:table-cell>
          <table:table-cell table:formula="of:=0.6*[.H42]+[.F42]" office:value-type="float" office:value="135.983980670223" calcext:value-type="float">
            <text:p>136</text:p>
          </table:table-cell>
          <table:table-cell table:formula="of:=0.9*[.H42]+[.F42]" office:value-type="float" office:value="168.975971005335" calcext:value-type="float">
            <text:p>169</text:p>
          </table:table-cell>
          <table:table-cell table:formula="of:= 7 / ([.D42] * ([.$K$10] - [.$K$9]) + [.$K$9])" office:value-type="float" office:value="1.91432647554463" calcext:value-type="float">
            <text:p>1.9</text:p>
          </table:table-cell>
          <table:table-cell table:number-columns-repeated="1013"/>
        </table:table-row>
        <table:table-row table:style-name="ro1">
          <table:table-cell table:formula="of:=[.A42]+[.K42]" office:value-type="date" office:date-value="2017-09-16T00:16:59.221998" calcext:value-type="date">
            <text:p>Sat, Sep 16</text:p>
          </table:table-cell>
          <table:table-cell table:formula="of:=[.D43]*([.J43]-[.I43]) + [.I43]" office:value-type="float" office:value="147.164242612225" calcext:value-type="float">
            <text:p>147</text:p>
          </table:table-cell>
          <table:table-cell table:formula="of:=[.D43]*([.$H$10]-[.$H$9]) + [.$H$9]" office:value-type="float" office:value="30.2529491377245" calcext:value-type="float">
            <text:p>30</text:p>
          </table:table-cell>
          <table:table-cell table:formula="of:=MIN(([.A43]-[.$E$9])/([.$E$10]-[.$E$9]);1)" office:value-type="percentage" office:value="0.338954425282767" calcext:value-type="percentage">
            <text:p>34%</text:p>
          </table:table-cell>
          <table:table-cell table:formula="of:=([.A43]-[.$B$4])/365.25" office:value-type="float" office:value="37.7084511883666" calcext:value-type="float">
            <text:p>37.7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43])" office:value-type="float" office:value="179.969710935969" calcext:value-type="float">
            <text:p>180</text:p>
          </table:table-cell>
          <table:table-cell table:formula="of:=[.G43]-[.F43]" office:value-type="float" office:value="109.969710935969" calcext:value-type="float">
            <text:p>110</text:p>
          </table:table-cell>
          <table:table-cell table:formula="of:=0.6*[.H43]+[.F43]" office:value-type="float" office:value="135.981826561581" calcext:value-type="float">
            <text:p>136</text:p>
          </table:table-cell>
          <table:table-cell table:formula="of:=0.9*[.H43]+[.F43]" office:value-type="float" office:value="168.972739842372" calcext:value-type="float">
            <text:p>169</text:p>
          </table:table-cell>
          <table:table-cell table:formula="of:= 7 / ([.D43] * ([.$K$10] - [.$K$9]) + [.$K$9])" office:value-type="float" office:value="1.90325543247861" calcext:value-type="float">
            <text:p>1.9</text:p>
          </table:table-cell>
          <table:table-cell table:number-columns-repeated="1013"/>
        </table:table-row>
        <table:table-row table:style-name="ro1">
          <table:table-cell table:formula="of:=[.A43]+[.K43]" office:value-type="date" office:date-value="2017-09-17T21:57:40.491364" calcext:value-type="date">
            <text:p>Sun, Sep 17</text:p>
          </table:table-cell>
          <table:table-cell table:formula="of:=[.D44]*([.J44]-[.I44]) + [.I44]" office:value-type="float" office:value="147.510560760715" calcext:value-type="float">
            <text:p>148</text:p>
          </table:table-cell>
          <table:table-cell table:formula="of:=[.D44]*([.$H$10]-[.$H$9]) + [.$H$9]" office:value-type="float" office:value="30.7287629958446" calcext:value-type="float">
            <text:p>31</text:p>
          </table:table-cell>
          <table:table-cell table:formula="of:=MIN(([.A44]-[.$E$9])/([.$E$10]-[.$E$9]);1)" office:value-type="percentage" office:value="0.349528066574324" calcext:value-type="percentage">
            <text:p>35%</text:p>
          </table:table-cell>
          <table:table-cell table:formula="of:=([.A44]-[.$B$4])/365.25" office:value-type="float" office:value="37.7136620177505" calcext:value-type="float">
            <text:p>37.7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44])" office:value-type="float" office:value="179.966141517841" calcext:value-type="float">
            <text:p>180</text:p>
          </table:table-cell>
          <table:table-cell table:formula="of:=[.G44]-[.F44]" office:value-type="float" office:value="109.966141517841" calcext:value-type="float">
            <text:p>110</text:p>
          </table:table-cell>
          <table:table-cell table:formula="of:=0.6*[.H44]+[.F44]" office:value-type="float" office:value="135.979684910705" calcext:value-type="float">
            <text:p>136</text:p>
          </table:table-cell>
          <table:table-cell table:formula="of:=0.9*[.H44]+[.F44]" office:value-type="float" office:value="168.969527366057" calcext:value-type="float">
            <text:p>169</text:p>
          </table:table-cell>
          <table:table-cell table:formula="of:= 7 / ([.D44] * ([.$K$10] - [.$K$9]) + [.$K$9])" office:value-type="float" office:value="1.89237463505091" calcext:value-type="float">
            <text:p>1.9</text:p>
          </table:table-cell>
          <table:table-cell table:number-columns-repeated="1013"/>
        </table:table-row>
        <table:table-row table:style-name="ro1">
          <table:table-cell table:formula="of:=[.A44]+[.K44]" office:value-type="date" office:date-value="2017-09-19T19:22:41.659832" calcext:value-type="date">
            <text:p>Tue, Sep 19</text:p>
          </table:table-cell>
          <table:table-cell table:formula="of:=[.D45]*([.J45]-[.I45]) + [.I45]" office:value-type="float" office:value="147.854876577844" calcext:value-type="float">
            <text:p>148</text:p>
          </table:table-cell>
          <table:table-cell table:formula="of:=[.D45]*([.$H$10]-[.$H$9]) + [.$H$9]" office:value-type="float" office:value="31.2018566546067" calcext:value-type="float">
            <text:p>31</text:p>
          </table:table-cell>
          <table:table-cell table:formula="of:=MIN(([.A45]-[.$E$9])/([.$E$10]-[.$E$9]);1)" office:value-type="percentage" office:value="0.360041258991259" calcext:value-type="percentage">
            <text:p>36%</text:p>
          </table:table-cell>
          <table:table-cell table:formula="of:=([.A45]-[.$B$4])/365.25" office:value-type="float" office:value="37.7188430571346" calcext:value-type="float">
            <text:p>37.7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45])" office:value-type="float" office:value="179.962592505863" calcext:value-type="float">
            <text:p>180</text:p>
          </table:table-cell>
          <table:table-cell table:formula="of:=[.G45]-[.F45]" office:value-type="float" office:value="109.962592505863" calcext:value-type="float">
            <text:p>110</text:p>
          </table:table-cell>
          <table:table-cell table:formula="of:=0.6*[.H45]+[.F45]" office:value-type="float" office:value="135.977555503518" calcext:value-type="float">
            <text:p>136</text:p>
          </table:table-cell>
          <table:table-cell table:formula="of:=0.9*[.H45]+[.F45]" office:value-type="float" office:value="168.966333255276" calcext:value-type="float">
            <text:p>169</text:p>
          </table:table-cell>
          <table:table-cell table:formula="of:= 7 / ([.D45] * ([.$K$10] - [.$K$9]) + [.$K$9])" office:value-type="float" office:value="1.88167869023407" calcext:value-type="float">
            <text:p>1.9</text:p>
          </table:table-cell>
          <table:table-cell table:number-columns-repeated="1013"/>
        </table:table-row>
        <table:table-row table:style-name="ro1">
          <table:table-cell table:formula="of:=[.A45]+[.K45]" office:value-type="date" office:date-value="2017-09-21T16:32:18.698668" calcext:value-type="date">
            <text:p>Thu, Sep 21</text:p>
          </table:table-cell>
          <table:table-cell table:formula="of:=[.D46]*([.J46]-[.I46]) + [.I46]" office:value-type="float" office:value="148.197224080266" calcext:value-type="float">
            <text:p>148</text:p>
          </table:table-cell>
          <table:table-cell table:formula="of:=[.D46]*([.$H$10]-[.$H$9]) + [.$H$9]" office:value-type="float" office:value="31.6722763271646" calcext:value-type="float">
            <text:p>32</text:p>
          </table:table-cell>
          <table:table-cell table:formula="of:=MIN(([.A46]-[.$E$9])/([.$E$10]-[.$E$9]);1)" office:value-type="percentage" office:value="0.370495029492546" calcext:value-type="percentage">
            <text:p>37%</text:p>
          </table:table-cell>
          <table:table-cell table:formula="of:=([.A46]-[.$B$4])/365.25" office:value-type="float" office:value="37.7239948126178" calcext:value-type="float">
            <text:p>37.7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46])" office:value-type="float" office:value="179.959063553357" calcext:value-type="float">
            <text:p>180</text:p>
          </table:table-cell>
          <table:table-cell table:formula="of:=[.G46]-[.F46]" office:value-type="float" office:value="109.959063553357" calcext:value-type="float">
            <text:p>110</text:p>
          </table:table-cell>
          <table:table-cell table:formula="of:=0.6*[.H46]+[.F46]" office:value-type="float" office:value="135.975438132014" calcext:value-type="float">
            <text:p>136</text:p>
          </table:table-cell>
          <table:table-cell table:formula="of:=0.9*[.H46]+[.F46]" office:value-type="float" office:value="168.963157198021" calcext:value-type="float">
            <text:p>169</text:p>
          </table:table-cell>
          <table:table-cell table:formula="of:= 7 / ([.D46] * ([.$K$10] - [.$K$9]) + [.$K$9])" office:value-type="float" office:value="1.87116241680125" calcext:value-type="float">
            <text:p>1.9</text:p>
          </table:table-cell>
          <table:table-cell table:number-columns-repeated="1013"/>
        </table:table-row>
        <table:table-row table:style-name="ro1">
          <table:table-cell table:formula="of:=[.A46]+[.K46]" office:value-type="date" office:date-value="2017-09-23T13:26:47.13148" calcext:value-type="date">
            <text:p>Sat, Sep 23</text:p>
          </table:table-cell>
          <table:table-cell table:formula="of:=[.D47]*([.J47]-[.I47]) + [.I47]" office:value-type="float" office:value="148.537636331202" calcext:value-type="float">
            <text:p>149</text:p>
          </table:table-cell>
          <table:table-cell table:formula="of:=[.D47]*([.$H$10]-[.$H$9]) + [.$H$9]" office:value-type="float" office:value="32.1400669313643" calcext:value-type="float">
            <text:p>32</text:p>
          </table:table-cell>
          <table:table-cell table:formula="of:=MIN(([.A47]-[.$E$9])/([.$E$10]-[.$E$9]);1)" office:value-type="percentage" office:value="0.380890376252541" calcext:value-type="percentage">
            <text:p>38%</text:p>
          </table:table-cell>
          <table:table-cell table:formula="of:=([.A47]-[.$B$4])/365.25" office:value-type="float" office:value="37.7291177761135" calcext:value-type="float">
            <text:p>37.7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47])" office:value-type="float" office:value="179.955554323362" calcext:value-type="float">
            <text:p>180</text:p>
          </table:table-cell>
          <table:table-cell table:formula="of:=[.G47]-[.F47]" office:value-type="float" office:value="109.955554323362" calcext:value-type="float">
            <text:p>110</text:p>
          </table:table-cell>
          <table:table-cell table:formula="of:=0.6*[.H47]+[.F47]" office:value-type="float" office:value="135.973332594017" calcext:value-type="float">
            <text:p>136</text:p>
          </table:table-cell>
          <table:table-cell table:formula="of:=0.9*[.H47]+[.F47]" office:value-type="float" office:value="168.959998891026" calcext:value-type="float">
            <text:p>169</text:p>
          </table:table-cell>
          <table:table-cell table:formula="of:= 7 / ([.D47] * ([.$K$10] - [.$K$9]) + [.$K$9])" office:value-type="float" office:value="1.86082083474389" calcext:value-type="float">
            <text:p>1.9</text:p>
          </table:table-cell>
          <table:table-cell table:number-columns-repeated="1013"/>
        </table:table-row>
        <table:table-row table:style-name="ro1">
          <table:table-cell table:formula="of:=[.A47]+[.K47]" office:value-type="date" office:date-value="2017-09-25T10:06:22.051601" calcext:value-type="date">
            <text:p>Mon, Sep 25</text:p>
          </table:table-cell>
          <table:table-cell table:formula="of:=[.D48]*([.J48]-[.I48]) + [.I48]" office:value-type="float" office:value="148.876145477462" calcext:value-type="float">
            <text:p>149</text:p>
          </table:table-cell>
          <table:table-cell table:formula="of:=[.D48]*([.$H$10]-[.$H$9]) + [.$H$9]" office:value-type="float" office:value="32.6052721400501" calcext:value-type="float">
            <text:p>33</text:p>
          </table:table-cell>
          <table:table-cell table:formula="of:=MIN(([.A48]-[.$E$9])/([.$E$10]-[.$E$9]);1)" office:value-type="percentage" office:value="0.391228269778892" calcext:value-type="percentage">
            <text:p>39%</text:p>
          </table:table-cell>
          <table:table-cell table:formula="of:=([.A48]-[.$B$4])/365.25" office:value-type="float" office:value="37.7342124259006" calcext:value-type="float">
            <text:p>37.7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48])" office:value-type="float" office:value="179.952064488258" calcext:value-type="float">
            <text:p>180</text:p>
          </table:table-cell>
          <table:table-cell table:formula="of:=[.G48]-[.F48]" office:value-type="float" office:value="109.952064488258" calcext:value-type="float">
            <text:p>110</text:p>
          </table:table-cell>
          <table:table-cell table:formula="of:=0.6*[.H48]+[.F48]" office:value-type="float" office:value="135.971238692955" calcext:value-type="float">
            <text:p>136</text:p>
          </table:table-cell>
          <table:table-cell table:formula="of:=0.9*[.H48]+[.F48]" office:value-type="float" office:value="168.956858039432" calcext:value-type="float">
            <text:p>169</text:p>
          </table:table-cell>
          <table:table-cell table:formula="of:= 7 / ([.D48] * ([.$K$10] - [.$K$9]) + [.$K$9])" office:value-type="float" office:value="1.85064915532867" calcext:value-type="float">
            <text:p>1.9</text:p>
          </table:table-cell>
          <table:table-cell table:number-columns-repeated="1013"/>
        </table:table-row>
        <table:table-row table:style-name="ro1">
          <table:table-cell table:formula="of:=[.A48]+[.K48]" office:value-type="date" office:date-value="2017-09-27T06:31:18.138622" calcext:value-type="date">
            <text:p>Wed, Sep 27</text:p>
          </table:table-cell>
          <table:table-cell table:formula="of:=[.D49]*([.J49]-[.I49]) + [.I49]" office:value-type="float" office:value="149.212782784647" calcext:value-type="float">
            <text:p>149</text:p>
          </table:table-cell>
          <table:table-cell table:formula="of:=[.D49]*([.$H$10]-[.$H$9]) + [.$H$9]" office:value-type="float" office:value="33.0679344288819" calcext:value-type="float">
            <text:p>33</text:p>
          </table:table-cell>
          <table:table-cell table:formula="of:=MIN(([.A49]-[.$E$9])/([.$E$10]-[.$E$9]);1)" office:value-type="percentage" office:value="0.401509653975154" calcext:value-type="percentage">
            <text:p>40%</text:p>
          </table:table-cell>
          <table:table-cell table:formula="of:=([.A49]-[.$B$4])/365.25" office:value-type="float" office:value="37.7392792271472" calcext:value-type="float">
            <text:p>37.7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49])" office:value-type="float" office:value="179.948593729404" calcext:value-type="float">
            <text:p>180</text:p>
          </table:table-cell>
          <table:table-cell table:formula="of:=[.G49]-[.F49]" office:value-type="float" office:value="109.948593729404" calcext:value-type="float">
            <text:p>110</text:p>
          </table:table-cell>
          <table:table-cell table:formula="of:=0.6*[.H49]+[.F49]" office:value-type="float" office:value="135.969156237643" calcext:value-type="float">
            <text:p>136</text:p>
          </table:table-cell>
          <table:table-cell table:formula="of:=0.9*[.H49]+[.F49]" office:value-type="float" office:value="168.953734356464" calcext:value-type="float">
            <text:p>169</text:p>
          </table:table-cell>
          <table:table-cell table:formula="of:= 7 / ([.D49] * ([.$K$10] - [.$K$9]) + [.$K$9])" office:value-type="float" office:value="1.84064277174884" calcext:value-type="float">
            <text:p>1.8</text:p>
          </table:table-cell>
          <table:table-cell table:number-columns-repeated="1013"/>
        </table:table-row>
        <table:table-row table:style-name="ro1">
          <table:table-cell table:formula="of:=[.A49]+[.K49]" office:value-type="date" office:date-value="2017-09-29T02:41:49.674101" calcext:value-type="date">
            <text:p>Fri, Sep 29</text:p>
          </table:table-cell>
          <table:table-cell table:formula="of:=[.D50]*([.J50]-[.I50]) + [.I50]" office:value-type="float" office:value="149.547578670622" calcext:value-type="float">
            <text:p>150</text:p>
          </table:table-cell>
          <table:table-cell table:formula="of:=[.D50]*([.$H$10]-[.$H$9]) + [.$H$9]" office:value-type="float" office:value="33.5280951218192" calcext:value-type="float">
            <text:p>34</text:p>
          </table:table-cell>
          <table:table-cell table:formula="of:=MIN(([.A50]-[.$E$9])/([.$E$10]-[.$E$9]);1)" office:value-type="percentage" office:value="0.411735447151538" calcext:value-type="percentage">
            <text:p>41%</text:p>
          </table:table-cell>
          <table:table-cell table:formula="of:=([.A50]-[.$B$4])/365.25" office:value-type="float" office:value="37.7443186324087" calcext:value-type="float">
            <text:p>37.7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50])" office:value-type="float" office:value="179.9451417368" calcext:value-type="float">
            <text:p>180</text:p>
          </table:table-cell>
          <table:table-cell table:formula="of:=[.G50]-[.F50]" office:value-type="float" office:value="109.9451417368" calcext:value-type="float">
            <text:p>110</text:p>
          </table:table-cell>
          <table:table-cell table:formula="of:=0.6*[.H50]+[.F50]" office:value-type="float" office:value="135.96708504208" calcext:value-type="float">
            <text:p>136</text:p>
          </table:table-cell>
          <table:table-cell table:formula="of:=0.9*[.H50]+[.F50]" office:value-type="float" office:value="168.95062756312" calcext:value-type="float">
            <text:p>169</text:p>
          </table:table-cell>
          <table:table-cell table:formula="of:= 7 / ([.D50] * ([.$K$10] - [.$K$9]) + [.$K$9])" office:value-type="float" office:value="1.83079725032821" calcext:value-type="float">
            <text:p>1.8</text:p>
          </table:table-cell>
          <table:table-cell table:number-columns-repeated="1013"/>
        </table:table-row>
        <table:table-row table:style-name="ro1">
          <table:table-cell table:formula="of:=[.A50]+[.K50]" office:value-type="date" office:date-value="2017-09-30T22:38:10.556529" calcext:value-type="date">
            <text:p>Sat, Sep 30</text:p>
          </table:table-cell>
          <table:table-cell table:formula="of:=[.D51]*([.J51]-[.I51]) + [.I51]" office:value-type="float" office:value="149.88056273738" calcext:value-type="float">
            <text:p>150</text:p>
          </table:table-cell>
          <table:table-cell table:formula="of:=[.D51]*([.$H$10]-[.$H$9]) + [.$H$9]" office:value-type="float" office:value="33.9857944344021" calcext:value-type="float">
            <text:p>34</text:p>
          </table:table-cell>
          <table:table-cell table:formula="of:=MIN(([.A51]-[.$E$9])/([.$E$10]-[.$E$9]);1)" office:value-type="percentage" office:value="0.421906542986714" calcext:value-type="percentage">
            <text:p>42%</text:p>
          </table:table-cell>
          <table:table-cell table:formula="of:=([.A51]-[.$B$4])/365.25" office:value-type="float" office:value="37.7493310821016" calcext:value-type="float">
            <text:p>37.7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51])" office:value-type="float" office:value="179.94170820876" calcext:value-type="float">
            <text:p>180</text:p>
          </table:table-cell>
          <table:table-cell table:formula="of:=[.G51]-[.F51]" office:value-type="float" office:value="109.94170820876" calcext:value-type="float">
            <text:p>110</text:p>
          </table:table-cell>
          <table:table-cell table:formula="of:=0.6*[.H51]+[.F51]" office:value-type="float" office:value="135.965024925256" calcext:value-type="float">
            <text:p>136</text:p>
          </table:table-cell>
          <table:table-cell table:formula="of:=0.9*[.H51]+[.F51]" office:value-type="float" office:value="168.947537387884" calcext:value-type="float">
            <text:p>169</text:p>
          </table:table-cell>
          <table:table-cell table:formula="of:= 7 / ([.D51] * ([.$K$10] - [.$K$9]) + [.$K$9])" office:value-type="float" office:value="1.82110832223968" calcext:value-type="float">
            <text:p>1.8</text:p>
          </table:table-cell>
          <table:table-cell table:number-columns-repeated="1013"/>
        </table:table-row>
        <table:table-row table:style-name="ro1">
          <table:table-cell table:formula="of:=[.A51]+[.K51]" office:value-type="date" office:date-value="2017-10-02T18:20:34.315571" calcext:value-type="date">
            <text:p>Mon, Oct 2</text:p>
          </table:table-cell>
          <table:table-cell table:formula="of:=[.D52]*([.J52]-[.I52]) + [.I52]" office:value-type="float" office:value="150.21176380137" calcext:value-type="float">
            <text:p>150</text:p>
          </table:table-cell>
          <table:table-cell table:formula="of:=[.D52]*([.$H$10]-[.$H$9]) + [.$H$9]" office:value-type="float" office:value="34.4410715149625" calcext:value-type="float">
            <text:p>34</text:p>
          </table:table-cell>
          <table:table-cell table:formula="of:=MIN(([.A52]-[.$E$9])/([.$E$10]-[.$E$9]);1)" office:value-type="percentage" office:value="0.43202381144361" calcext:value-type="percentage">
            <text:p>43%</text:p>
          </table:table-cell>
          <table:table-cell table:formula="of:=([.A52]-[.$B$4])/365.25" office:value-type="float" office:value="37.7543170049551" calcext:value-type="float">
            <text:p>37.7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52])" office:value-type="float" office:value="179.938292851606" calcext:value-type="float">
            <text:p>180</text:p>
          </table:table-cell>
          <table:table-cell table:formula="of:=[.G52]-[.F52]" office:value-type="float" office:value="109.938292851606" calcext:value-type="float">
            <text:p>110</text:p>
          </table:table-cell>
          <table:table-cell table:formula="of:=0.6*[.H52]+[.F52]" office:value-type="float" office:value="135.962975710963" calcext:value-type="float">
            <text:p>136</text:p>
          </table:table-cell>
          <table:table-cell table:formula="of:=0.9*[.H52]+[.F52]" office:value-type="float" office:value="168.944463566445" calcext:value-type="float">
            <text:p>169</text:p>
          </table:table-cell>
          <table:table-cell table:formula="of:= 7 / ([.D52] * ([.$K$10] - [.$K$9]) + [.$K$9])" office:value-type="float" office:value="1.81157187570312" calcext:value-type="float">
            <text:p>1.8</text:p>
          </table:table-cell>
          <table:table-cell table:number-columns-repeated="1013"/>
        </table:table-row>
        <table:table-row table:style-name="ro1">
          <table:table-cell table:formula="of:=[.A52]+[.K52]" office:value-type="date" office:date-value="2017-10-04T13:49:14.125632" calcext:value-type="date">
            <text:p>Wed, Oct 4</text:p>
          </table:table-cell>
          <table:table-cell table:formula="of:=[.D53]*([.J53]-[.I53]) + [.I53]" office:value-type="float" office:value="150.541209922402" calcext:value-type="float">
            <text:p>151</text:p>
          </table:table-cell>
          <table:table-cell table:formula="of:=[.D53]*([.$H$10]-[.$H$9]) + [.$H$9]" office:value-type="float" office:value="34.8939644838883" calcext:value-type="float">
            <text:p>35</text:p>
          </table:table-cell>
          <table:table-cell table:formula="of:=MIN(([.A53]-[.$E$9])/([.$E$10]-[.$E$9]);1)" office:value-type="percentage" office:value="0.442088099641963" calcext:value-type="percentage">
            <text:p>44%</text:p>
          </table:table-cell>
          <table:table-cell table:formula="of:=([.A53]-[.$B$4])/365.25" office:value-type="float" office:value="37.7592768184409" calcext:value-type="float">
            <text:p>37.7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53])" office:value-type="float" office:value="179.934895379368" calcext:value-type="float">
            <text:p>180</text:p>
          </table:table-cell>
          <table:table-cell table:formula="of:=[.G53]-[.F53]" office:value-type="float" office:value="109.934895379368" calcext:value-type="float">
            <text:p>110</text:p>
          </table:table-cell>
          <table:table-cell table:formula="of:=0.6*[.H53]+[.F53]" office:value-type="float" office:value="135.960937227621" calcext:value-type="float">
            <text:p>136</text:p>
          </table:table-cell>
          <table:table-cell table:formula="of:=0.9*[.H53]+[.F53]" office:value-type="float" office:value="168.941405841431" calcext:value-type="float">
            <text:p>169</text:p>
          </table:table-cell>
          <table:table-cell table:formula="of:= 7 / ([.D53] * ([.$K$10] - [.$K$9]) + [.$K$9])" office:value-type="float" office:value="1.80218394862996" calcext:value-type="float">
            <text:p>1.8</text:p>
          </table:table-cell>
          <table:table-cell table:number-columns-repeated="1013"/>
        </table:table-row>
        <table:table-row table:style-name="ro1">
          <table:table-cell table:formula="of:=[.A53]+[.K53]" office:value-type="date" office:date-value="2017-10-06T09:04:22.818794" calcext:value-type="date">
            <text:p>Fri, Oct 6</text:p>
          </table:table-cell>
          <table:table-cell table:formula="of:=[.D54]*([.J54]-[.I54]) + [.I54]" office:value-type="float" office:value="150.86892843119" calcext:value-type="float">
            <text:p>151</text:p>
          </table:table-cell>
          <table:table-cell table:formula="of:=[.D54]*([.$H$10]-[.$H$9]) + [.$H$9]" office:value-type="float" office:value="35.3445104710463" calcext:value-type="float">
            <text:p>35</text:p>
          </table:table-cell>
          <table:table-cell table:formula="of:=MIN(([.A54]-[.$E$9])/([.$E$10]-[.$E$9]);1)" office:value-type="percentage" office:value="0.452100232689918" calcext:value-type="percentage">
            <text:p>45%</text:p>
          </table:table-cell>
          <table:table-cell table:formula="of:=([.A54]-[.$B$4])/365.25" office:value-type="float" office:value="37.7642109291833" calcext:value-type="float">
            <text:p>37.7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54])" office:value-type="float" office:value="179.931515513509" calcext:value-type="float">
            <text:p>180</text:p>
          </table:table-cell>
          <table:table-cell table:formula="of:=[.G54]-[.F54]" office:value-type="float" office:value="109.931515513509" calcext:value-type="float">
            <text:p>110</text:p>
          </table:table-cell>
          <table:table-cell table:formula="of:=0.6*[.H54]+[.F54]" office:value-type="float" office:value="135.958909308106" calcext:value-type="float">
            <text:p>136</text:p>
          </table:table-cell>
          <table:table-cell table:formula="of:=0.9*[.H54]+[.F54]" office:value-type="float" office:value="168.938363962159" calcext:value-type="float">
            <text:p>169</text:p>
          </table:table-cell>
          <table:table-cell table:formula="of:= 7 / ([.D54] * ([.$K$10] - [.$K$9]) + [.$K$9])" office:value-type="float" office:value="1.79294072168473" calcext:value-type="float">
            <text:p>1.8</text:p>
          </table:table-cell>
          <table:table-cell table:number-columns-repeated="1013"/>
        </table:table-row>
        <table:table-row table:style-name="ro1">
          <table:table-cell table:formula="of:=[.A54]+[.K54]" office:value-type="date" office:date-value="2017-10-08T04:06:12.897147" calcext:value-type="date">
            <text:p>Sun, Oct 8</text:p>
          </table:table-cell>
          <table:table-cell table:formula="of:=[.D55]*([.J55]-[.I55]) + [.I55]" office:value-type="float" office:value="151.19494595562" calcext:value-type="float">
            <text:p>151</text:p>
          </table:table-cell>
          <table:table-cell table:formula="of:=[.D55]*([.$H$10]-[.$H$9]) + [.$H$9]" office:value-type="float" office:value="35.7927456514681" calcext:value-type="float">
            <text:p>36</text:p>
          </table:table-cell>
          <table:table-cell table:formula="of:=MIN(([.A55]-[.$E$9])/([.$E$10]-[.$E$9]);1)" office:value-type="percentage" office:value="0.462061014477068" calcext:value-type="percentage">
            <text:p>46%</text:p>
          </table:table-cell>
          <table:table-cell table:formula="of:=([.A55]-[.$B$4])/365.25" office:value-type="float" office:value="37.7691197333494" calcext:value-type="float">
            <text:p>37.7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55])" office:value-type="float" office:value="179.928152982656" calcext:value-type="float">
            <text:p>180</text:p>
          </table:table-cell>
          <table:table-cell table:formula="of:=[.G55]-[.F55]" office:value-type="float" office:value="109.928152982656" calcext:value-type="float">
            <text:p>110</text:p>
          </table:table-cell>
          <table:table-cell table:formula="of:=0.6*[.H55]+[.F55]" office:value-type="float" office:value="135.956891789593" calcext:value-type="float">
            <text:p>136</text:p>
          </table:table-cell>
          <table:table-cell table:formula="of:=0.9*[.H55]+[.F55]" office:value-type="float" office:value="168.93533768439" calcext:value-type="float">
            <text:p>169</text:p>
          </table:table-cell>
          <table:table-cell table:formula="of:= 7 / ([.D55] * ([.$K$10] - [.$K$9]) + [.$K$9])" office:value-type="float" office:value="1.783838511736" calcext:value-type="float">
            <text:p>1.8</text:p>
          </table:table-cell>
          <table:table-cell table:number-columns-repeated="1013"/>
        </table:table-row>
        <table:table-row table:style-name="ro1">
          <table:table-cell table:formula="of:=[.A55]+[.K55]" office:value-type="date" office:date-value="2017-10-09T22:54:56.544561" calcext:value-type="date">
            <text:p>Mon, Oct 9</text:p>
          </table:table-cell>
          <table:table-cell table:formula="of:=[.D56]*([.J56]-[.I56]) + [.I56]" office:value-type="float" office:value="151.519288445817" calcext:value-type="float">
            <text:p>152</text:p>
          </table:table-cell>
          <table:table-cell table:formula="of:=[.D56]*([.$H$10]-[.$H$9]) + [.$H$9]" office:value-type="float" office:value="36.238705279402" calcext:value-type="float">
            <text:p>36</text:p>
          </table:table-cell>
          <table:table-cell table:formula="of:=MIN(([.A56]-[.$E$9])/([.$E$10]-[.$E$9]);1)" office:value-type="percentage" office:value="0.471971228431155" calcext:value-type="percentage">
            <text:p>47%</text:p>
          </table:table-cell>
          <table:table-cell table:formula="of:=([.A56]-[.$B$4])/365.25" office:value-type="float" office:value="37.7740036170229" calcext:value-type="float">
            <text:p>37.7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56])" office:value-type="float" office:value="179.924807522339" calcext:value-type="float">
            <text:p>180</text:p>
          </table:table-cell>
          <table:table-cell table:formula="of:=[.G56]-[.F56]" office:value-type="float" office:value="109.924807522339" calcext:value-type="float">
            <text:p>110</text:p>
          </table:table-cell>
          <table:table-cell table:formula="of:=0.6*[.H56]+[.F56]" office:value-type="float" office:value="135.954884513404" calcext:value-type="float">
            <text:p>136</text:p>
          </table:table-cell>
          <table:table-cell table:formula="of:=0.9*[.H56]+[.F56]" office:value-type="float" office:value="168.932326770105" calcext:value-type="float">
            <text:p>169</text:p>
          </table:table-cell>
          <table:table-cell table:formula="of:= 7 / ([.D56] * ([.$K$10] - [.$K$9]) + [.$K$9])" office:value-type="float" office:value="1.77487376567076" calcext:value-type="float">
            <text:p>1.8</text:p>
          </table:table-cell>
          <table:table-cell table:number-columns-repeated="1013"/>
        </table:table-row>
        <table:table-row table:style-name="ro1">
          <table:table-cell table:formula="of:=[.A56]+[.K56]" office:value-type="date" office:date-value="2017-10-11T17:30:45.637915" calcext:value-type="date">
            <text:p>Wed, Oct 11</text:p>
          </table:table-cell>
          <table:table-cell table:formula="of:=[.D57]*([.J57]-[.I57]) + [.I57]" office:value-type="float" office:value="151.841981198065" calcext:value-type="float">
            <text:p>152</text:p>
          </table:table-cell>
          <table:table-cell table:formula="of:=[.D57]*([.$H$10]-[.$H$9]) + [.$H$9]" office:value-type="float" office:value="36.6824237208202" calcext:value-type="float">
            <text:p>37</text:p>
          </table:table-cell>
          <table:table-cell table:formula="of:=MIN(([.A57]-[.$E$9])/([.$E$10]-[.$E$9]);1)" office:value-type="percentage" office:value="0.481831638240449" calcext:value-type="percentage">
            <text:p>48%</text:p>
          </table:table-cell>
          <table:table-cell table:formula="of:=([.A57]-[.$B$4])/365.25" office:value-type="float" office:value="37.7788629565593" calcext:value-type="float">
            <text:p>37.7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57])" office:value-type="float" office:value="179.921478874757" calcext:value-type="float">
            <text:p>180</text:p>
          </table:table-cell>
          <table:table-cell table:formula="of:=[.G57]-[.F57]" office:value-type="float" office:value="109.921478874757" calcext:value-type="float">
            <text:p>110</text:p>
          </table:table-cell>
          <table:table-cell table:formula="of:=0.6*[.H57]+[.F57]" office:value-type="float" office:value="135.952887324854" calcext:value-type="float">
            <text:p>136</text:p>
          </table:table-cell>
          <table:table-cell table:formula="of:=0.9*[.H57]+[.F57]" office:value-type="float" office:value="168.929330987281" calcext:value-type="float">
            <text:p>169</text:p>
          </table:table-cell>
          <table:table-cell table:formula="of:= 7 / ([.D57] * ([.$K$10] - [.$K$9]) + [.$K$9])" office:value-type="float" office:value="1.76604305454899" calcext:value-type="float">
            <text:p>1.8</text:p>
          </table:table-cell>
          <table:table-cell table:number-columns-repeated="1013"/>
        </table:table-row>
        <table:table-row table:style-name="ro1">
          <table:table-cell table:formula="of:=[.A57]+[.K57]" office:value-type="date" office:date-value="2017-10-13T11:53:51.757829" calcext:value-type="date">
            <text:p>Fri, Oct 13</text:p>
          </table:table-cell>
          <table:table-cell table:formula="of:=[.D58]*([.J58]-[.I58]) + [.I58]" office:value-type="float" office:value="152.163048877663" calcext:value-type="float">
            <text:p>152</text:p>
          </table:table-cell>
          <table:table-cell table:formula="of:=[.D58]*([.$H$10]-[.$H$9]) + [.$H$9]" office:value-type="float" office:value="37.123934484458" calcext:value-type="float">
            <text:p>37</text:p>
          </table:table-cell>
          <table:table-cell table:formula="of:=MIN(([.A58]-[.$E$9])/([.$E$10]-[.$E$9]);1)" office:value-type="percentage" office:value="0.491642988543511" calcext:value-type="percentage">
            <text:p>49%</text:p>
          </table:table-cell>
          <table:table-cell table:formula="of:=([.A58]-[.$B$4])/365.25" office:value-type="float" office:value="37.7836981189263" calcext:value-type="float">
            <text:p>37.7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58])" office:value-type="float" office:value="179.918166788536" calcext:value-type="float">
            <text:p>180</text:p>
          </table:table-cell>
          <table:table-cell table:formula="of:=[.G58]-[.F58]" office:value-type="float" office:value="109.918166788536" calcext:value-type="float">
            <text:p>110</text:p>
          </table:table-cell>
          <table:table-cell table:formula="of:=0.6*[.H58]+[.F58]" office:value-type="float" office:value="135.950900073121" calcext:value-type="float">
            <text:p>136</text:p>
          </table:table-cell>
          <table:table-cell table:formula="of:=0.9*[.H58]+[.F58]" office:value-type="float" office:value="168.926350109682" calcext:value-type="float">
            <text:p>169</text:p>
          </table:table-cell>
          <table:table-cell table:formula="of:= 7 / ([.D58] * ([.$K$10] - [.$K$9]) + [.$K$9])" office:value-type="float" office:value="1.75734306807645" calcext:value-type="float">
            <text:p>1.8</text:p>
          </table:table-cell>
          <table:table-cell table:number-columns-repeated="1013"/>
        </table:table-row>
        <table:table-row table:style-name="ro1">
          <table:table-cell table:formula="of:=[.A58]+[.K58]" office:value-type="date" office:date-value="2017-10-15T06:04:26.198911" calcext:value-type="date">
            <text:p>Sun, Oct 15</text:p>
          </table:table-cell>
          <table:table-cell table:formula="of:=[.D59]*([.J59]-[.I59]) + [.I59]" office:value-type="float" office:value="152.482515540753" calcext:value-type="float">
            <text:p>152</text:p>
          </table:table-cell>
          <table:table-cell table:formula="of:=[.D59]*([.$H$10]-[.$H$9]) + [.$H$9]" office:value-type="float" office:value="37.5632702514777" calcext:value-type="float">
            <text:p>38</text:p>
          </table:table-cell>
          <table:table-cell table:formula="of:=MIN(([.A59]-[.$E$9])/([.$E$10]-[.$E$9]);1)" office:value-type="percentage" office:value="0.501406005588392" calcext:value-type="percentage">
            <text:p>50%</text:p>
          </table:table-cell>
          <table:table-cell table:formula="of:=([.A59]-[.$B$4])/365.25" office:value-type="float" office:value="37.7885094620285" calcext:value-type="float">
            <text:p>37.7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59])" office:value-type="float" office:value="179.914871018511" calcext:value-type="float">
            <text:p>180</text:p>
          </table:table-cell>
          <table:table-cell table:formula="of:=[.G59]-[.F59]" office:value-type="float" office:value="109.914871018511" calcext:value-type="float">
            <text:p>110</text:p>
          </table:table-cell>
          <table:table-cell table:formula="of:=0.6*[.H59]+[.F59]" office:value-type="float" office:value="135.948922611106" calcext:value-type="float">
            <text:p>136</text:p>
          </table:table-cell>
          <table:table-cell table:formula="of:=0.9*[.H59]+[.F59]" office:value-type="float" office:value="168.923383916659" calcext:value-type="float">
            <text:p>169</text:p>
          </table:table-cell>
          <table:table-cell table:formula="of:= 7 / ([.D59] * ([.$K$10] - [.$K$9]) + [.$K$9])" office:value-type="float" office:value="1.7487706093752" calcext:value-type="float">
            <text:p>1.7</text:p>
          </table:table-cell>
          <table:table-cell table:number-columns-repeated="1013"/>
        </table:table-row>
        <table:table-row table:style-name="ro1">
          <table:table-cell table:formula="of:=[.A59]+[.K59]" office:value-type="date" office:date-value="2017-10-17T00:02:39.979561" calcext:value-type="date">
            <text:p>Tue, Oct 17</text:p>
          </table:table-cell>
          <table:table-cell table:formula="of:=[.D60]*([.J60]-[.I60]) + [.I60]" office:value-type="float" office:value="152.80040465519" calcext:value-type="float">
            <text:p>153</text:p>
          </table:table-cell>
          <table:table-cell table:formula="of:=[.D60]*([.$H$10]-[.$H$9]) + [.$H$9]" office:value-type="float" office:value="38.0004629038212" calcext:value-type="float">
            <text:p>38</text:p>
          </table:table-cell>
          <table:table-cell table:formula="of:=MIN(([.A60]-[.$E$9])/([.$E$10]-[.$E$9]);1)" office:value-type="percentage" office:value="0.511121397862694" calcext:value-type="percentage">
            <text:p>51%</text:p>
          </table:table-cell>
          <table:table-cell table:formula="of:=([.A60]-[.$B$4])/365.25" office:value-type="float" office:value="37.7932973350179" calcext:value-type="float">
            <text:p>37.7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60])" office:value-type="float" office:value="179.911591325513" calcext:value-type="float">
            <text:p>180</text:p>
          </table:table-cell>
          <table:table-cell table:formula="of:=[.G60]-[.F60]" office:value-type="float" office:value="109.911591325513" calcext:value-type="float">
            <text:p>110</text:p>
          </table:table-cell>
          <table:table-cell table:formula="of:=0.6*[.H60]+[.F60]" office:value-type="float" office:value="135.946954795308" calcext:value-type="float">
            <text:p>136</text:p>
          </table:table-cell>
          <table:table-cell table:formula="of:=0.9*[.H60]+[.F60]" office:value-type="float" office:value="168.920432192961" calcext:value-type="float">
            <text:p>169</text:p>
          </table:table-cell>
          <table:table-cell table:formula="of:= 7 / ([.D60] * ([.$K$10] - [.$K$9]) + [.$K$9])" office:value-type="float" office:value="1.7403225900334" calcext:value-type="float">
            <text:p>1.7</text:p>
          </table:table-cell>
          <table:table-cell table:number-columns-repeated="1013"/>
        </table:table-row>
        <table:table-row table:style-name="ro1">
          <table:table-cell table:formula="of:=[.A60]+[.K60]" office:value-type="date" office:date-value="2017-10-18T17:48:43.85134" calcext:value-type="date">
            <text:p>Wed, Oct 18</text:p>
          </table:table-cell>
          <table:table-cell table:formula="of:=[.D61]*([.J61]-[.I61]) + [.I61]" office:value-type="float" office:value="153.116739120509" calcext:value-type="float">
            <text:p>153</text:p>
          </table:table-cell>
          <table:table-cell table:formula="of:=[.D61]*([.$H$10]-[.$H$9]) + [.$H$9]" office:value-type="float" office:value="38.4355435513298" calcext:value-type="float">
            <text:p>38</text:p>
          </table:table-cell>
          <table:table-cell table:formula="of:=MIN(([.A61]-[.$E$9])/([.$E$10]-[.$E$9]);1)" office:value-type="percentage" office:value="0.520789856696218" calcext:value-type="percentage">
            <text:p>52%</text:p>
          </table:table-cell>
          <table:table-cell table:formula="of:=([.A61]-[.$B$4])/365.25" office:value-type="float" office:value="37.7980620785909" calcext:value-type="float">
            <text:p>37.8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61])" office:value-type="float" office:value="179.908327476165" calcext:value-type="float">
            <text:p>180</text:p>
          </table:table-cell>
          <table:table-cell table:formula="of:=[.G61]-[.F61]" office:value-type="float" office:value="109.908327476165" calcext:value-type="float">
            <text:p>110</text:p>
          </table:table-cell>
          <table:table-cell table:formula="of:=0.6*[.H61]+[.F61]" office:value-type="float" office:value="135.944996485699" calcext:value-type="float">
            <text:p>136</text:p>
          </table:table-cell>
          <table:table-cell table:formula="of:=0.9*[.H61]+[.F61]" office:value-type="float" office:value="168.917494728549" calcext:value-type="float">
            <text:p>169</text:p>
          </table:table-cell>
          <table:table-cell table:formula="of:= 7 / ([.D61] * ([.$K$10] - [.$K$9]) + [.$K$9])" office:value-type="float" office:value="1.73199602541658" calcext:value-type="float">
            <text:p>1.7</text:p>
          </table:table-cell>
          <table:table-cell table:number-columns-repeated="1013"/>
        </table:table-row>
        <table:table-row table:style-name="ro1">
          <table:table-cell table:formula="of:=[.A61]+[.K61]" office:value-type="date" office:date-value="2017-10-20T11:22:48.307936" calcext:value-type="date">
            <text:p>Fri, Oct 20</text:p>
          </table:table-cell>
          <table:table-cell table:formula="of:=[.D62]*([.J62]-[.I62]) + [.I62]" office:value-type="float" office:value="153.431541287011" calcext:value-type="float">
            <text:p>153</text:p>
          </table:table-cell>
          <table:table-cell table:formula="of:=[.D62]*([.$H$10]-[.$H$9]) + [.$H$9]" office:value-type="float" office:value="38.8685425576841" calcext:value-type="float">
            <text:p>39</text:p>
          </table:table-cell>
          <table:table-cell table:formula="of:=MIN(([.A62]-[.$E$9])/([.$E$10]-[.$E$9]);1)" office:value-type="percentage" office:value="0.530412056837425" calcext:value-type="percentage">
            <text:p>53%</text:p>
          </table:table-cell>
          <table:table-cell table:formula="of:=([.A62]-[.$B$4])/365.25" office:value-type="float" office:value="37.8028040252724" calcext:value-type="float">
            <text:p>37.8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62])" office:value-type="float" office:value="179.905079242688" calcext:value-type="float">
            <text:p>180</text:p>
          </table:table-cell>
          <table:table-cell table:formula="of:=[.G62]-[.F62]" office:value-type="float" office:value="109.905079242688" calcext:value-type="float">
            <text:p>110</text:p>
          </table:table-cell>
          <table:table-cell table:formula="of:=0.6*[.H62]+[.F62]" office:value-type="float" office:value="135.943047545613" calcext:value-type="float">
            <text:p>136</text:p>
          </table:table-cell>
          <table:table-cell table:formula="of:=0.9*[.H62]+[.F62]" office:value-type="float" office:value="168.91457131842" calcext:value-type="float">
            <text:p>169</text:p>
          </table:table-cell>
          <table:table-cell table:formula="of:= 7 / ([.D62] * ([.$K$10] - [.$K$9]) + [.$K$9])" office:value-type="float" office:value="1.72378803022457" calcext:value-type="float">
            <text:p>1.7</text:p>
          </table:table-cell>
          <table:table-cell table:number-columns-repeated="1013"/>
        </table:table-row>
        <table:table-row table:style-name="ro1">
          <table:table-cell table:formula="of:=[.A62]+[.K62]" office:value-type="date" office:date-value="2017-10-22T04:45:03.593747" calcext:value-type="date">
            <text:p>Sun, Oct 22</text:p>
          </table:table-cell>
          <table:table-cell table:formula="of:=[.D63]*([.J63]-[.I63]) + [.I63]" office:value-type="float" office:value="153.744832974051" calcext:value-type="float">
            <text:p>154</text:p>
          </table:table-cell>
          <table:table-cell table:formula="of:=[.D63]*([.$H$10]-[.$H$9]) + [.$H$9]" office:value-type="float" office:value="39.2994895652409" calcext:value-type="float">
            <text:p>39</text:p>
          </table:table-cell>
          <table:table-cell table:formula="of:=MIN(([.A63]-[.$E$9])/([.$E$10]-[.$E$9]);1)" office:value-type="percentage" office:value="0.539988657005354" calcext:value-type="percentage">
            <text:p>54%</text:p>
          </table:table-cell>
          <table:table-cell table:formula="of:=([.A63]-[.$B$4])/365.25" office:value-type="float" office:value="37.8075234996878" calcext:value-type="float">
            <text:p>37.8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63])" office:value-type="float" office:value="179.901846402714" calcext:value-type="float">
            <text:p>180</text:p>
          </table:table-cell>
          <table:table-cell table:formula="of:=[.G63]-[.F63]" office:value-type="float" office:value="109.901846402714" calcext:value-type="float">
            <text:p>110</text:p>
          </table:table-cell>
          <table:table-cell table:formula="of:=0.6*[.H63]+[.F63]" office:value-type="float" office:value="135.941107841628" calcext:value-type="float">
            <text:p>136</text:p>
          </table:table-cell>
          <table:table-cell table:formula="of:=0.9*[.H63]+[.F63]" office:value-type="float" office:value="168.911661762443" calcext:value-type="float">
            <text:p>169</text:p>
          </table:table-cell>
          <table:table-cell table:formula="of:= 7 / ([.D63] * ([.$K$10] - [.$K$9]) + [.$K$9])" office:value-type="float" office:value="1.71569581427864" calcext:value-type="float">
            <text:p>1.7</text:p>
          </table:table-cell>
          <table:table-cell table:number-columns-repeated="1013"/>
        </table:table-row>
        <table:table-row table:style-name="ro1">
          <table:table-cell table:formula="of:=[.A63]+[.K63]" office:value-type="date" office:date-value="2017-10-23T21:55:39.712101" calcext:value-type="date">
            <text:p>Mon, Oct 23</text:p>
          </table:table-cell>
          <table:table-cell table:formula="of:=[.D64]*([.J64]-[.I64]) + [.I64]" office:value-type="float" office:value="154.056635487536" calcext:value-type="float">
            <text:p>154</text:p>
          </table:table-cell>
          <table:table-cell table:formula="of:=[.D64]*([.$H$10]-[.$H$9]) + [.$H$9]" office:value-type="float" office:value="39.7284135188111" calcext:value-type="float">
            <text:p>40</text:p>
          </table:table-cell>
          <table:table-cell table:formula="of:=MIN(([.A64]-[.$E$9])/([.$E$10]-[.$E$9]);1)" office:value-type="percentage" office:value="0.549520300418024" calcext:value-type="percentage">
            <text:p>55%</text:p>
          </table:table-cell>
          <table:table-cell table:formula="of:=([.A64]-[.$B$4])/365.25" office:value-type="float" office:value="37.8122208188234" calcext:value-type="float">
            <text:p>37.8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64])" office:value-type="float" office:value="179.898628739106" calcext:value-type="float">
            <text:p>180</text:p>
          </table:table-cell>
          <table:table-cell table:formula="of:=[.G64]-[.F64]" office:value-type="float" office:value="109.898628739106" calcext:value-type="float">
            <text:p>110</text:p>
          </table:table-cell>
          <table:table-cell table:formula="of:=0.6*[.H64]+[.F64]" office:value-type="float" office:value="135.939177243464" calcext:value-type="float">
            <text:p>136</text:p>
          </table:table-cell>
          <table:table-cell table:formula="of:=0.9*[.H64]+[.F64]" office:value-type="float" office:value="168.908765865195" calcext:value-type="float">
            <text:p>169</text:p>
          </table:table-cell>
          <table:table-cell table:formula="of:= 7 / ([.D64] * ([.$K$10] - [.$K$9]) + [.$K$9])" office:value-type="float" office:value="1.70771667852528" calcext:value-type="float">
            <text:p>1.7</text:p>
          </table:table-cell>
          <table:table-cell table:number-columns-repeated="1013"/>
        </table:table-row>
        <table:table-row table:style-name="ro1">
          <table:table-cell table:formula="of:=[.A64]+[.K64]" office:value-type="date" office:date-value="2017-10-25T14:54:46.433126" calcext:value-type="date">
            <text:p>Wed, Oct 25</text:p>
          </table:table-cell>
          <table:table-cell table:formula="of:=[.D65]*([.J65]-[.I65]) + [.I65]" office:value-type="float" office:value="154.366969636697" calcext:value-type="float">
            <text:p>154</text:p>
          </table:table-cell>
          <table:table-cell table:formula="of:=[.D65]*([.$H$10]-[.$H$9]) + [.$H$9]" office:value-type="float" office:value="40.155342688442" calcext:value-type="float">
            <text:p>40</text:p>
          </table:table-cell>
          <table:table-cell table:formula="of:=MIN(([.A65]-[.$E$9])/([.$E$10]-[.$E$9]);1)" office:value-type="percentage" office:value="0.559007615298712" calcext:value-type="percentage">
            <text:p>56%</text:p>
          </table:table-cell>
          <table:table-cell table:formula="of:=([.A65]-[.$B$4])/365.25" office:value-type="float" office:value="37.8168962922759" calcext:value-type="float">
            <text:p>37.8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65])" office:value-type="float" office:value="179.895426039791" calcext:value-type="float">
            <text:p>180</text:p>
          </table:table-cell>
          <table:table-cell table:formula="of:=[.G65]-[.F65]" office:value-type="float" office:value="109.895426039791" calcext:value-type="float">
            <text:p>110</text:p>
          </table:table-cell>
          <table:table-cell table:formula="of:=0.6*[.H65]+[.F65]" office:value-type="float" office:value="135.937255623875" calcext:value-type="float">
            <text:p>136</text:p>
          </table:table-cell>
          <table:table-cell table:formula="of:=0.9*[.H65]+[.F65]" office:value-type="float" office:value="168.905883435812" calcext:value-type="float">
            <text:p>169</text:p>
          </table:table-cell>
          <table:table-cell table:formula="of:= 7 / ([.D65] * ([.$K$10] - [.$K$9]) + [.$K$9])" office:value-type="float" office:value="1.69984801124314" calcext:value-type="float">
            <text:p>1.7</text:p>
          </table:table-cell>
          <table:table-cell table:number-columns-repeated="1013"/>
        </table:table-row>
        <table:table-row table:style-name="ro1">
          <table:table-cell table:formula="of:=[.A65]+[.K65]" office:value-type="date" office:date-value="2017-10-27T07:42:33.301297" calcext:value-type="date">
            <text:p>Fri, Oct 27</text:p>
          </table:table-cell>
          <table:table-cell table:formula="of:=[.D66]*([.J66]-[.I66]) + [.I66]" office:value-type="float" office:value="154.675855750157" calcext:value-type="float">
            <text:p>155</text:p>
          </table:table-cell>
          <table:table-cell table:formula="of:=[.D66]*([.$H$10]-[.$H$9]) + [.$H$9]" office:value-type="float" office:value="40.5803046912533" calcext:value-type="float">
            <text:p>41</text:p>
          </table:table-cell>
          <table:table-cell table:formula="of:=MIN(([.A66]-[.$E$9])/([.$E$10]-[.$E$9]);1)" office:value-type="percentage" office:value="0.568451215361185" calcext:value-type="percentage">
            <text:p>57%</text:p>
          </table:table-cell>
          <table:table-cell table:formula="of:=([.A66]-[.$B$4])/365.25" office:value-type="float" office:value="37.8215502224915" calcext:value-type="float">
            <text:p>37.8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66])" office:value-type="float" office:value="179.892238097593" calcext:value-type="float">
            <text:p>180</text:p>
          </table:table-cell>
          <table:table-cell table:formula="of:=[.G66]-[.F66]" office:value-type="float" office:value="109.892238097593" calcext:value-type="float">
            <text:p>110</text:p>
          </table:table-cell>
          <table:table-cell table:formula="of:=0.6*[.H66]+[.F66]" office:value-type="float" office:value="135.935342858556" calcext:value-type="float">
            <text:p>136</text:p>
          </table:table-cell>
          <table:table-cell table:formula="of:=0.9*[.H66]+[.F66]" office:value-type="float" office:value="168.903014287834" calcext:value-type="float">
            <text:p>169</text:p>
          </table:table-cell>
          <table:table-cell table:formula="of:= 7 / ([.D66] * ([.$K$10] - [.$K$9]) + [.$K$9])" office:value-type="float" office:value="1.69208728444139" calcext:value-type="float">
            <text:p>1.7</text:p>
          </table:table-cell>
          <table:table-cell table:number-columns-repeated="1013"/>
        </table:table-row>
        <table:table-row table:style-name="ro1">
          <table:table-cell table:formula="of:=[.A66]+[.K66]" office:value-type="date" office:date-value="2017-10-29T00:19:09.642673" calcext:value-type="date">
            <text:p>Sun, Oct 29</text:p>
          </table:table-cell>
          <table:table-cell table:formula="of:=[.D67]*([.J67]-[.I67]) + [.I67]" office:value-type="float" office:value="154.983313691343" calcext:value-type="float">
            <text:p>155</text:p>
          </table:table-cell>
          <table:table-cell table:formula="of:=[.D67]*([.$H$10]-[.$H$9]) + [.$H$9]" office:value-type="float" office:value="41.0033265123639" calcext:value-type="float">
            <text:p>41</text:p>
          </table:table-cell>
          <table:table-cell table:formula="of:=MIN(([.A67]-[.$E$9])/([.$E$10]-[.$E$9]);1)" office:value-type="percentage" office:value="0.577851700274752" calcext:value-type="percentage">
            <text:p>58%</text:p>
          </table:table-cell>
          <table:table-cell table:formula="of:=([.A67]-[.$B$4])/365.25" office:value-type="float" office:value="37.8261829049951" calcext:value-type="float">
            <text:p>37.8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67])" office:value-type="float" office:value="179.889064710078" calcext:value-type="float">
            <text:p>180</text:p>
          </table:table-cell>
          <table:table-cell table:formula="of:=[.G67]-[.F67]" office:value-type="float" office:value="109.889064710078" calcext:value-type="float">
            <text:p>110</text:p>
          </table:table-cell>
          <table:table-cell table:formula="of:=0.6*[.H67]+[.F67]" office:value-type="float" office:value="135.933438826047" calcext:value-type="float">
            <text:p>136</text:p>
          </table:table-cell>
          <table:table-cell table:formula="of:=0.9*[.H67]+[.F67]" office:value-type="float" office:value="168.900158239071" calcext:value-type="float">
            <text:p>169</text:p>
          </table:table-cell>
          <table:table-cell table:formula="of:= 7 / ([.D67] * ([.$K$10] - [.$K$9]) + [.$K$9])" office:value-type="float" office:value="1.68443205043806" calcext:value-type="float">
            <text:p>1.7</text:p>
          </table:table-cell>
          <table:table-cell table:number-columns-repeated="1013"/>
        </table:table-row>
        <table:table-row table:style-name="ro1">
          <table:table-cell table:formula="of:=[.A67]+[.K67]" office:value-type="date" office:date-value="2017-10-30T16:44:44.571831" calcext:value-type="date">
            <text:p>Mon, Oct 30</text:p>
          </table:table-cell>
          <table:table-cell table:formula="of:=[.D68]*([.J68]-[.I68]) + [.I68]" office:value-type="float" office:value="155.28936287326" calcext:value-type="float">
            <text:p>155</text:p>
          </table:table-cell>
          <table:table-cell table:formula="of:=[.D68]*([.$H$10]-[.$H$9]) + [.$H$9]" office:value-type="float" office:value="41.4244345249736" calcext:value-type="float">
            <text:p>41</text:p>
          </table:table-cell>
          <table:table-cell table:formula="of:=MIN(([.A68]-[.$E$9])/([.$E$10]-[.$E$9]);1)" office:value-type="percentage" office:value="0.587209656110523" calcext:value-type="percentage">
            <text:p>59%</text:p>
          </table:table-cell>
          <table:table-cell table:formula="of:=([.A68]-[.$B$4])/365.25" office:value-type="float" office:value="37.8307946286102" calcext:value-type="float">
            <text:p>37.8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68])" office:value-type="float" office:value="179.885905679402" calcext:value-type="float">
            <text:p>180</text:p>
          </table:table-cell>
          <table:table-cell table:formula="of:=[.G68]-[.F68]" office:value-type="float" office:value="109.885905679402" calcext:value-type="float">
            <text:p>110</text:p>
          </table:table-cell>
          <table:table-cell table:formula="of:=0.6*[.H68]+[.F68]" office:value-type="float" office:value="135.931543407641" calcext:value-type="float">
            <text:p>136</text:p>
          </table:table-cell>
          <table:table-cell table:formula="of:=0.9*[.H68]+[.F68]" office:value-type="float" office:value="168.897315111462" calcext:value-type="float">
            <text:p>169</text:p>
          </table:table-cell>
          <table:table-cell table:formula="of:= 7 / ([.D68] * ([.$K$10] - [.$K$9]) + [.$K$9])" office:value-type="float" office:value="1.67687993860769" calcext:value-type="float">
            <text:p>1.7</text:p>
          </table:table-cell>
          <table:table-cell table:number-columns-repeated="1013"/>
        </table:table-row>
        <table:table-row table:style-name="ro1">
          <table:table-cell table:formula="of:=[.A68]+[.K68]" office:value-type="date" office:date-value="2017-11-01T08:59:26.998526" calcext:value-type="date">
            <text:p>Wed, Nov 1</text:p>
          </table:table-cell>
          <table:table-cell table:formula="of:=[.D69]*([.J69]-[.I69]) + [.I69]" office:value-type="float" office:value="155.59402227267" calcext:value-type="float">
            <text:p>156</text:p>
          </table:table-cell>
          <table:table-cell table:formula="of:=[.D69]*([.$H$10]-[.$H$9]) + [.$H$9]" office:value-type="float" office:value="41.8436545096247" calcext:value-type="float">
            <text:p>42</text:p>
          </table:table-cell>
          <table:table-cell table:formula="of:=MIN(([.A69]-[.$E$9])/([.$E$10]-[.$E$9]);1)" office:value-type="percentage" office:value="0.596525655769437" calcext:value-type="percentage">
            <text:p>60%</text:p>
          </table:table-cell>
          <table:table-cell table:formula="of:=([.A69]-[.$B$4])/365.25" office:value-type="float" office:value="37.8353856756701" calcext:value-type="float">
            <text:p>37.8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69])" office:value-type="float" office:value="179.882760812166" calcext:value-type="float">
            <text:p>180</text:p>
          </table:table-cell>
          <table:table-cell table:formula="of:=[.G69]-[.F69]" office:value-type="float" office:value="109.882760812166" calcext:value-type="float">
            <text:p>110</text:p>
          </table:table-cell>
          <table:table-cell table:formula="of:=0.6*[.H69]+[.F69]" office:value-type="float" office:value="135.9296564873" calcext:value-type="float">
            <text:p>136</text:p>
          </table:table-cell>
          <table:table-cell table:formula="of:=0.9*[.H69]+[.F69]" office:value-type="float" office:value="168.894484730949" calcext:value-type="float">
            <text:p>169</text:p>
          </table:table-cell>
          <table:table-cell table:formula="of:= 7 / ([.D69] * ([.$K$10] - [.$K$9]) + [.$K$9])" office:value-type="float" office:value="1.66942865228877" calcext:value-type="float">
            <text:p>1.7</text:p>
          </table:table-cell>
          <table:table-cell table:number-columns-repeated="1013"/>
        </table:table-row>
        <table:table-row table:style-name="ro1">
          <table:table-cell table:formula="of:=[.A69]+[.K69]" office:value-type="date" office:date-value="2017-11-03T01:03:25.634084" calcext:value-type="date">
            <text:p>Fri, Nov 3</text:p>
          </table:table-cell>
          <table:table-cell table:formula="of:=[.D70]*([.J70]-[.I70]) + [.I70]" office:value-type="float" office:value="155.897310443709" calcext:value-type="float">
            <text:p>156</text:p>
          </table:table-cell>
          <table:table-cell table:formula="of:=[.D70]*([.$H$10]-[.$H$9]) + [.$H$9]" office:value-type="float" office:value="42.2610116726974" calcext:value-type="float">
            <text:p>42</text:p>
          </table:table-cell>
          <table:table-cell table:formula="of:=MIN(([.A70]-[.$E$9])/([.$E$10]-[.$E$9]);1)" office:value-type="percentage" office:value="0.605800259393274" calcext:value-type="percentage">
            <text:p>61%</text:p>
          </table:table-cell>
          <table:table-cell table:formula="of:=([.A70]-[.$B$4])/365.25" office:value-type="float" office:value="37.8399563222198" calcext:value-type="float">
            <text:p>37.8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70])" office:value-type="float" office:value="179.879629919279" calcext:value-type="float">
            <text:p>180</text:p>
          </table:table-cell>
          <table:table-cell table:formula="of:=[.G70]-[.F70]" office:value-type="float" office:value="109.879629919279" calcext:value-type="float">
            <text:p>110</text:p>
          </table:table-cell>
          <table:table-cell table:formula="of:=0.6*[.H70]+[.F70]" office:value-type="float" office:value="135.927777951568" calcext:value-type="float">
            <text:p>136</text:p>
          </table:table-cell>
          <table:table-cell table:formula="of:=0.9*[.H70]+[.F70]" office:value-type="float" office:value="168.891666927351" calcext:value-type="float">
            <text:p>169</text:p>
          </table:table-cell>
          <table:table-cell table:formula="of:= 7 / ([.D70] * ([.$K$10] - [.$K$9]) + [.$K$9])" office:value-type="float" office:value="1.66207596584133" calcext:value-type="float">
            <text:p>1.7</text:p>
          </table:table-cell>
          <table:table-cell table:number-columns-repeated="1013"/>
        </table:table-row>
        <table:table-row table:style-name="ro1">
          <table:table-cell table:formula="of:=[.A70]+[.K70]" office:value-type="date" office:date-value="2017-11-04T16:56:48.997533" calcext:value-type="date">
            <text:p>Sat, Nov 4</text:p>
          </table:table-cell>
          <table:table-cell table:formula="of:=[.D71]*([.J71]-[.I71]) + [.I71]" office:value-type="float" office:value="156.199245530948" calcext:value-type="float">
            <text:p>156</text:p>
          </table:table-cell>
          <table:table-cell table:formula="of:=[.D71]*([.$H$10]-[.$H$9]) + [.$H$9]" office:value-type="float" office:value="42.6765306641573" calcext:value-type="float">
            <text:p>43</text:p>
          </table:table-cell>
          <table:table-cell table:formula="of:=MIN(([.A71]-[.$E$9])/([.$E$10]-[.$E$9]);1)" office:value-type="percentage" office:value="0.615034014759052" calcext:value-type="percentage">
            <text:p>62%</text:p>
          </table:table-cell>
          <table:table-cell table:formula="of:=([.A71]-[.$B$4])/365.25" office:value-type="float" office:value="37.8445068382112" calcext:value-type="float">
            <text:p>37.8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71])" office:value-type="float" office:value="179.876512815825" calcext:value-type="float">
            <text:p>180</text:p>
          </table:table-cell>
          <table:table-cell table:formula="of:=[.G71]-[.F71]" office:value-type="float" office:value="109.876512815825" calcext:value-type="float">
            <text:p>110</text:p>
          </table:table-cell>
          <table:table-cell table:formula="of:=0.6*[.H71]+[.F71]" office:value-type="float" office:value="135.925907689495" calcext:value-type="float">
            <text:p>136</text:p>
          </table:table-cell>
          <table:table-cell table:formula="of:=0.9*[.H71]+[.F71]" office:value-type="float" office:value="168.888861534243" calcext:value-type="float">
            <text:p>169</text:p>
          </table:table-cell>
          <table:table-cell table:formula="of:= 7 / ([.D71] * ([.$K$10] - [.$K$9]) + [.$K$9])" office:value-type="float" office:value="1.65481972184676" calcext:value-type="float">
            <text:p>1.7</text:p>
          </table:table-cell>
          <table:table-cell table:number-columns-repeated="1013"/>
        </table:table-row>
        <table:table-row table:style-name="ro1">
          <table:table-cell table:formula="of:=[.A71]+[.K71]" office:value-type="date" office:date-value="2017-11-06T08:39:45.4215" calcext:value-type="date">
            <text:p>Mon, Nov 6</text:p>
          </table:table-cell>
          <table:table-cell table:formula="of:=[.D72]*([.J72]-[.I72]) + [.I72]" office:value-type="float" office:value="156.499845281953" calcext:value-type="float">
            <text:p>156</text:p>
          </table:table-cell>
          <table:table-cell table:formula="of:=[.D72]*([.$H$10]-[.$H$9]) + [.$H$9]" office:value-type="float" office:value="43.0902355946182" calcext:value-type="float">
            <text:p>43</text:p>
          </table:table-cell>
          <table:table-cell table:formula="of:=MIN(([.A72]-[.$E$9])/([.$E$10]-[.$E$9]);1)" office:value-type="percentage" office:value="0.624227457658182" calcext:value-type="percentage">
            <text:p>62%</text:p>
          </table:table-cell>
          <table:table-cell table:formula="of:=([.A72]-[.$B$4])/365.25" office:value-type="float" office:value="37.8490374876892" calcext:value-type="float">
            <text:p>37.8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72])" office:value-type="float" office:value="179.873409320933" calcext:value-type="float">
            <text:p>180</text:p>
          </table:table-cell>
          <table:table-cell table:formula="of:=[.G72]-[.F72]" office:value-type="float" office:value="109.873409320933" calcext:value-type="float">
            <text:p>110</text:p>
          </table:table-cell>
          <table:table-cell table:formula="of:=0.6*[.H72]+[.F72]" office:value-type="float" office:value="135.92404559256" calcext:value-type="float">
            <text:p>136</text:p>
          </table:table-cell>
          <table:table-cell table:formula="of:=0.9*[.H72]+[.F72]" office:value-type="float" office:value="168.88606838884" calcext:value-type="float">
            <text:p>169</text:p>
          </table:table-cell>
          <table:table-cell table:formula="of:= 7 / ([.D72] * ([.$K$10] - [.$K$9]) + [.$K$9])" office:value-type="float" office:value="1.64765782844108" calcext:value-type="float">
            <text:p>1.6</text:p>
          </table:table-cell>
          <table:table-cell table:number-columns-repeated="1013"/>
        </table:table-row>
        <table:table-row table:style-name="ro1">
          <table:table-cell table:formula="of:=[.A72]+[.K72]" office:value-type="date" office:date-value="2017-11-08T00:12:23.057877" calcext:value-type="date">
            <text:p>Wed, Nov 8</text:p>
          </table:table-cell>
          <table:table-cell table:formula="of:=[.D73]*([.J73]-[.I73]) + [.I73]" office:value-type="float" office:value="156.799127059346" calcext:value-type="float">
            <text:p>157</text:p>
          </table:table-cell>
          <table:table-cell table:formula="of:=[.D73]*([.$H$10]-[.$H$9]) + [.$H$9]" office:value-type="float" office:value="43.5021500517287" calcext:value-type="float">
            <text:p>44</text:p>
          </table:table-cell>
          <table:table-cell table:formula="of:=MIN(([.A73]-[.$E$9])/([.$E$10]-[.$E$9]);1)" office:value-type="percentage" office:value="0.633381112260637" calcext:value-type="percentage">
            <text:p>63%</text:p>
          </table:table-cell>
          <table:table-cell table:formula="of:=([.A73]-[.$B$4])/365.25" office:value-type="float" office:value="37.8535485289717" calcext:value-type="float">
            <text:p>37.8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73])" office:value-type="float" office:value="179.870319257654" calcext:value-type="float">
            <text:p>180</text:p>
          </table:table-cell>
          <table:table-cell table:formula="of:=[.G73]-[.F73]" office:value-type="float" office:value="109.870319257654" calcext:value-type="float">
            <text:p>110</text:p>
          </table:table-cell>
          <table:table-cell table:formula="of:=0.6*[.H73]+[.F73]" office:value-type="float" office:value="135.922191554593" calcext:value-type="float">
            <text:p>136</text:p>
          </table:table-cell>
          <table:table-cell table:formula="of:=0.9*[.H73]+[.F73]" office:value-type="float" office:value="168.883287331889" calcext:value-type="float">
            <text:p>169</text:p>
          </table:table-cell>
          <table:table-cell table:formula="of:= 7 / ([.D73] * ([.$K$10] - [.$K$9]) + [.$K$9])" office:value-type="float" office:value="1.64058825677482" calcext:value-type="float">
            <text:p>1.6</text:p>
          </table:table-cell>
          <table:table-cell table:number-columns-repeated="1013"/>
        </table:table-row>
        <table:table-row table:style-name="ro1">
          <table:table-cell table:formula="of:=[.A73]+[.K73]" office:value-type="date" office:date-value="2017-11-09T15:34:49.883263" calcext:value-type="date">
            <text:p>Thu, Nov 9</text:p>
          </table:table-cell>
          <table:table-cell table:formula="of:=[.D74]*([.J74]-[.I74]) + [.I74]" office:value-type="float" office:value="157.097107852401" calcext:value-type="float">
            <text:p>157</text:p>
          </table:table-cell>
          <table:table-cell table:formula="of:=[.D74]*([.$H$10]-[.$H$9]) + [.$H$9]" office:value-type="float" office:value="43.9122971159231" calcext:value-type="float">
            <text:p>44</text:p>
          </table:table-cell>
          <table:table-cell table:formula="of:=MIN(([.A74]-[.$E$9])/([.$E$10]-[.$E$9]);1)" office:value-type="percentage" office:value="0.642495491464959" calcext:value-type="percentage">
            <text:p>64%</text:p>
          </table:table-cell>
          <table:table-cell table:formula="of:=([.A74]-[.$B$4])/365.25" office:value-type="float" office:value="37.8580402148219" calcext:value-type="float">
            <text:p>37.8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74])" office:value-type="float" office:value="179.867242452847" calcext:value-type="float">
            <text:p>180</text:p>
          </table:table-cell>
          <table:table-cell table:formula="of:=[.G74]-[.F74]" office:value-type="float" office:value="109.867242452847" calcext:value-type="float">
            <text:p>110</text:p>
          </table:table-cell>
          <table:table-cell table:formula="of:=0.6*[.H74]+[.F74]" office:value-type="float" office:value="135.920345471708" calcext:value-type="float">
            <text:p>136</text:p>
          </table:table-cell>
          <table:table-cell table:formula="of:=0.9*[.H74]+[.F74]" office:value-type="float" office:value="168.880518207562" calcext:value-type="float">
            <text:p>169</text:p>
          </table:table-cell>
          <table:table-cell table:formula="of:= 7 / ([.D74] * ([.$K$10] - [.$K$9]) + [.$K$9])" office:value-type="float" office:value="1.63360903859211" calcext:value-type="float">
            <text:p>1.6</text:p>
          </table:table-cell>
          <table:table-cell table:number-columns-repeated="1013"/>
        </table:table-row>
        <table:table-row table:style-name="ro1">
          <table:table-cell table:formula="of:=[.A74]+[.K74]" office:value-type="date" office:date-value="2017-11-11T06:47:13.704197" calcext:value-type="date">
            <text:p>Sat, Nov 11</text:p>
          </table:table-cell>
          <table:table-cell table:formula="of:=[.D75]*([.J75]-[.I75]) + [.I75]" office:value-type="float" office:value="157.393804288191" calcext:value-type="float">
            <text:p>157</text:p>
          </table:table-cell>
          <table:table-cell table:formula="of:=[.D75]*([.$H$10]-[.$H$9]) + [.$H$9]" office:value-type="float" office:value="44.3206993755703" calcext:value-type="float">
            <text:p>44</text:p>
          </table:table-cell>
          <table:table-cell table:formula="of:=MIN(([.A75]-[.$E$9])/([.$E$10]-[.$E$9]);1)" office:value-type="percentage" office:value="0.651571097234895" calcext:value-type="percentage">
            <text:p>65%</text:p>
          </table:table-cell>
          <table:table-cell table:formula="of:=([.A75]-[.$B$4])/365.25" office:value-type="float" office:value="37.862512792614" calcext:value-type="float">
            <text:p>37.8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75])" office:value-type="float" office:value="179.864178737059" calcext:value-type="float">
            <text:p>180</text:p>
          </table:table-cell>
          <table:table-cell table:formula="of:=[.G75]-[.F75]" office:value-type="float" office:value="109.864178737059" calcext:value-type="float">
            <text:p>110</text:p>
          </table:table-cell>
          <table:table-cell table:formula="of:=0.6*[.H75]+[.F75]" office:value-type="float" office:value="135.918507242236" calcext:value-type="float">
            <text:p>136</text:p>
          </table:table-cell>
          <table:table-cell table:formula="of:=0.9*[.H75]+[.F75]" office:value-type="float" office:value="168.877760863353" calcext:value-type="float">
            <text:p>169</text:p>
          </table:table-cell>
          <table:table-cell table:formula="of:= 7 / ([.D75] * ([.$K$10] - [.$K$9]) + [.$K$9])" office:value-type="float" office:value="1.6267182639226" calcext:value-type="float">
            <text:p>1.6</text:p>
          </table:table-cell>
          <table:table-cell table:number-columns-repeated="1013"/>
        </table:table-row>
        <table:table-row table:style-name="ro1">
          <table:table-cell table:formula="of:=[.A75]+[.K75]" office:value-type="date" office:date-value="2017-11-12T21:49:42.1622" calcext:value-type="date">
            <text:p>Sun, Nov 12</text:p>
          </table:table-cell>
          <table:table-cell table:formula="of:=[.D76]*([.J76]-[.I76]) + [.I76]" office:value-type="float" office:value="157.68923264232" calcext:value-type="float">
            <text:p>158</text:p>
          </table:table-cell>
          <table:table-cell table:formula="of:=[.D76]*([.$H$10]-[.$H$9]) + [.$H$9]" office:value-type="float" office:value="44.7273789415503" calcext:value-type="float">
            <text:p>45</text:p>
          </table:table-cell>
          <table:table-cell table:formula="of:=MIN(([.A76]-[.$E$9])/([.$E$10]-[.$E$9]);1)" office:value-type="percentage" office:value="0.660608420923341" calcext:value-type="percentage">
            <text:p>66%</text:p>
          </table:table-cell>
          <table:table-cell table:formula="of:=([.A76]-[.$B$4])/365.25" office:value-type="float" office:value="37.8669665044934" calcext:value-type="float">
            <text:p>37.8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76])" office:value-type="float" office:value="179.861127944422" calcext:value-type="float">
            <text:p>180</text:p>
          </table:table-cell>
          <table:table-cell table:formula="of:=[.G76]-[.F76]" office:value-type="float" office:value="109.861127944422" calcext:value-type="float">
            <text:p>110</text:p>
          </table:table-cell>
          <table:table-cell table:formula="of:=0.6*[.H76]+[.F76]" office:value-type="float" office:value="135.916676766653" calcext:value-type="float">
            <text:p>136</text:p>
          </table:table-cell>
          <table:table-cell table:formula="of:=0.9*[.H76]+[.F76]" office:value-type="float" office:value="168.87501514998" calcext:value-type="float">
            <text:p>169</text:p>
          </table:table-cell>
          <table:table-cell table:formula="of:= 7 / ([.D76] * ([.$K$10] - [.$K$9]) + [.$K$9])" office:value-type="float" office:value="1.61991407887981" calcext:value-type="float">
            <text:p>1.6</text:p>
          </table:table-cell>
          <table:table-cell table:number-columns-repeated="1013"/>
        </table:table-row>
        <table:table-row table:style-name="ro1">
          <table:table-cell table:formula="of:=[.A76]+[.K76]" office:value-type="date" office:date-value="2017-11-14T12:42:22.738615" calcext:value-type="date">
            <text:p>Tue, Nov 14</text:p>
          </table:table-cell>
          <table:table-cell table:formula="of:=[.D77]*([.J77]-[.I77]) + [.I77]" office:value-type="float" office:value="157.98340884924" calcext:value-type="float">
            <text:p>158</text:p>
          </table:table-cell>
          <table:table-cell table:formula="of:=[.D77]*([.$H$10]-[.$H$9]) + [.$H$9]" office:value-type="float" office:value="45.1323574612707" calcext:value-type="float">
            <text:p>45</text:p>
          </table:table-cell>
          <table:table-cell table:formula="of:=MIN(([.A77]-[.$E$9])/([.$E$10]-[.$E$9]);1)" office:value-type="percentage" office:value="0.669607943583792" calcext:value-type="percentage">
            <text:p>67%</text:p>
          </table:table-cell>
          <table:table-cell table:formula="of:=([.A77]-[.$B$4])/365.25" office:value-type="float" office:value="37.8714015875293" calcext:value-type="float">
            <text:p>37.8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77])" office:value-type="float" office:value="179.858089912542" calcext:value-type="float">
            <text:p>180</text:p>
          </table:table-cell>
          <table:table-cell table:formula="of:=[.G77]-[.F77]" office:value-type="float" office:value="109.858089912542" calcext:value-type="float">
            <text:p>110</text:p>
          </table:table-cell>
          <table:table-cell table:formula="of:=0.6*[.H77]+[.F77]" office:value-type="float" office:value="135.914853947525" calcext:value-type="float">
            <text:p>136</text:p>
          </table:table-cell>
          <table:table-cell table:formula="of:=0.9*[.H77]+[.F77]" office:value-type="float" office:value="168.872280921288" calcext:value-type="float">
            <text:p>169</text:p>
          </table:table-cell>
          <table:table-cell table:formula="of:= 7 / ([.D77] * ([.$K$10] - [.$K$9]) + [.$K$9])" office:value-type="float" office:value="1.6131946835605" calcext:value-type="float">
            <text:p>1.6</text:p>
          </table:table-cell>
          <table:table-cell table:number-columns-repeated="1013"/>
        </table:table-row>
        <table:table-row table:style-name="ro1">
          <table:table-cell table:formula="of:=[.A77]+[.K77]" office:value-type="date" office:date-value="2017-11-16T03:25:22.759275" calcext:value-type="date">
            <text:p>Thu, Nov 16</text:p>
          </table:table-cell>
          <table:table-cell table:formula="of:=[.D78]*([.J78]-[.I78]) + [.I78]" office:value-type="float" office:value="158.276348512182" calcext:value-type="float">
            <text:p>158</text:p>
          </table:table-cell>
          <table:table-cell table:formula="of:=[.D78]*([.$H$10]-[.$H$9]) + [.$H$9]" office:value-type="float" office:value="45.5356561321605" calcext:value-type="float">
            <text:p>46</text:p>
          </table:table-cell>
          <table:table-cell table:formula="of:=MIN(([.A78]-[.$E$9])/([.$E$10]-[.$E$9]);1)" office:value-type="percentage" office:value="0.678570136270234" calcext:value-type="percentage">
            <text:p>68%</text:p>
          </table:table-cell>
          <table:table-cell table:formula="of:=([.A78]-[.$B$4])/365.25" office:value-type="float" office:value="37.8758182738635" calcext:value-type="float">
            <text:p>37.8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78])" office:value-type="float" office:value="179.855064482404" calcext:value-type="float">
            <text:p>180</text:p>
          </table:table-cell>
          <table:table-cell table:formula="of:=[.G78]-[.F78]" office:value-type="float" office:value="109.855064482404" calcext:value-type="float">
            <text:p>110</text:p>
          </table:table-cell>
          <table:table-cell table:formula="of:=0.6*[.H78]+[.F78]" office:value-type="float" office:value="135.913038689442" calcext:value-type="float">
            <text:p>136</text:p>
          </table:table-cell>
          <table:table-cell table:formula="of:=0.9*[.H78]+[.F78]" office:value-type="float" office:value="168.869558034163" calcext:value-type="float">
            <text:p>169</text:p>
          </table:table-cell>
          <table:table-cell table:formula="of:= 7 / ([.D78] * ([.$K$10] - [.$K$9]) + [.$K$9])" office:value-type="float" office:value="1.60655833003939" calcext:value-type="float">
            <text:p>1.6</text:p>
          </table:table-cell>
          <table:table-cell table:number-columns-repeated="1013"/>
        </table:table-row>
        <table:table-row table:style-name="ro1">
          <table:table-cell table:formula="of:=[.A78]+[.K78]" office:value-type="date" office:date-value="2017-11-17T17:58:49.39899" calcext:value-type="date">
            <text:p>Fri, Nov 17</text:p>
          </table:table-cell>
          <table:table-cell table:formula="of:=[.D79]*([.J79]-[.I79]) + [.I79]" office:value-type="float" office:value="158.568066912727" calcext:value-type="float">
            <text:p>159</text:p>
          </table:table-cell>
          <table:table-cell table:formula="of:=[.D79]*([.$H$10]-[.$H$9]) + [.$H$9]" office:value-type="float" office:value="45.9372957146698" calcext:value-type="float">
            <text:p>46</text:p>
          </table:table-cell>
          <table:table-cell table:formula="of:=MIN(([.A79]-[.$E$9])/([.$E$10]-[.$E$9]);1)" office:value-type="percentage" office:value="0.687495460325994" calcext:value-type="percentage">
            <text:p>69%</text:p>
          </table:table-cell>
          <table:table-cell table:formula="of:=([.A79]-[.$B$4])/365.25" office:value-type="float" office:value="37.880216790852" calcext:value-type="float">
            <text:p>37.8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79])" office:value-type="float" office:value="179.852051498266" calcext:value-type="float">
            <text:p>180</text:p>
          </table:table-cell>
          <table:table-cell table:formula="of:=[.G79]-[.F79]" office:value-type="float" office:value="109.852051498266" calcext:value-type="float">
            <text:p>110</text:p>
          </table:table-cell>
          <table:table-cell table:formula="of:=0.6*[.H79]+[.F79]" office:value-type="float" office:value="135.91123089896" calcext:value-type="float">
            <text:p>136</text:p>
          </table:table-cell>
          <table:table-cell table:formula="of:=0.9*[.H79]+[.F79]" office:value-type="float" office:value="168.86684634844" calcext:value-type="float">
            <text:p>169</text:p>
          </table:table-cell>
          <table:table-cell table:formula="of:= 7 / ([.D79] * ([.$K$10] - [.$K$9]) + [.$K$9])" office:value-type="float" office:value="1.60000332045416" calcext:value-type="float">
            <text:p>1.6</text:p>
          </table:table-cell>
          <table:table-cell table:number-columns-repeated="1013"/>
        </table:table-row>
        <table:table-row table:style-name="ro1">
          <table:table-cell table:formula="of:=[.A79]+[.K79]" office:value-type="date" office:date-value="2017-11-19T08:22:49.685877" calcext:value-type="date">
            <text:p>Sun, Nov 19</text:p>
          </table:table-cell>
          <table:table-cell table:formula="of:=[.D80]*([.J80]-[.I80]) + [.I80]" office:value-type="float" office:value="158.858579020013" calcext:value-type="float">
            <text:p>159</text:p>
          </table:table-cell>
          <table:table-cell table:formula="of:=[.D80]*([.$H$10]-[.$H$9]) + [.$H$9]" office:value-type="float" office:value="46.3372965447834" calcext:value-type="float">
            <text:p>46</text:p>
          </table:table-cell>
          <table:table-cell table:formula="of:=MIN(([.A80]-[.$E$9])/([.$E$10]-[.$E$9]);1)" office:value-type="percentage" office:value="0.696384367661853" calcext:value-type="percentage">
            <text:p>70%</text:p>
          </table:table-cell>
          <table:table-cell table:formula="of:=([.A80]-[.$B$4])/365.25" office:value-type="float" office:value="37.8845973612023" calcext:value-type="float">
            <text:p>37.8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80])" office:value-type="float" office:value="179.849050807576" calcext:value-type="float">
            <text:p>180</text:p>
          </table:table-cell>
          <table:table-cell table:formula="of:=[.G80]-[.F80]" office:value-type="float" office:value="109.849050807576" calcext:value-type="float">
            <text:p>110</text:p>
          </table:table-cell>
          <table:table-cell table:formula="of:=0.6*[.H80]+[.F80]" office:value-type="float" office:value="135.909430484546" calcext:value-type="float">
            <text:p>136</text:p>
          </table:table-cell>
          <table:table-cell table:formula="of:=0.9*[.H80]+[.F80]" office:value-type="float" office:value="168.864145726819" calcext:value-type="float">
            <text:p>169</text:p>
          </table:table-cell>
          <table:table-cell table:formula="of:= 7 / ([.D80] * ([.$K$10] - [.$K$9]) + [.$K$9])" office:value-type="float" office:value="1.59352800517603" calcext:value-type="float">
            <text:p>1.6</text:p>
          </table:table-cell>
          <table:table-cell table:number-columns-repeated="1013"/>
        </table:table-row>
        <table:table-row table:style-name="ro1">
          <table:table-cell table:formula="of:=[.A80]+[.K80]" office:value-type="date" office:date-value="2017-11-20T22:37:30.505525" calcext:value-type="date">
            <text:p>Mon, Nov 20</text:p>
          </table:table-cell>
          <table:table-cell table:formula="of:=[.D81]*([.J81]-[.I81]) + [.I81]" office:value-type="float" office:value="159.147899499614" calcext:value-type="float">
            <text:p>159</text:p>
          </table:table-cell>
          <table:table-cell table:formula="of:=[.D81]*([.$H$10]-[.$H$9]) + [.$H$9]" office:value-type="float" office:value="46.7356785460779" calcext:value-type="float">
            <text:p>47</text:p>
          </table:table-cell>
          <table:table-cell table:formula="of:=MIN(([.A81]-[.$E$9])/([.$E$10]-[.$E$9]);1)" office:value-type="percentage" office:value="0.705237301023953" calcext:value-type="percentage">
            <text:p>71%</text:p>
          </table:table-cell>
          <table:table-cell table:formula="of:=([.A81]-[.$B$4])/365.25" office:value-type="float" office:value="37.8889602031056" calcext:value-type="float">
            <text:p>37.8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81])" office:value-type="float" office:value="179.846062260873" calcext:value-type="float">
            <text:p>180</text:p>
          </table:table-cell>
          <table:table-cell table:formula="of:=[.G81]-[.F81]" office:value-type="float" office:value="109.846062260873" calcext:value-type="float">
            <text:p>110</text:p>
          </table:table-cell>
          <table:table-cell table:formula="of:=0.6*[.H81]+[.F81]" office:value-type="float" office:value="135.907637356524" calcext:value-type="float">
            <text:p>136</text:p>
          </table:table-cell>
          <table:table-cell table:formula="of:=0.9*[.H81]+[.F81]" office:value-type="float" office:value="168.861456034785" calcext:value-type="float">
            <text:p>169</text:p>
          </table:table-cell>
          <table:table-cell table:formula="of:= 7 / ([.D81] * ([.$K$10] - [.$K$9]) + [.$K$9])" office:value-type="float" office:value="1.58713078106145" calcext:value-type="float">
            <text:p>1.6</text:p>
          </table:table-cell>
          <table:table-cell table:number-columns-repeated="1013"/>
        </table:table-row>
        <table:table-row table:style-name="ro1">
          <table:table-cell table:formula="of:=[.A81]+[.K81]" office:value-type="date" office:date-value="2017-11-22T12:42:58.605008" calcext:value-type="date">
            <text:p>Wed, Nov 22</text:p>
          </table:table-cell>
          <table:table-cell table:formula="of:=[.D82]*([.J82]-[.I82]) + [.I82]" office:value-type="float" office:value="159.436042722092" calcext:value-type="float">
            <text:p>159</text:p>
          </table:table-cell>
          <table:table-cell table:formula="of:=[.D82]*([.$H$10]-[.$H$9]) + [.$H$9]" office:value-type="float" office:value="47.1324612413428" calcext:value-type="float">
            <text:p>47</text:p>
          </table:table-cell>
          <table:table-cell table:formula="of:=MIN(([.A82]-[.$E$9])/([.$E$10]-[.$E$9]);1)" office:value-type="percentage" office:value="0.714054694252061" calcext:value-type="percentage">
            <text:p>71%</text:p>
          </table:table-cell>
          <table:table-cell table:formula="of:=([.A82]-[.$B$4])/365.25" office:value-type="float" office:value="37.8933055303638" calcext:value-type="float">
            <text:p>37.8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82])" office:value-type="float" office:value="179.843085711701" calcext:value-type="float">
            <text:p>180</text:p>
          </table:table-cell>
          <table:table-cell table:formula="of:=[.G82]-[.F82]" office:value-type="float" office:value="109.843085711701" calcext:value-type="float">
            <text:p>110</text:p>
          </table:table-cell>
          <table:table-cell table:formula="of:=0.6*[.H82]+[.F82]" office:value-type="float" office:value="135.90585142702" calcext:value-type="float">
            <text:p>136</text:p>
          </table:table-cell>
          <table:table-cell table:formula="of:=0.9*[.H82]+[.F82]" office:value-type="float" office:value="168.858777140531" calcext:value-type="float">
            <text:p>169</text:p>
          </table:table-cell>
          <table:table-cell table:formula="of:= 7 / ([.D82] * ([.$K$10] - [.$K$9]) + [.$K$9])" office:value-type="float" office:value="1.58081008978071" calcext:value-type="float">
            <text:p>1.6</text:p>
          </table:table-cell>
          <table:table-cell table:number-columns-repeated="1013"/>
        </table:table-row>
        <table:table-row table:style-name="ro1">
          <table:table-cell table:formula="of:=[.A82]+[.K82]" office:value-type="date" office:date-value="2017-11-24T02:39:20.596765" calcext:value-type="date">
            <text:p>Fri, Nov 24</text:p>
          </table:table-cell>
          <table:table-cell table:formula="of:=[.D83]*([.J83]-[.I83]) + [.I83]" office:value-type="float" office:value="159.723022771246" calcext:value-type="float">
            <text:p>160</text:p>
          </table:table-cell>
          <table:table-cell table:formula="of:=[.D83]*([.$H$10]-[.$H$9]) + [.$H$9]" office:value-type="float" office:value="47.5276637637871" calcext:value-type="float">
            <text:p>48</text:p>
          </table:table-cell>
          <table:table-cell table:formula="of:=MIN(([.A83]-[.$E$9])/([.$E$10]-[.$E$9]);1)" office:value-type="percentage" office:value="0.722836972528603" calcext:value-type="percentage">
            <text:p>72%</text:p>
          </table:table-cell>
          <table:table-cell table:formula="of:=([.A83]-[.$B$4])/365.25" office:value-type="float" office:value="37.8976335525124" calcext:value-type="float">
            <text:p>37.9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83])" office:value-type="float" office:value="179.840121016529" calcext:value-type="float">
            <text:p>180</text:p>
          </table:table-cell>
          <table:table-cell table:formula="of:=[.G83]-[.F83]" office:value-type="float" office:value="109.840121016529" calcext:value-type="float">
            <text:p>110</text:p>
          </table:table-cell>
          <table:table-cell table:formula="of:=0.6*[.H83]+[.F83]" office:value-type="float" office:value="135.904072609917" calcext:value-type="float">
            <text:p>136</text:p>
          </table:table-cell>
          <table:table-cell table:formula="of:=0.9*[.H83]+[.F83]" office:value-type="float" office:value="168.856108914876" calcext:value-type="float">
            <text:p>169</text:p>
          </table:table-cell>
          <table:table-cell table:formula="of:= 7 / ([.D83] * ([.$K$10] - [.$K$9]) + [.$K$9])" office:value-type="float" office:value="1.57456441621922" calcext:value-type="float">
            <text:p>1.6</text:p>
          </table:table-cell>
          <table:table-cell table:number-columns-repeated="1013"/>
        </table:table-row>
        <table:table-row table:style-name="ro1">
          <table:table-cell table:formula="of:=[.A83]+[.K83]" office:value-type="date" office:date-value="2017-11-25T16:26:42.962326" calcext:value-type="date">
            <text:p>Sat, Nov 25</text:p>
          </table:table-cell>
          <table:table-cell table:formula="of:=[.D84]*([.J84]-[.I84]) + [.I84]" office:value-type="float" office:value="160.008853452064" calcext:value-type="float">
            <text:p>160</text:p>
          </table:table-cell>
          <table:table-cell table:formula="of:=[.D84]*([.$H$10]-[.$H$9]) + [.$H$9]" office:value-type="float" office:value="47.9213048678412" calcext:value-type="float">
            <text:p>48</text:p>
          </table:table-cell>
          <table:table-cell table:formula="of:=MIN(([.A84]-[.$E$9])/([.$E$10]-[.$E$9]);1)" office:value-type="percentage" office:value="0.731584552618693" calcext:value-type="percentage">
            <text:p>73%</text:p>
          </table:table-cell>
          <table:table-cell table:formula="of:=([.A84]-[.$B$4])/365.25" office:value-type="float" office:value="37.9019444749387" calcext:value-type="float">
            <text:p>37.9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84])" office:value-type="float" office:value="179.837168034667" calcext:value-type="float">
            <text:p>180</text:p>
          </table:table-cell>
          <table:table-cell table:formula="of:=[.G84]-[.F84]" office:value-type="float" office:value="109.837168034667" calcext:value-type="float">
            <text:p>110</text:p>
          </table:table-cell>
          <table:table-cell table:formula="of:=0.6*[.H84]+[.F84]" office:value-type="float" office:value="135.9023008208" calcext:value-type="float">
            <text:p>136</text:p>
          </table:table-cell>
          <table:table-cell table:formula="of:=0.9*[.H84]+[.F84]" office:value-type="float" office:value="168.8534512312" calcext:value-type="float">
            <text:p>169</text:p>
          </table:table-cell>
          <table:table-cell table:formula="of:= 7 / ([.D84] * ([.$K$10] - [.$K$9]) + [.$K$9])" office:value-type="float" office:value="1.56839228694824" calcext:value-type="float">
            <text:p>1.6</text:p>
          </table:table-cell>
          <table:table-cell table:number-columns-repeated="1013"/>
        </table:table-row>
        <table:table-row table:style-name="ro1">
          <table:table-cell table:formula="of:=[.A84]+[.K84]" office:value-type="date" office:date-value="2017-11-27T06:05:12.055918" calcext:value-type="date">
            <text:p>Mon, Nov 27</text:p>
          </table:table-cell>
          <table:table-cell table:formula="of:=[.D85]*([.J85]-[.I85]) + [.I85]" office:value-type="float" office:value="160.293548298391" calcext:value-type="float">
            <text:p>160</text:p>
          </table:table-cell>
          <table:table-cell table:formula="of:=[.D85]*([.$H$10]-[.$H$9]) + [.$H$9]" office:value-type="float" office:value="48.3134029395787" calcext:value-type="float">
            <text:p>48</text:p>
          </table:table-cell>
          <table:table-cell table:formula="of:=MIN(([.A85]-[.$E$9])/([.$E$10]-[.$E$9]);1)" office:value-type="percentage" office:value="0.74029784310175" calcext:value-type="percentage">
            <text:p>74%</text:p>
          </table:table-cell>
          <table:table-cell table:formula="of:=([.A85]-[.$B$4])/365.25" office:value-type="float" office:value="37.9062384989961" calcext:value-type="float">
            <text:p>37.9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85])" office:value-type="float" office:value="179.834226628188" calcext:value-type="float">
            <text:p>180</text:p>
          </table:table-cell>
          <table:table-cell table:formula="of:=[.G85]-[.F85]" office:value-type="float" office:value="109.834226628188" calcext:value-type="float">
            <text:p>110</text:p>
          </table:table-cell>
          <table:table-cell table:formula="of:=0.6*[.H85]+[.F85]" office:value-type="float" office:value="135.900535976913" calcext:value-type="float">
            <text:p>136</text:p>
          </table:table-cell>
          <table:table-cell table:formula="of:=0.9*[.H85]+[.F85]" office:value-type="float" office:value="168.850803965369" calcext:value-type="float">
            <text:p>169</text:p>
          </table:table-cell>
          <table:table-cell table:formula="of:= 7 / ([.D85] * ([.$K$10] - [.$K$9]) + [.$K$9])" office:value-type="float" office:value="1.56229226876109" calcext:value-type="float">
            <text:p>1.6</text:p>
          </table:table-cell>
          <table:table-cell table:number-columns-repeated="1013"/>
        </table:table-row>
        <table:table-row table:style-name="ro1">
          <table:table-cell table:formula="of:=[.A85]+[.K85]" office:value-type="date" office:date-value="2017-11-28T19:34:54.107939" calcext:value-type="date">
            <text:p>Tue, Nov 28</text:p>
          </table:table-cell>
          <table:table-cell table:formula="of:=[.D86]*([.J86]-[.I86]) + [.I86]" office:value-type="float" office:value="160.577120580334" calcext:value-type="float">
            <text:p>161</text:p>
          </table:table-cell>
          <table:table-cell table:formula="of:=[.D86]*([.$H$10]-[.$H$9]) + [.$H$9]" office:value-type="float" office:value="48.7039760067692" calcext:value-type="float">
            <text:p>49</text:p>
          </table:table-cell>
          <table:table-cell table:formula="of:=MIN(([.A86]-[.$E$9])/([.$E$10]-[.$E$9]);1)" office:value-type="percentage" office:value="0.74897724459487" calcext:value-type="percentage">
            <text:p>75%</text:p>
          </table:table-cell>
          <table:table-cell table:formula="of:=([.A86]-[.$B$4])/365.25" office:value-type="float" office:value="37.9105158221138" calcext:value-type="float">
            <text:p>37.9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86])" office:value-type="float" office:value="179.831296661852" calcext:value-type="float">
            <text:p>180</text:p>
          </table:table-cell>
          <table:table-cell table:formula="of:=[.G86]-[.F86]" office:value-type="float" office:value="109.831296661852" calcext:value-type="float">
            <text:p>110</text:p>
          </table:table-cell>
          <table:table-cell table:formula="of:=0.6*[.H86]+[.F86]" office:value-type="float" office:value="135.898777997111" calcext:value-type="float">
            <text:p>136</text:p>
          </table:table-cell>
          <table:table-cell table:formula="of:=0.9*[.H86]+[.F86]" office:value-type="float" office:value="168.848166995667" calcext:value-type="float">
            <text:p>169</text:p>
          </table:table-cell>
          <table:table-cell table:formula="of:= 7 / ([.D86] * ([.$K$10] - [.$K$9]) + [.$K$9])" office:value-type="float" office:value="1.55626296727181" calcext:value-type="float">
            <text:p>1.6</text:p>
          </table:table-cell>
          <table:table-cell table:number-columns-repeated="1013"/>
        </table:table-row>
        <table:table-row table:style-name="ro1">
          <table:table-cell table:formula="of:=[.A86]+[.K86]" office:value-type="date" office:date-value="2017-11-30T08:55:55.228312" calcext:value-type="date">
            <text:p>Thu, Nov 30</text:p>
          </table:table-cell>
          <table:table-cell table:formula="of:=[.D87]*([.J87]-[.I87]) + [.I87]" office:value-type="float" office:value="160.859583311402" calcext:value-type="float">
            <text:p>161</text:p>
          </table:table-cell>
          <table:table-cell table:formula="of:=[.D87]*([.$H$10]-[.$H$9]) + [.$H$9]" office:value-type="float" office:value="49.093041748587" calcext:value-type="float">
            <text:p>49</text:p>
          </table:table-cell>
          <table:table-cell table:formula="of:=MIN(([.A87]-[.$E$9])/([.$E$10]-[.$E$9]);1)" office:value-type="percentage" office:value="0.7576231499686" calcext:value-type="percentage">
            <text:p>76%</text:p>
          </table:table-cell>
          <table:table-cell table:formula="of:=([.A87]-[.$B$4])/365.25" office:value-type="float" office:value="37.9147766379038" calcext:value-type="float">
            <text:p>37.9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87])" office:value-type="float" office:value="179.828378003036" calcext:value-type="float">
            <text:p>180</text:p>
          </table:table-cell>
          <table:table-cell table:formula="of:=[.G87]-[.F87]" office:value-type="float" office:value="109.828378003036" calcext:value-type="float">
            <text:p>110</text:p>
          </table:table-cell>
          <table:table-cell table:formula="of:=0.6*[.H87]+[.F87]" office:value-type="float" office:value="135.897026801822" calcext:value-type="float">
            <text:p>136</text:p>
          </table:table-cell>
          <table:table-cell table:formula="of:=0.9*[.H87]+[.F87]" office:value-type="float" office:value="168.845540202732" calcext:value-type="float">
            <text:p>169</text:p>
          </table:table-cell>
          <table:table-cell table:formula="of:= 7 / ([.D87] * ([.$K$10] - [.$K$9]) + [.$K$9])" office:value-type="float" office:value="1.55030302557301" calcext:value-type="float">
            <text:p>1.6</text:p>
          </table:table-cell>
          <table:table-cell table:number-columns-repeated="1013"/>
        </table:table-row>
        <table:table-row table:style-name="ro1">
          <table:table-cell table:formula="of:=[.A87]+[.K87]" office:value-type="date" office:date-value="2017-12-01T22:08:21.409721" calcext:value-type="date">
            <text:p>Fri, Dec 1</text:p>
          </table:table-cell>
          <table:table-cell table:formula="of:=[.D88]*([.J88]-[.I88]) + [.I88]" office:value-type="float" office:value="161.140949255408" calcext:value-type="float">
            <text:p>161</text:p>
          </table:table-cell>
          <table:table-cell table:formula="of:=[.D88]*([.$H$10]-[.$H$9]) + [.$H$9]" office:value-type="float" office:value="49.4806175049798" calcext:value-type="float">
            <text:p>49</text:p>
          </table:table-cell>
          <table:table-cell table:formula="of:=MIN(([.A88]-[.$E$9])/([.$E$10]-[.$E$9]);1)" office:value-type="percentage" office:value="0.766235944555107" calcext:value-type="percentage">
            <text:p>77%</text:p>
          </table:table-cell>
          <table:table-cell table:formula="of:=([.A88]-[.$B$4])/365.25" office:value-type="float" office:value="37.9190211362626" calcext:value-type="float">
            <text:p>37.9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88])" office:value-type="float" office:value="179.82547052166" calcext:value-type="float">
            <text:p>180</text:p>
          </table:table-cell>
          <table:table-cell table:formula="of:=[.G88]-[.F88]" office:value-type="float" office:value="109.82547052166" calcext:value-type="float">
            <text:p>110</text:p>
          </table:table-cell>
          <table:table-cell table:formula="of:=0.6*[.H88]+[.F88]" office:value-type="float" office:value="135.895282312996" calcext:value-type="float">
            <text:p>136</text:p>
          </table:table-cell>
          <table:table-cell table:formula="of:=0.9*[.H88]+[.F88]" office:value-type="float" office:value="168.842923469494" calcext:value-type="float">
            <text:p>169</text:p>
          </table:table-cell>
          <table:table-cell table:formula="of:= 7 / ([.D88] * ([.$K$10] - [.$K$9]) + [.$K$9])" office:value-type="float" office:value="1.54441112295" calcext:value-type="float">
            <text:p>1.5</text:p>
          </table:table-cell>
          <table:table-cell table:number-columns-repeated="1013"/>
        </table:table-row>
        <table:table-row table:style-name="ro1">
          <table:table-cell table:formula="of:=[.A88]+[.K88]" office:value-type="date" office:date-value="2017-12-03T11:12:18.530744" calcext:value-type="date">
            <text:p>Sun, Dec 3</text:p>
          </table:table-cell>
          <table:table-cell table:formula="of:=[.D89]*([.J89]-[.I89]) + [.I89]" office:value-type="float" office:value="161.421230933125" calcext:value-type="float">
            <text:p>161</text:p>
          </table:table-cell>
          <table:table-cell table:formula="of:=[.D89]*([.$H$10]-[.$H$9]) + [.$H$9]" office:value-type="float" office:value="49.8667202857178" calcext:value-type="float">
            <text:p>50</text:p>
          </table:table-cell>
          <table:table-cell table:formula="of:=MIN(([.A89]-[.$E$9])/([.$E$10]-[.$E$9]);1)" office:value-type="percentage" office:value="0.774816006349283" calcext:value-type="percentage">
            <text:p>77%</text:p>
          </table:table-cell>
          <table:table-cell table:formula="of:=([.A89]-[.$B$4])/365.25" office:value-type="float" office:value="37.9232495034712" calcext:value-type="float">
            <text:p>37.9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89])" office:value-type="float" office:value="179.822574090122" calcext:value-type="float">
            <text:p>180</text:p>
          </table:table-cell>
          <table:table-cell table:formula="of:=[.G89]-[.F89]" office:value-type="float" office:value="109.822574090122" calcext:value-type="float">
            <text:p>110</text:p>
          </table:table-cell>
          <table:table-cell table:formula="of:=0.6*[.H89]+[.F89]" office:value-type="float" office:value="135.893544454073" calcext:value-type="float">
            <text:p>136</text:p>
          </table:table-cell>
          <table:table-cell table:formula="of:=0.9*[.H89]+[.F89]" office:value-type="float" office:value="168.84031668111" calcext:value-type="float">
            <text:p>169</text:p>
          </table:table-cell>
          <table:table-cell table:formula="of:= 7 / ([.D89] * ([.$K$10] - [.$K$9]) + [.$K$9])" office:value-type="float" office:value="1.53858597364845" calcext:value-type="float">
            <text:p>1.5</text:p>
          </table:table-cell>
          <table:table-cell table:number-columns-repeated="1013"/>
        </table:table-row>
        <table:table-row table:style-name="ro1">
          <table:table-cell table:formula="of:=[.A89]+[.K89]" office:value-type="date" office:date-value="2017-12-05T00:07:52.358867" calcext:value-type="date">
            <text:p>Tue, Dec 5</text:p>
          </table:table-cell>
          <table:table-cell table:formula="of:=[.D90]*([.J90]-[.I90]) + [.I90]" office:value-type="float" office:value="161.700440628721" calcext:value-type="float">
            <text:p>162</text:p>
          </table:table-cell>
          <table:table-cell table:formula="of:=[.D90]*([.$H$10]-[.$H$9]) + [.$H$9]" office:value-type="float" office:value="50.25136677913" calcext:value-type="float">
            <text:p>50</text:p>
          </table:table-cell>
          <table:table-cell table:formula="of:=MIN(([.A90]-[.$E$9])/([.$E$10]-[.$E$9]);1)" office:value-type="percentage" office:value="0.783363706202888" calcext:value-type="percentage">
            <text:p>78%</text:p>
          </table:table-cell>
          <table:table-cell table:formula="of:=([.A90]-[.$B$4])/365.25" office:value-type="float" office:value="37.9274619222903" calcext:value-type="float">
            <text:p>37.9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90])" office:value-type="float" office:value="179.819688583231" calcext:value-type="float">
            <text:p>180</text:p>
          </table:table-cell>
          <table:table-cell table:formula="of:=[.G90]-[.F90]" office:value-type="float" office:value="109.819688583231" calcext:value-type="float">
            <text:p>110</text:p>
          </table:table-cell>
          <table:table-cell table:formula="of:=0.6*[.H90]+[.F90]" office:value-type="float" office:value="135.891813149939" calcext:value-type="float">
            <text:p>136</text:p>
          </table:table-cell>
          <table:table-cell table:formula="of:=0.9*[.H90]+[.F90]" office:value-type="float" office:value="168.837719724908" calcext:value-type="float">
            <text:p>169</text:p>
          </table:table-cell>
          <table:table-cell table:formula="of:= 7 / ([.D90] * ([.$K$10] - [.$K$9]) + [.$K$9])" office:value-type="float" office:value="1.53282632569312" calcext:value-type="float">
            <text:p>1.5</text:p>
          </table:table-cell>
          <table:table-cell table:number-columns-repeated="1013"/>
        </table:table-row>
        <table:table-row table:style-name="ro1">
          <table:table-cell table:formula="of:=[.A90]+[.K90]" office:value-type="date" office:date-value="2017-12-06T12:55:08.553407" calcext:value-type="date">
            <text:p>Wed, Dec 6</text:p>
          </table:table-cell>
          <table:table-cell table:formula="of:=[.D91]*([.J91]-[.I91]) + [.I91]" office:value-type="float" office:value="161.978590395973" calcext:value-type="float">
            <text:p>162</text:p>
          </table:table-cell>
          <table:table-cell table:formula="of:=[.D91]*([.$H$10]-[.$H$9]) + [.$H$9]" office:value-type="float" office:value="50.634573360554" calcext:value-type="float">
            <text:p>51</text:p>
          </table:table-cell>
          <table:table-cell table:formula="of:=MIN(([.A91]-[.$E$9])/([.$E$10]-[.$E$9]);1)" office:value-type="percentage" office:value="0.791879408012311" calcext:value-type="percentage">
            <text:p>79%</text:p>
          </table:table-cell>
          <table:table-cell table:formula="of:=([.A91]-[.$B$4])/365.25" office:value-type="float" office:value="37.9316585720526" calcext:value-type="float">
            <text:p>37.9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91])" office:value-type="float" office:value="179.816813878144" calcext:value-type="float">
            <text:p>180</text:p>
          </table:table-cell>
          <table:table-cell table:formula="of:=[.G91]-[.F91]" office:value-type="float" office:value="109.816813878144" calcext:value-type="float">
            <text:p>110</text:p>
          </table:table-cell>
          <table:table-cell table:formula="of:=0.6*[.H91]+[.F91]" office:value-type="float" office:value="135.890088326886" calcext:value-type="float">
            <text:p>136</text:p>
          </table:table-cell>
          <table:table-cell table:formula="of:=0.9*[.H91]+[.F91]" office:value-type="float" office:value="168.83513249033" calcext:value-type="float">
            <text:p>169</text:p>
          </table:table-cell>
          <table:table-cell table:formula="of:= 7 / ([.D91] * ([.$K$10] - [.$K$9]) + [.$K$9])" office:value-type="float" office:value="1.52713095975476" calcext:value-type="float">
            <text:p>1.5</text:p>
          </table:table-cell>
          <table:table-cell table:number-columns-repeated="1013"/>
        </table:table-row>
        <table:table-row table:style-name="ro1">
          <table:table-cell table:formula="of:=[.A91]+[.K91]" office:value-type="date" office:date-value="2017-12-08T01:34:12.66833" calcext:value-type="date">
            <text:p>Fri, Dec 8</text:p>
          </table:table-cell>
          <table:table-cell table:formula="of:=[.D92]*([.J92]-[.I92]) + [.I92]" office:value-type="float" office:value="162.255692064277" calcext:value-type="float">
            <text:p>162</text:p>
          </table:table-cell>
          <table:table-cell table:formula="of:=[.D92]*([.$H$10]-[.$H$9]) + [.$H$9]" office:value-type="float" office:value="51.016356100492" calcext:value-type="float">
            <text:p>51</text:p>
          </table:table-cell>
          <table:table-cell table:formula="of:=MIN(([.A92]-[.$E$9])/([.$E$10]-[.$E$9]);1)" office:value-type="percentage" office:value="0.800363468899822" calcext:value-type="percentage">
            <text:p>80%</text:p>
          </table:table-cell>
          <table:table-cell table:formula="of:=([.A92]-[.$B$4])/365.25" office:value-type="float" office:value="37.9358396287528" calcext:value-type="float">
            <text:p>37.9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92])" office:value-type="float" office:value="179.813949854304" calcext:value-type="float">
            <text:p>180</text:p>
          </table:table-cell>
          <table:table-cell table:formula="of:=[.G92]-[.F92]" office:value-type="float" office:value="109.813949854304" calcext:value-type="float">
            <text:p>110</text:p>
          </table:table-cell>
          <table:table-cell table:formula="of:=0.6*[.H92]+[.F92]" office:value-type="float" office:value="135.888369912583" calcext:value-type="float">
            <text:p>136</text:p>
          </table:table-cell>
          <table:table-cell table:formula="of:=0.9*[.H92]+[.F92]" office:value-type="float" office:value="168.832554868874" calcext:value-type="float">
            <text:p>169</text:p>
          </table:table-cell>
          <table:table-cell table:formula="of:= 7 / ([.D92] * ([.$K$10] - [.$K$9]) + [.$K$9])" office:value-type="float" office:value="1.52149868806338" calcext:value-type="float">
            <text:p>1.5</text:p>
          </table:table-cell>
          <table:table-cell table:number-columns-repeated="1013"/>
        </table:table-row>
        <table:table-row table:style-name="ro1">
          <table:table-cell table:formula="of:=[.A92]+[.K92]" office:value-type="date" office:date-value="2017-12-09T14:05:10.154978" calcext:value-type="date">
            <text:p>Sat, Dec 9</text:p>
          </table:table-cell>
          <table:table-cell table:formula="of:=[.D93]*([.J93]-[.I93]) + [.I93]" office:value-type="float" office:value="162.531757244455" calcext:value-type="float">
            <text:p>163</text:p>
          </table:table-cell>
          <table:table-cell table:formula="of:=[.D93]*([.$H$10]-[.$H$9]) + [.$H$9]" office:value-type="float" office:value="51.396730772507" calcext:value-type="float">
            <text:p>51</text:p>
          </table:table-cell>
          <table:table-cell table:formula="of:=MIN(([.A93]-[.$E$9])/([.$E$10]-[.$E$9]);1)" office:value-type="percentage" office:value="0.808816239389044" calcext:value-type="percentage">
            <text:p>81%</text:p>
          </table:table-cell>
          <table:table-cell table:formula="of:=([.A93]-[.$B$4])/365.25" office:value-type="float" office:value="37.9400052651336" calcext:value-type="float">
            <text:p>37.9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93])" office:value-type="float" office:value="179.811096393384" calcext:value-type="float">
            <text:p>180</text:p>
          </table:table-cell>
          <table:table-cell table:formula="of:=[.G93]-[.F93]" office:value-type="float" office:value="109.811096393384" calcext:value-type="float">
            <text:p>110</text:p>
          </table:table-cell>
          <table:table-cell table:formula="of:=0.6*[.H93]+[.F93]" office:value-type="float" office:value="135.88665783603" calcext:value-type="float">
            <text:p>136</text:p>
          </table:table-cell>
          <table:table-cell table:formula="of:=0.9*[.H93]+[.F93]" office:value-type="float" office:value="168.829986754045" calcext:value-type="float">
            <text:p>169</text:p>
          </table:table-cell>
          <table:table-cell table:formula="of:= 7 / ([.D93] * ([.$K$10] - [.$K$9]) + [.$K$9])" office:value-type="float" office:value="1.51592835336526" calcext:value-type="float">
            <text:p>1.5</text:p>
          </table:table-cell>
          <table:table-cell table:number-columns-repeated="1013"/>
        </table:table-row>
        <table:table-row table:style-name="ro1">
          <table:table-cell table:formula="of:=[.A93]+[.K93]" office:value-type="date" office:date-value="2017-12-11T02:28:06.364709" calcext:value-type="date">
            <text:p>Mon, Dec 11</text:p>
          </table:table-cell>
          <table:table-cell table:formula="of:=[.D94]*([.J94]-[.I94]) + [.I94]" office:value-type="float" office:value="162.806797334371" calcext:value-type="float">
            <text:p>163</text:p>
          </table:table-cell>
          <table:table-cell table:formula="of:=[.D94]*([.$H$10]-[.$H$9]) + [.$H$9]" office:value-type="float" office:value="51.7757128608482" calcext:value-type="float">
            <text:p>52</text:p>
          </table:table-cell>
          <table:table-cell table:formula="of:=MIN(([.A94]-[.$E$9])/([.$E$10]-[.$E$9]);1)" office:value-type="percentage" office:value="0.817238063574405" calcext:value-type="percentage">
            <text:p>82%</text:p>
          </table:table-cell>
          <table:table-cell table:formula="of:=([.A94]-[.$B$4])/365.25" office:value-type="float" office:value="37.944155650769" calcext:value-type="float">
            <text:p>37.9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94])" office:value-type="float" office:value="179.808253379223" calcext:value-type="float">
            <text:p>180</text:p>
          </table:table-cell>
          <table:table-cell table:formula="of:=[.G94]-[.F94]" office:value-type="float" office:value="109.808253379223" calcext:value-type="float">
            <text:p>110</text:p>
          </table:table-cell>
          <table:table-cell table:formula="of:=0.6*[.H94]+[.F94]" office:value-type="float" office:value="135.884952027534" calcext:value-type="float">
            <text:p>136</text:p>
          </table:table-cell>
          <table:table-cell table:formula="of:=0.9*[.H94]+[.F94]" office:value-type="float" office:value="168.827428041301" calcext:value-type="float">
            <text:p>169</text:p>
          </table:table-cell>
          <table:table-cell table:formula="of:= 7 / ([.D94] * ([.$K$10] - [.$K$9]) + [.$K$9])" office:value-type="float" office:value="1.51041882792187" calcext:value-type="float">
            <text:p>1.5</text:p>
          </table:table-cell>
          <table:table-cell table:number-columns-repeated="1013"/>
        </table:table-row>
        <table:table-row table:style-name="ro1">
          <table:table-cell table:formula="of:=[.A94]+[.K94]" office:value-type="date" office:date-value="2017-12-12T14:43:06.551442" calcext:value-type="date">
            <text:p>Tue, Dec 12</text:p>
          </table:table-cell>
          <table:table-cell table:formula="of:=[.D95]*([.J95]-[.I95]) + [.I95]" office:value-type="float" office:value="163.080823524359" calcext:value-type="float">
            <text:p>163</text:p>
          </table:table-cell>
          <table:table-cell table:formula="of:=[.D95]*([.$H$10]-[.$H$9]) + [.$H$9]" office:value-type="float" office:value="52.1533175678287" calcext:value-type="float">
            <text:p>52</text:p>
          </table:table-cell>
          <table:table-cell table:formula="of:=MIN(([.A95]-[.$E$9])/([.$E$10]-[.$E$9]);1)" office:value-type="percentage" office:value="0.825629279285082" calcext:value-type="percentage">
            <text:p>83%</text:p>
          </table:table-cell>
          <table:table-cell table:formula="of:=([.A95]-[.$B$4])/365.25" office:value-type="float" office:value="37.948290952146" calcext:value-type="float">
            <text:p>37.9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95])" office:value-type="float" office:value="179.80542069778" calcext:value-type="float">
            <text:p>180</text:p>
          </table:table-cell>
          <table:table-cell table:formula="of:=[.G95]-[.F95]" office:value-type="float" office:value="109.80542069778" calcext:value-type="float">
            <text:p>110</text:p>
          </table:table-cell>
          <table:table-cell table:formula="of:=0.6*[.H95]+[.F95]" office:value-type="float" office:value="135.883252418668" calcext:value-type="float">
            <text:p>136</text:p>
          </table:table-cell>
          <table:table-cell table:formula="of:=0.9*[.H95]+[.F95]" office:value-type="float" office:value="168.824878628002" calcext:value-type="float">
            <text:p>169</text:p>
          </table:table-cell>
          <table:table-cell table:formula="of:= 7 / ([.D95] * ([.$K$10] - [.$K$9]) + [.$K$9])" office:value-type="float" office:value="1.50496901254869" calcext:value-type="float">
            <text:p>1.5</text:p>
          </table:table-cell>
          <table:table-cell table:number-columns-repeated="1013"/>
        </table:table-row>
        <table:table-row table:style-name="ro1">
          <table:table-cell table:formula="of:=[.A95]+[.K95]" office:value-type="date" office:date-value="2017-12-14T02:50:15.874126" calcext:value-type="date">
            <text:p>Thu, Dec 14</text:p>
          </table:table-cell>
          <table:table-cell table:formula="of:=[.D96]*([.J96]-[.I96]) + [.I96]" office:value-type="float" office:value="163.35384680248" calcext:value-type="float">
            <text:p>163</text:p>
          </table:table-cell>
          <table:table-cell table:formula="of:=[.D96]*([.$H$10]-[.$H$9]) + [.$H$9]" office:value-type="float" office:value="52.529559820965" calcext:value-type="float">
            <text:p>53</text:p>
          </table:table-cell>
          <table:table-cell table:formula="of:=MIN(([.A96]-[.$E$9])/([.$E$10]-[.$E$9]);1)" office:value-type="percentage" office:value="0.833990218243667" calcext:value-type="percentage">
            <text:p>83%</text:p>
          </table:table-cell>
          <table:table-cell table:formula="of:=([.A96]-[.$B$4])/365.25" office:value-type="float" office:value="37.9524113327416" calcext:value-type="float">
            <text:p>37.9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96])" office:value-type="float" office:value="179.802598237072" calcext:value-type="float">
            <text:p>180</text:p>
          </table:table-cell>
          <table:table-cell table:formula="of:=[.G96]-[.F96]" office:value-type="float" office:value="109.802598237072" calcext:value-type="float">
            <text:p>110</text:p>
          </table:table-cell>
          <table:table-cell table:formula="of:=0.6*[.H96]+[.F96]" office:value-type="float" office:value="135.881558942243" calcext:value-type="float">
            <text:p>136</text:p>
          </table:table-cell>
          <table:table-cell table:formula="of:=0.9*[.H96]+[.F96]" office:value-type="float" office:value="168.822338413365" calcext:value-type="float">
            <text:p>169</text:p>
          </table:table-cell>
          <table:table-cell table:formula="of:= 7 / ([.D96] * ([.$K$10] - [.$K$9]) + [.$K$9])" office:value-type="float" office:value="1.49957783569194" calcext:value-type="float">
            <text:p>1.5</text:p>
          </table:table-cell>
          <table:table-cell table:number-columns-repeated="1013"/>
        </table:table-row>
        <table:table-row table:style-name="ro1">
          <table:table-cell table:formula="of:=[.A96]+[.K96]" office:value-type="date" office:date-value="2017-12-15T14:49:39.399129" calcext:value-type="date">
            <text:p>Fri, Dec 15</text:p>
          </table:table-cell>
          <table:table-cell table:formula="of:=[.D97]*([.J97]-[.I97]) + [.I97]" office:value-type="float" office:value="163.62587795961" calcext:value-type="float">
            <text:p>164</text:p>
          </table:table-cell>
          <table:table-cell table:formula="of:=[.D97]*([.$H$10]-[.$H$9]) + [.$H$9]" office:value-type="float" office:value="52.9044542798874" calcext:value-type="float">
            <text:p>53</text:p>
          </table:table-cell>
          <table:table-cell table:formula="of:=MIN(([.A97]-[.$E$9])/([.$E$10]-[.$E$9]);1)" office:value-type="percentage" office:value="0.842321206219721" calcext:value-type="percentage">
            <text:p>84%</text:p>
          </table:table-cell>
          <table:table-cell table:formula="of:=([.A97]-[.$B$4])/365.25" office:value-type="float" office:value="37.9565169530994" calcext:value-type="float">
            <text:p>37.9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97])" office:value-type="float" office:value="179.799785887127" calcext:value-type="float">
            <text:p>180</text:p>
          </table:table-cell>
          <table:table-cell table:formula="of:=[.G97]-[.F97]" office:value-type="float" office:value="109.799785887127" calcext:value-type="float">
            <text:p>110</text:p>
          </table:table-cell>
          <table:table-cell table:formula="of:=0.6*[.H97]+[.F97]" office:value-type="float" office:value="135.879871532276" calcext:value-type="float">
            <text:p>136</text:p>
          </table:table-cell>
          <table:table-cell table:formula="of:=0.9*[.H97]+[.F97]" office:value-type="float" office:value="168.819807298414" calcext:value-type="float">
            <text:p>169</text:p>
          </table:table-cell>
          <table:table-cell table:formula="of:= 7 / ([.D97] * ([.$K$10] - [.$K$9]) + [.$K$9])" office:value-type="float" office:value="1.49424425254155" calcext:value-type="float">
            <text:p>1.5</text:p>
          </table:table-cell>
          <table:table-cell table:number-columns-repeated="1013"/>
        </table:table-row>
        <table:table-row table:style-name="ro1">
          <table:table-cell table:formula="of:=[.A97]+[.K97]" office:value-type="date" office:date-value="2017-12-17T02:41:22.102549" calcext:value-type="date">
            <text:p>Sun, Dec 17</text:p>
          </table:table-cell>
          <table:table-cell table:formula="of:=[.D98]*([.J98]-[.I98]) + [.I98]" office:value-type="float" office:value="163.896927594354" calcext:value-type="float">
            <text:p>164</text:p>
          </table:table-cell>
          <table:table-cell table:formula="of:=[.D98]*([.$H$10]-[.$H$9]) + [.$H$9]" office:value-type="float" office:value="53.2780153430231" calcext:value-type="float">
            <text:p>53</text:p>
          </table:table-cell>
          <table:table-cell table:formula="of:=MIN(([.A98]-[.$E$9])/([.$E$10]-[.$E$9]);1)" office:value-type="percentage" office:value="0.85062256317829" calcext:value-type="percentage">
            <text:p>85%</text:p>
          </table:table-cell>
          <table:table-cell table:formula="of:=([.A98]-[.$B$4])/365.25" office:value-type="float" office:value="37.9606079709024" calcext:value-type="float">
            <text:p>37.9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98])" office:value-type="float" office:value="179.796983539932" calcext:value-type="float">
            <text:p>180</text:p>
          </table:table-cell>
          <table:table-cell table:formula="of:=[.G98]-[.F98]" office:value-type="float" office:value="109.796983539932" calcext:value-type="float">
            <text:p>110</text:p>
          </table:table-cell>
          <table:table-cell table:formula="of:=0.6*[.H98]+[.F98]" office:value-type="float" office:value="135.878190123959" calcext:value-type="float">
            <text:p>136</text:p>
          </table:table-cell>
          <table:table-cell table:formula="of:=0.9*[.H98]+[.F98]" office:value-type="float" office:value="168.817285185939" calcext:value-type="float">
            <text:p>169</text:p>
          </table:table-cell>
          <table:table-cell table:formula="of:= 7 / ([.D98] * ([.$K$10] - [.$K$9]) + [.$K$9])" office:value-type="float" office:value="1.48896724417876" calcext:value-type="float">
            <text:p>1.5</text:p>
          </table:table-cell>
          <table:table-cell table:number-columns-repeated="1013"/>
        </table:table-row>
        <table:table-row table:style-name="ro1">
          <table:table-cell table:formula="of:=[.A98]+[.K98]" office:value-type="date" office:date-value="2017-12-18T14:25:28.872446" calcext:value-type="date">
            <text:p>Mon, Dec 18</text:p>
          </table:table-cell>
          <table:table-cell table:formula="of:=[.D99]*([.J99]-[.I99]) + [.I99]" office:value-type="float" office:value="164.167006117815" calcext:value-type="float">
            <text:p>164</text:p>
          </table:table-cell>
          <table:table-cell table:formula="of:=[.D99]*([.$H$10]-[.$H$9]) + [.$H$9]" office:value-type="float" office:value="53.6502571540677" calcext:value-type="float">
            <text:p>54</text:p>
          </table:table-cell>
          <table:table-cell table:formula="of:=MIN(([.A99]-[.$E$9])/([.$E$10]-[.$E$9]);1)" office:value-type="percentage" office:value="0.858894603423727" calcext:value-type="percentage">
            <text:p>86%</text:p>
          </table:table-cell>
          <table:table-cell table:formula="of:=([.A99]-[.$B$4])/365.25" office:value-type="float" office:value="37.9646845410439" calcext:value-type="float">
            <text:p>37.9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99])" office:value-type="float" office:value="179.794191089385" calcext:value-type="float">
            <text:p>180</text:p>
          </table:table-cell>
          <table:table-cell table:formula="of:=[.G99]-[.F99]" office:value-type="float" office:value="109.794191089385" calcext:value-type="float">
            <text:p>110</text:p>
          </table:table-cell>
          <table:table-cell table:formula="of:=0.6*[.H99]+[.F99]" office:value-type="float" office:value="135.876514653631" calcext:value-type="float">
            <text:p>136</text:p>
          </table:table-cell>
          <table:table-cell table:formula="of:=0.9*[.H99]+[.F99]" office:value-type="float" office:value="168.814771980446" calcext:value-type="float">
            <text:p>169</text:p>
          </table:table-cell>
          <table:table-cell table:formula="of:= 7 / ([.D99] * ([.$K$10] - [.$K$9]) + [.$K$9])" office:value-type="float" office:value="1.48374581675674" calcext:value-type="float">
            <text:p>1.5</text:p>
          </table:table-cell>
          <table:table-cell table:number-columns-repeated="1013"/>
        </table:table-row>
        <table:table-row table:style-name="ro1">
          <table:table-cell table:formula="of:=[.A99]+[.K99]" office:value-type="date" office:date-value="2017-12-20T02:02:04.511014" calcext:value-type="date">
            <text:p>Wed, Dec 20</text:p>
          </table:table-cell>
          <table:table-cell table:formula="of:=[.D100]*([.J100]-[.I100]) + [.I100]" office:value-type="float" office:value="164.436123758209" calcext:value-type="float">
            <text:p>164</text:p>
          </table:table-cell>
          <table:table-cell table:formula="of:=[.D100]*([.$H$10]-[.$H$9]) + [.$H$9]" office:value-type="float" office:value="54.0211936082578" calcext:value-type="float">
            <text:p>54</text:p>
          </table:table-cell>
          <table:table-cell table:formula="of:=MIN(([.A100]-[.$E$9])/([.$E$10]-[.$E$9]);1)" office:value-type="percentage" office:value="0.867137635739063" calcext:value-type="percentage">
            <text:p>87%</text:p>
          </table:table-cell>
          <table:table-cell table:formula="of:=([.A100]-[.$B$4])/365.25" office:value-type="float" office:value="37.9687468156962" calcext:value-type="float">
            <text:p>37.9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00])" office:value-type="float" office:value="179.791408431248" calcext:value-type="float">
            <text:p>180</text:p>
          </table:table-cell>
          <table:table-cell table:formula="of:=[.G100]-[.F100]" office:value-type="float" office:value="109.791408431248" calcext:value-type="float">
            <text:p>110</text:p>
          </table:table-cell>
          <table:table-cell table:formula="of:=0.6*[.H100]+[.F100]" office:value-type="float" office:value="135.874845058749" calcext:value-type="float">
            <text:p>136</text:p>
          </table:table-cell>
          <table:table-cell table:formula="of:=0.9*[.H100]+[.F100]" office:value-type="float" office:value="168.812267588123" calcext:value-type="float">
            <text:p>169</text:p>
          </table:table-cell>
          <table:table-cell table:formula="of:= 7 / ([.D100] * ([.$K$10] - [.$K$9]) + [.$K$9])" office:value-type="float" office:value="1.47857900071249" calcext:value-type="float">
            <text:p>1.5</text:p>
          </table:table-cell>
          <table:table-cell table:number-columns-repeated="1013"/>
        </table:table-row>
        <table:table-row table:style-name="ro1">
          <table:table-cell table:formula="of:=[.A100]+[.K100]" office:value-type="date" office:date-value="2017-12-21T13:31:13.736676" calcext:value-type="date">
            <text:p>Thu, Dec 21</text:p>
          </table:table-cell>
          <table:table-cell table:formula="of:=[.D101]*([.J101]-[.I101]) + [.I101]" office:value-type="float" office:value="164.70429056533" calcext:value-type="float">
            <text:p>165</text:p>
          </table:table-cell>
          <table:table-cell table:formula="of:=[.D101]*([.$H$10]-[.$H$9]) + [.$H$9]" office:value-type="float" office:value="54.3908383584367" calcext:value-type="float">
            <text:p>54</text:p>
          </table:table-cell>
          <table:table-cell table:formula="of:=MIN(([.A101]-[.$E$9])/([.$E$10]-[.$E$9]);1)" office:value-type="percentage" office:value="0.875351963520815" calcext:value-type="percentage">
            <text:p>88%</text:p>
          </table:table-cell>
          <table:table-cell table:formula="of:=([.A101]-[.$B$4])/365.25" office:value-type="float" office:value="37.9727949443771" calcext:value-type="float">
            <text:p>37.9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01])" office:value-type="float" office:value="179.788635463102" calcext:value-type="float">
            <text:p>180</text:p>
          </table:table-cell>
          <table:table-cell table:formula="of:=[.G101]-[.F101]" office:value-type="float" office:value="109.788635463102" calcext:value-type="float">
            <text:p>110</text:p>
          </table:table-cell>
          <table:table-cell table:formula="of:=0.6*[.H101]+[.F101]" office:value-type="float" office:value="135.873181277861" calcext:value-type="float">
            <text:p>136</text:p>
          </table:table-cell>
          <table:table-cell table:formula="of:=0.9*[.H101]+[.F101]" office:value-type="float" office:value="168.809771916792" calcext:value-type="float">
            <text:p>169</text:p>
          </table:table-cell>
          <table:table-cell table:formula="of:= 7 / ([.D101] * ([.$K$10] - [.$K$9]) + [.$K$9])" office:value-type="float" office:value="1.47346585000911" calcext:value-type="float">
            <text:p>1.5</text:p>
          </table:table-cell>
          <table:table-cell table:number-columns-repeated="1013"/>
        </table:table-row>
        <table:table-row table:style-name="ro1">
          <table:table-cell table:formula="of:=[.A101]+[.K101]" office:value-type="date" office:date-value="2017-12-23T00:53:01.186117" calcext:value-type="date">
            <text:p>Sat, Dec 23</text:p>
          </table:table-cell>
          <table:table-cell table:formula="of:=[.D102]*([.J102]-[.I102]) + [.I102]" office:value-type="float" office:value="164.971516414881" calcext:value-type="float">
            <text:p>165</text:p>
          </table:table-cell>
          <table:table-cell table:formula="of:=[.D102]*([.$H$10]-[.$H$9]) + [.$H$9]" office:value-type="float" office:value="54.759204820939" calcext:value-type="float">
            <text:p>55</text:p>
          </table:table-cell>
          <table:table-cell table:formula="of:=MIN(([.A102]-[.$E$9])/([.$E$10]-[.$E$9]);1)" office:value-type="percentage" office:value="0.883537884909755" calcext:value-type="percentage">
            <text:p>88%</text:p>
          </table:table-cell>
          <table:table-cell table:formula="of:=([.A102]-[.$B$4])/365.25" office:value-type="float" office:value="37.9768290740144" calcext:value-type="float">
            <text:p>37.9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02])" office:value-type="float" office:value="179.7858720843" calcext:value-type="float">
            <text:p>180</text:p>
          </table:table-cell>
          <table:table-cell table:formula="of:=[.G102]-[.F102]" office:value-type="float" office:value="109.7858720843" calcext:value-type="float">
            <text:p>110</text:p>
          </table:table-cell>
          <table:table-cell table:formula="of:=0.6*[.H102]+[.F102]" office:value-type="float" office:value="135.87152325058" calcext:value-type="float">
            <text:p>136</text:p>
          </table:table-cell>
          <table:table-cell table:formula="of:=0.9*[.H102]+[.F102]" office:value-type="float" office:value="168.80728487587" calcext:value-type="float">
            <text:p>169</text:p>
          </table:table-cell>
          <table:table-cell table:formula="of:= 7 / ([.D102] * ([.$K$10] - [.$K$9]) + [.$K$9])" office:value-type="float" office:value="1.46840544140649" calcext:value-type="float">
            <text:p>1.5</text:p>
          </table:table-cell>
          <table:table-cell table:number-columns-repeated="1013"/>
        </table:table-row>
        <table:table-row table:style-name="ro1">
          <table:table-cell table:formula="of:=[.A102]+[.K102]" office:value-type="date" office:date-value="2017-12-24T12:07:31.416254" calcext:value-type="date">
            <text:p>Sun, Dec 24</text:p>
          </table:table-cell>
          <table:table-cell table:formula="of:=[.D103]*([.J103]-[.I103]) + [.I103]" office:value-type="float" office:value="165.237811012668" calcext:value-type="float">
            <text:p>165</text:p>
          </table:table-cell>
          <table:table-cell table:formula="of:=[.D103]*([.$H$10]-[.$H$9]) + [.$H$9]" office:value-type="float" office:value="55.1263061812897" calcext:value-type="float">
            <text:p>55</text:p>
          </table:table-cell>
          <table:table-cell table:formula="of:=MIN(([.A103]-[.$E$9])/([.$E$10]-[.$E$9]);1)" office:value-type="percentage" office:value="0.891695692917549" calcext:value-type="percentage">
            <text:p>89%</text:p>
          </table:table-cell>
          <table:table-cell table:formula="of:=([.A103]-[.$B$4])/365.25" office:value-type="float" office:value="37.980849349008" calcext:value-type="float">
            <text:p>37.9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03])" office:value-type="float" office:value="179.78311819593" calcext:value-type="float">
            <text:p>180</text:p>
          </table:table-cell>
          <table:table-cell table:formula="of:=[.G103]-[.F103]" office:value-type="float" office:value="109.78311819593" calcext:value-type="float">
            <text:p>110</text:p>
          </table:table-cell>
          <table:table-cell table:formula="of:=0.6*[.H103]+[.F103]" office:value-type="float" office:value="135.869870917558" calcext:value-type="float">
            <text:p>136</text:p>
          </table:table-cell>
          <table:table-cell table:formula="of:=0.9*[.H103]+[.F103]" office:value-type="float" office:value="168.804806376337" calcext:value-type="float">
            <text:p>169</text:p>
          </table:table-cell>
          <table:table-cell table:formula="of:= 7 / ([.D103] * ([.$K$10] - [.$K$9]) + [.$K$9])" office:value-type="float" office:value="1.46339687375967" calcext:value-type="float">
            <text:p>1.5</text:p>
          </table:table-cell>
          <table:table-cell table:number-columns-repeated="1013"/>
        </table:table-row>
        <table:table-row table:style-name="ro1">
          <table:table-cell table:formula="of:=[.A103]+[.K103]" office:value-type="date" office:date-value="2017-12-25T23:14:48.906147" calcext:value-type="date">
            <text:p>Mon, Dec 25</text:p>
          </table:table-cell>
          <table:table-cell table:formula="of:=[.D104]*([.J104]-[.I104]) + [.I104]" office:value-type="float" office:value="165.503183898672" calcext:value-type="float">
            <text:p>166</text:p>
          </table:table-cell>
          <table:table-cell table:formula="of:=[.D104]*([.$H$10]-[.$H$9]) + [.$H$9]" office:value-type="float" office:value="55.4921553997301" calcext:value-type="float">
            <text:p>55</text:p>
          </table:table-cell>
          <table:table-cell table:formula="of:=MIN(([.A104]-[.$E$9])/([.$E$10]-[.$E$9]);1)" office:value-type="percentage" office:value="0.899825675549558" calcext:value-type="percentage">
            <text:p>90%</text:p>
          </table:table-cell>
          <table:table-cell table:formula="of:=([.A104]-[.$B$4])/365.25" office:value-type="float" office:value="37.9848559112907" calcext:value-type="float">
            <text:p>37.9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04])" office:value-type="float" office:value="179.780373700766" calcext:value-type="float">
            <text:p>180</text:p>
          </table:table-cell>
          <table:table-cell table:formula="of:=[.G104]-[.F104]" office:value-type="float" office:value="109.780373700766" calcext:value-type="float">
            <text:p>110</text:p>
          </table:table-cell>
          <table:table-cell table:formula="of:=0.6*[.H104]+[.F104]" office:value-type="float" office:value="135.86822422046" calcext:value-type="float">
            <text:p>136</text:p>
          </table:table-cell>
          <table:table-cell table:formula="of:=0.9*[.H104]+[.F104]" office:value-type="float" office:value="168.802336330689" calcext:value-type="float">
            <text:p>169</text:p>
          </table:table-cell>
          <table:table-cell table:formula="of:= 7 / ([.D104] * ([.$K$10] - [.$K$9]) + [.$K$9])" office:value-type="float" office:value="1.45843926734324" calcext:value-type="float">
            <text:p>1.5</text:p>
          </table:table-cell>
          <table:table-cell table:number-columns-repeated="1013"/>
        </table:table-row>
        <table:table-row table:style-name="ro1">
          <table:table-cell table:formula="of:=[.A104]+[.K104]" office:value-type="date" office:date-value="2017-12-27T10:14:58.058845" calcext:value-type="date">
            <text:p>Wed, Dec 27</text:p>
          </table:table-cell>
          <table:table-cell table:formula="of:=[.D105]*([.J105]-[.I105]) + [.I105]" office:value-type="float" office:value="165.767644450979" calcext:value-type="float">
            <text:p>166</text:p>
          </table:table-cell>
          <table:table-cell table:formula="of:=[.D105]*([.$H$10]-[.$H$9]) + [.$H$9]" office:value-type="float" office:value="55.8567652165657" calcext:value-type="float">
            <text:p>56</text:p>
          </table:table-cell>
          <table:table-cell table:formula="of:=MIN(([.A105]-[.$E$9])/([.$E$10]-[.$E$9]);1)" office:value-type="percentage" office:value="0.907928115923682" calcext:value-type="percentage">
            <text:p>91%</text:p>
          </table:table-cell>
          <table:table-cell table:formula="of:=([.A105]-[.$B$4])/365.25" office:value-type="float" office:value="37.9888489003868" calcext:value-type="float">
            <text:p>37.9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05])" office:value-type="float" office:value="179.777638503235" calcext:value-type="float">
            <text:p>180</text:p>
          </table:table-cell>
          <table:table-cell table:formula="of:=[.G105]-[.F105]" office:value-type="float" office:value="109.777638503235" calcext:value-type="float">
            <text:p>110</text:p>
          </table:table-cell>
          <table:table-cell table:formula="of:=0.6*[.H105]+[.F105]" office:value-type="float" office:value="135.866583101941" calcext:value-type="float">
            <text:p>136</text:p>
          </table:table-cell>
          <table:table-cell table:formula="of:=0.9*[.H105]+[.F105]" office:value-type="float" office:value="168.799874652912" calcext:value-type="float">
            <text:p>169</text:p>
          </table:table-cell>
          <table:table-cell table:formula="of:= 7 / ([.D105] * ([.$K$10] - [.$K$9]) + [.$K$9])" office:value-type="float" office:value="1.45353176320108" calcext:value-type="float">
            <text:p>1.5</text:p>
          </table:table-cell>
          <table:table-cell table:number-columns-repeated="1013"/>
        </table:table-row>
        <table:table-row table:style-name="ro1">
          <table:table-cell table:formula="of:=[.A105]+[.K105]" office:value-type="date" office:date-value="2017-12-28T21:08:03.203186" calcext:value-type="date">
            <text:p>Thu, Dec 28</text:p>
          </table:table-cell>
          <table:table-cell table:formula="of:=[.D106]*([.J106]-[.I106]) + [.I106]" office:value-type="float" office:value="166.031201889613" calcext:value-type="float">
            <text:p>166</text:p>
          </table:table-cell>
          <table:table-cell table:formula="of:=[.D106]*([.$H$10]-[.$H$9]) + [.$H$9]" office:value-type="float" office:value="56.2201481573666" calcext:value-type="float">
            <text:p>56</text:p>
          </table:table-cell>
          <table:table-cell table:formula="of:=MIN(([.A106]-[.$E$9])/([.$E$10]-[.$E$9]);1)" office:value-type="percentage" office:value="0.916003292385924" calcext:value-type="percentage">
            <text:p>92%</text:p>
          </table:table-cell>
          <table:table-cell table:formula="of:=([.A106]-[.$B$4])/365.25" office:value-type="float" office:value="37.9928284534688" calcext:value-type="float">
            <text:p>37.9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06])" office:value-type="float" office:value="179.774912509374" calcext:value-type="float">
            <text:p>180</text:p>
          </table:table-cell>
          <table:table-cell table:formula="of:=[.G106]-[.F106]" office:value-type="float" office:value="109.774912509374" calcext:value-type="float">
            <text:p>110</text:p>
          </table:table-cell>
          <table:table-cell table:formula="of:=0.6*[.H106]+[.F106]" office:value-type="float" office:value="135.864947505624" calcext:value-type="float">
            <text:p>136</text:p>
          </table:table-cell>
          <table:table-cell table:formula="of:=0.9*[.H106]+[.F106]" office:value-type="float" office:value="168.797421258437" calcext:value-type="float">
            <text:p>169</text:p>
          </table:table-cell>
          <table:table-cell table:formula="of:= 7 / ([.D106] * ([.$K$10] - [.$K$9]) + [.$K$9])" office:value-type="float" office:value="1.44867352251974" calcext:value-type="float">
            <text:p>1.4</text:p>
          </table:table-cell>
          <table:table-cell table:number-columns-repeated="1013"/>
        </table:table-row>
        <table:table-row table:style-name="ro1">
          <table:table-cell table:formula="of:=[.A106]+[.K106]" office:value-type="date" office:date-value="2017-12-30T07:54:08.595532" calcext:value-type="date">
            <text:p>Sat, Dec 30</text:p>
          </table:table-cell>
          <table:table-cell table:formula="of:=[.D107]*([.J107]-[.I107]) + [.I107]" office:value-type="float" office:value="166.293865280237" calcext:value-type="float">
            <text:p>166</text:p>
          </table:table-cell>
          <table:table-cell table:formula="of:=[.D107]*([.$H$10]-[.$H$9]) + [.$H$9]" office:value-type="float" office:value="56.582316537997" calcext:value-type="float">
            <text:p>57</text:p>
          </table:table-cell>
          <table:table-cell table:formula="of:=MIN(([.A107]-[.$E$9])/([.$E$10]-[.$E$9]);1)" office:value-type="percentage" office:value="0.924051478622156" calcext:value-type="percentage">
            <text:p>92%</text:p>
          </table:table-cell>
          <table:table-cell table:formula="of:=([.A107]-[.$B$4])/365.25" office:value-type="float" office:value="37.9967947054127" calcext:value-type="float">
            <text:p>38.0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07])" office:value-type="float" office:value="179.772195626792" calcext:value-type="float">
            <text:p>180</text:p>
          </table:table-cell>
          <table:table-cell table:formula="of:=[.G107]-[.F107]" office:value-type="float" office:value="109.772195626792" calcext:value-type="float">
            <text:p>110</text:p>
          </table:table-cell>
          <table:table-cell table:formula="of:=0.6*[.H107]+[.F107]" office:value-type="float" office:value="135.863317376075" calcext:value-type="float">
            <text:p>136</text:p>
          </table:table-cell>
          <table:table-cell table:formula="of:=0.9*[.H107]+[.F107]" office:value-type="float" office:value="168.794976064113" calcext:value-type="float">
            <text:p>169</text:p>
          </table:table-cell>
          <table:table-cell table:formula="of:= 7 / ([.D107] * ([.$K$10] - [.$K$9]) + [.$K$9])" office:value-type="float" office:value="1.44386372602508" calcext:value-type="float">
            <text:p>1.4</text:p>
          </table:table-cell>
          <table:table-cell table:number-columns-repeated="1013"/>
        </table:table-row>
        <table:table-row table:style-name="ro1">
          <table:table-cell table:formula="of:=[.A107]+[.K107]" office:value-type="date" office:date-value="2017-12-31T18:33:18.42146" calcext:value-type="date">
            <text:p>Sun, Dec 31</text:p>
          </table:table-cell>
          <table:table-cell table:formula="of:=[.D108]*([.J108]-[.I108]) + [.I108]" office:value-type="float" office:value="166.555643537748" calcext:value-type="float">
            <text:p>167</text:p>
          </table:table-cell>
          <table:table-cell table:formula="of:=[.D108]*([.$H$10]-[.$H$9]) + [.$H$9]" office:value-type="float" office:value="56.9432824695032" calcext:value-type="float">
            <text:p>57</text:p>
          </table:table-cell>
          <table:table-cell table:formula="of:=MIN(([.A108]-[.$E$9])/([.$E$10]-[.$E$9]);1)" office:value-type="percentage" office:value="0.932072943766737" calcext:value-type="percentage">
            <text:p>93%</text:p>
          </table:table-cell>
          <table:table-cell table:formula="of:=([.A108]-[.$B$4])/365.25" office:value-type="float" office:value="38.0007477888515" calcext:value-type="float">
            <text:p>38.0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08])" office:value-type="float" office:value="179.769487764637" calcext:value-type="float">
            <text:p>180</text:p>
          </table:table-cell>
          <table:table-cell table:formula="of:=[.G108]-[.F108]" office:value-type="float" office:value="109.769487764637" calcext:value-type="float">
            <text:p>110</text:p>
          </table:table-cell>
          <table:table-cell table:formula="of:=0.6*[.H108]+[.F108]" office:value-type="float" office:value="135.861692658782" calcext:value-type="float">
            <text:p>136</text:p>
          </table:table-cell>
          <table:table-cell table:formula="of:=0.9*[.H108]+[.F108]" office:value-type="float" office:value="168.792538988173" calcext:value-type="float">
            <text:p>169</text:p>
          </table:table-cell>
          <table:table-cell table:formula="of:= 7 / ([.D108] * ([.$K$10] - [.$K$9]) + [.$K$9])" office:value-type="float" office:value="1.43910157340071" calcext:value-type="float">
            <text:p>1.4</text:p>
          </table:table-cell>
          <table:table-cell table:number-columns-repeated="1013"/>
        </table:table-row>
        <table:table-row table:style-name="ro1">
          <table:table-cell table:formula="of:=[.A108]+[.K108]" office:value-type="date" office:date-value="2018-01-02T05:05:36.797402" calcext:value-type="date">
            <text:p>Tue, Jan 2</text:p>
          </table:table-cell>
          <table:table-cell table:formula="of:=[.D109]*([.J109]-[.I109]) + [.I109]" office:value-type="float" office:value="166.816545429769" calcext:value-type="float">
            <text:p>167</text:p>
          </table:table-cell>
          <table:table-cell table:formula="of:=[.D109]*([.$H$10]-[.$H$9]) + [.$H$9]" office:value-type="float" office:value="57.3030578628532" calcext:value-type="float">
            <text:p>57</text:p>
          </table:table-cell>
          <table:table-cell table:formula="of:=MIN(([.A109]-[.$E$9])/([.$E$10]-[.$E$9]);1)" office:value-type="percentage" office:value="0.940067952507848" calcext:value-type="percentage">
            <text:p>94%</text:p>
          </table:table-cell>
          <table:table-cell table:formula="of:=([.A109]-[.$B$4])/365.25" office:value-type="float" office:value="38.004687834227" calcext:value-type="float">
            <text:p>38.0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09])" office:value-type="float" office:value="179.766788833555" calcext:value-type="float">
            <text:p>180</text:p>
          </table:table-cell>
          <table:table-cell table:formula="of:=[.G109]-[.F109]" office:value-type="float" office:value="109.766788833555" calcext:value-type="float">
            <text:p>110</text:p>
          </table:table-cell>
          <table:table-cell table:formula="of:=0.6*[.H109]+[.F109]" office:value-type="float" office:value="135.860073300133" calcext:value-type="float">
            <text:p>136</text:p>
          </table:table-cell>
          <table:table-cell table:formula="of:=0.9*[.H109]+[.F109]" office:value-type="float" office:value="168.790109950199" calcext:value-type="float">
            <text:p>169</text:p>
          </table:table-cell>
          <table:table-cell table:formula="of:= 7 / ([.D109] * ([.$K$10] - [.$K$9]) + [.$K$9])" office:value-type="float" office:value="1.4343862827274" calcext:value-type="float">
            <text:p>1.4</text:p>
          </table:table-cell>
          <table:table-cell table:number-columns-repeated="1013"/>
        </table:table-row>
        <table:table-row table:style-name="ro1">
          <table:table-cell table:formula="of:=[.A109]+[.K109]" office:value-type="date" office:date-value="2018-01-03T15:31:07.77223" calcext:value-type="date">
            <text:p>Wed, Jan 3</text:p>
          </table:table-cell>
          <table:table-cell table:formula="of:=[.D110]*([.J110]-[.I110]) + [.I110]" office:value-type="float" office:value="167.076579580034" calcext:value-type="float">
            <text:p>167</text:p>
          </table:table-cell>
          <table:table-cell table:formula="of:=[.D110]*([.$H$10]-[.$H$9]) + [.$H$9]" office:value-type="float" office:value="57.6616544335357" calcext:value-type="float">
            <text:p>58</text:p>
          </table:table-cell>
          <table:table-cell table:formula="of:=MIN(([.A110]-[.$E$9])/([.$E$10]-[.$E$9]);1)" office:value-type="percentage" office:value="0.948036765189681" calcext:value-type="percentage">
            <text:p>95%</text:p>
          </table:table-cell>
          <table:table-cell table:formula="of:=([.A110]-[.$B$4])/365.25" office:value-type="float" office:value="38.0086149698402" calcext:value-type="float">
            <text:p>38.0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10])" office:value-type="float" office:value="179.764098745659" calcext:value-type="float">
            <text:p>180</text:p>
          </table:table-cell>
          <table:table-cell table:formula="of:=[.G110]-[.F110]" office:value-type="float" office:value="109.764098745659" calcext:value-type="float">
            <text:p>110</text:p>
          </table:table-cell>
          <table:table-cell table:formula="of:=0.6*[.H110]+[.F110]" office:value-type="float" office:value="135.858459247396" calcext:value-type="float">
            <text:p>136</text:p>
          </table:table-cell>
          <table:table-cell table:formula="of:=0.9*[.H110]+[.F110]" office:value-type="float" office:value="168.787688871094" calcext:value-type="float">
            <text:p>169</text:p>
          </table:table-cell>
          <table:table-cell table:formula="of:= 7 / ([.D110] * ([.$K$10] - [.$K$9]) + [.$K$9])" office:value-type="float" office:value="1.42971708994281" calcext:value-type="float">
            <text:p>1.4</text:p>
          </table:table-cell>
          <table:table-cell table:number-columns-repeated="1013"/>
        </table:table-row>
        <table:table-row table:style-name="ro1">
          <table:table-cell table:formula="of:=[.A110]+[.K110]" office:value-type="date" office:date-value="2018-01-05T01:49:55.328801" calcext:value-type="date">
            <text:p>Fri, Jan 5</text:p>
          </table:table-cell>
          <table:table-cell table:formula="of:=[.D111]*([.J111]-[.I111]) + [.I111]" office:value-type="float" office:value="167.335754471672" calcext:value-type="float">
            <text:p>167</text:p>
          </table:table-cell>
          <table:table-cell table:formula="of:=[.D111]*([.$H$10]-[.$H$9]) + [.$H$9]" office:value-type="float" office:value="58.0190837060218" calcext:value-type="float">
            <text:p>58</text:p>
          </table:table-cell>
          <table:table-cell table:formula="of:=MIN(([.A111]-[.$E$9])/([.$E$10]-[.$E$9]);1)" office:value-type="percentage" office:value="0.955979637911595" calcext:value-type="percentage">
            <text:p>96%</text:p>
          </table:table-cell>
          <table:table-cell table:formula="of:=([.A111]-[.$B$4])/365.25" office:value-type="float" office:value="38.0125293219003" calcext:value-type="float">
            <text:p>38.0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11])" office:value-type="float" office:value="179.761417414498" calcext:value-type="float">
            <text:p>180</text:p>
          </table:table-cell>
          <table:table-cell table:formula="of:=[.G111]-[.F111]" office:value-type="float" office:value="109.761417414498" calcext:value-type="float">
            <text:p>110</text:p>
          </table:table-cell>
          <table:table-cell table:formula="of:=0.6*[.H111]+[.F111]" office:value-type="float" office:value="135.856850448699" calcext:value-type="float">
            <text:p>136</text:p>
          </table:table-cell>
          <table:table-cell table:formula="of:=0.9*[.H111]+[.F111]" office:value-type="float" office:value="168.785275673048" calcext:value-type="float">
            <text:p>169</text:p>
          </table:table-cell>
          <table:table-cell table:formula="of:= 7 / ([.D111] * ([.$K$10] - [.$K$9]) + [.$K$9])" office:value-type="float" office:value="1.42509324832032" calcext:value-type="float">
            <text:p>1.4</text:p>
          </table:table-cell>
          <table:table-cell table:number-columns-repeated="1013"/>
        </table:table-row>
        <table:table-row table:style-name="ro1">
          <table:table-cell table:formula="of:=[.A111]+[.K111]" office:value-type="date" office:date-value="2018-01-06T12:02:03.385456" calcext:value-type="date">
            <text:p>Sat, Jan 6</text:p>
          </table:table-cell>
          <table:table-cell table:formula="of:=[.D112]*([.J112]-[.I112]) + [.I112]" office:value-type="float" office:value="167.594078450395" calcext:value-type="float">
            <text:p>168</text:p>
          </table:table-cell>
          <table:table-cell table:formula="of:=[.D112]*([.$H$10]-[.$H$9]) + [.$H$9]" office:value-type="float" office:value="58.3753570181016" calcext:value-type="float">
            <text:p>58</text:p>
          </table:table-cell>
          <table:table-cell table:formula="of:=MIN(([.A112]-[.$E$9])/([.$E$10]-[.$E$9]);1)" office:value-type="percentage" office:value="0.963896822624479" calcext:value-type="percentage">
            <text:p>96%</text:p>
          </table:table-cell>
          <table:table-cell table:formula="of:=([.A112]-[.$B$4])/365.25" office:value-type="float" office:value="38.016431014572" calcext:value-type="float">
            <text:p>38.0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12])" office:value-type="float" office:value="179.758744755018" calcext:value-type="float">
            <text:p>180</text:p>
          </table:table-cell>
          <table:table-cell table:formula="of:=[.G112]-[.F112]" office:value-type="float" office:value="109.758744755018" calcext:value-type="float">
            <text:p>110</text:p>
          </table:table-cell>
          <table:table-cell table:formula="of:=0.6*[.H112]+[.F112]" office:value-type="float" office:value="135.855246853011" calcext:value-type="float">
            <text:p>136</text:p>
          </table:table-cell>
          <table:table-cell table:formula="of:=0.9*[.H112]+[.F112]" office:value-type="float" office:value="168.782870279516" calcext:value-type="float">
            <text:p>169</text:p>
          </table:table-cell>
          <table:table-cell table:formula="of:= 7 / ([.D112] * ([.$K$10] - [.$K$9]) + [.$K$9])" office:value-type="float" office:value="1.42051402796644" calcext:value-type="float">
            <text:p>1.4</text:p>
          </table:table-cell>
          <table:table-cell table:number-columns-repeated="1013"/>
        </table:table-row>
        <table:table-row table:style-name="ro1">
          <table:table-cell table:formula="of:=[.A112]+[.K112]" office:value-type="date" office:date-value="2018-01-07T22:07:35.797472" calcext:value-type="date">
            <text:p>Sun, Jan 7</text:p>
          </table:table-cell>
          <table:table-cell table:formula="of:=[.D113]*([.J113]-[.I113]) + [.I113]" office:value-type="float" office:value="167.851559727603" calcext:value-type="float">
            <text:p>168</text:p>
          </table:table-cell>
          <table:table-cell table:formula="of:=[.D113]*([.$H$10]-[.$H$9]) + [.$H$9]" office:value-type="float" office:value="58.7304855250932" calcext:value-type="float">
            <text:p>59</text:p>
          </table:table-cell>
          <table:table-cell table:formula="of:=MIN(([.A113]-[.$E$9])/([.$E$10]-[.$E$9]);1)" office:value-type="percentage" office:value="0.971788567224293" calcext:value-type="percentage">
            <text:p>97%</text:p>
          </table:table-cell>
          <table:table-cell table:formula="of:=([.A113]-[.$B$4])/365.25" office:value-type="float" office:value="38.0203201700216" calcext:value-type="float">
            <text:p>38.0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13])" office:value-type="float" office:value="179.756080683535" calcext:value-type="float">
            <text:p>180</text:p>
          </table:table-cell>
          <table:table-cell table:formula="of:=[.G113]-[.F113]" office:value-type="float" office:value="109.756080683535" calcext:value-type="float">
            <text:p>110</text:p>
          </table:table-cell>
          <table:table-cell table:formula="of:=0.6*[.H113]+[.F113]" office:value-type="float" office:value="135.853648410121" calcext:value-type="float">
            <text:p>136</text:p>
          </table:table-cell>
          <table:table-cell table:formula="of:=0.9*[.H113]+[.F113]" office:value-type="float" office:value="168.780472615182" calcext:value-type="float">
            <text:p>169</text:p>
          </table:table-cell>
          <table:table-cell table:formula="of:= 7 / ([.D113] * ([.$K$10] - [.$K$9]) + [.$K$9])" office:value-type="float" office:value="1.41597871533581" calcext:value-type="float">
            <text:p>1.4</text:p>
          </table:table-cell>
          <table:table-cell table:number-columns-repeated="1013"/>
        </table:table-row>
        <table:table-row table:style-name="ro1">
          <table:table-cell table:formula="of:=[.A113]+[.K113]" office:value-type="date" office:date-value="2018-01-09T08:06:36.358477" calcext:value-type="date">
            <text:p>Tue, Jan 9</text:p>
          </table:table-cell>
          <table:table-cell table:formula="of:=[.D114]*([.J114]-[.I114]) + [.I114]" office:value-type="float" office:value="168.108206383386" calcext:value-type="float">
            <text:p>168</text:p>
          </table:table-cell>
          <table:table-cell table:formula="of:=[.D114]*([.$H$10]-[.$H$9]) + [.$H$9]" office:value-type="float" office:value="59.0844802039264" calcext:value-type="float">
            <text:p>59</text:p>
          </table:table-cell>
          <table:table-cell table:formula="of:=MIN(([.A114]-[.$E$9])/([.$E$10]-[.$E$9]);1)" office:value-type="percentage" office:value="0.97965511564281" calcext:value-type="percentage">
            <text:p>98%</text:p>
          </table:table-cell>
          <table:table-cell table:formula="of:=([.A114]-[.$B$4])/365.25" office:value-type="float" office:value="38.0241969084619" calcext:value-type="float">
            <text:p>38.0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14])" office:value-type="float" office:value="179.753425117704" calcext:value-type="float">
            <text:p>180</text:p>
          </table:table-cell>
          <table:table-cell table:formula="of:=[.G114]-[.F114]" office:value-type="float" office:value="109.753425117704" calcext:value-type="float">
            <text:p>110</text:p>
          </table:table-cell>
          <table:table-cell table:formula="of:=0.6*[.H114]+[.F114]" office:value-type="float" office:value="135.852055070622" calcext:value-type="float">
            <text:p>136</text:p>
          </table:table-cell>
          <table:table-cell table:formula="of:=0.9*[.H114]+[.F114]" office:value-type="float" office:value="168.778082605933" calcext:value-type="float">
            <text:p>169</text:p>
          </table:table-cell>
          <table:table-cell table:formula="of:= 7 / ([.D114] * ([.$K$10] - [.$K$9]) + [.$K$9])" office:value-type="float" office:value="1.41148661276336" calcext:value-type="float">
            <text:p>1.4</text:p>
          </table:table-cell>
          <table:table-cell table:number-columns-repeated="1013"/>
        </table:table-row>
        <table:table-row table:style-name="ro1">
          <table:table-cell table:formula="of:=[.A114]+[.K114]" office:value-type="date" office:date-value="2018-01-10T17:59:08.80182" calcext:value-type="date">
            <text:p>Wed, Jan 10</text:p>
          </table:table-cell>
          <table:table-cell table:formula="of:=[.D115]*([.J115]-[.I115]) + [.I115]" office:value-type="float" office:value="168.364026369448" calcext:value-type="float">
            <text:p>168</text:p>
          </table:table-cell>
          <table:table-cell table:formula="of:=[.D115]*([.$H$10]-[.$H$9]) + [.$H$9]" office:value-type="float" office:value="59.4373518571174" calcext:value-type="float">
            <text:p>59</text:p>
          </table:table-cell>
          <table:table-cell table:formula="of:=MIN(([.A115]-[.$E$9])/([.$E$10]-[.$E$9]);1)" office:value-type="percentage" office:value="0.987496707935942" calcext:value-type="percentage">
            <text:p>99%</text:p>
          </table:table-cell>
          <table:table-cell table:formula="of:=([.A115]-[.$B$4])/365.25" office:value-type="float" office:value="38.0280613481957" calcext:value-type="float">
            <text:p>38.0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15])" office:value-type="float" office:value="179.750777976486" calcext:value-type="float">
            <text:p>180</text:p>
          </table:table-cell>
          <table:table-cell table:formula="of:=[.G115]-[.F115]" office:value-type="float" office:value="109.750777976486" calcext:value-type="float">
            <text:p>110</text:p>
          </table:table-cell>
          <table:table-cell table:formula="of:=0.6*[.H115]+[.F115]" office:value-type="float" office:value="135.850466785892" calcext:value-type="float">
            <text:p>136</text:p>
          </table:table-cell>
          <table:table-cell table:formula="of:=0.9*[.H115]+[.F115]" office:value-type="float" office:value="168.775700178837" calcext:value-type="float">
            <text:p>169</text:p>
          </table:table-cell>
          <table:table-cell table:formula="of:= 7 / ([.D115] * ([.$K$10] - [.$K$9]) + [.$K$9])" office:value-type="float" office:value="1.40703703801249" calcext:value-type="float">
            <text:p>1.4</text:p>
          </table:table-cell>
          <table:table-cell table:number-columns-repeated="1013"/>
        </table:table-row>
        <table:table-row table:style-name="ro1">
          <table:table-cell table:formula="of:=[.A115]+[.K115]" office:value-type="date" office:date-value="2018-01-12T03:45:16.801904" calcext:value-type="date">
            <text:p>Fri, Jan 12</text:p>
          </table:table-cell>
          <table:table-cell table:formula="of:=[.D116]*([.J116]-[.I116]) + [.I116]" office:value-type="float" office:value="168.619027511948" calcext:value-type="float">
            <text:p>169</text:p>
          </table:table-cell>
          <table:table-cell table:formula="of:=[.D116]*([.$H$10]-[.$H$9]) + [.$H$9]" office:value-type="float" office:value="59.7891111166209" calcext:value-type="float">
            <text:p>60</text:p>
          </table:table-cell>
          <table:table-cell table:formula="of:=MIN(([.A116]-[.$E$9])/([.$E$10]-[.$E$9]);1)" office:value-type="percentage" office:value="0.995313580369354" calcext:value-type="percentage">
            <text:p>100%</text:p>
          </table:table-cell>
          <table:table-cell table:formula="of:=([.A116]-[.$B$4])/365.25" office:value-type="float" office:value="38.0319136056577" calcext:value-type="float">
            <text:p>38.0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16])" office:value-type="float" office:value="179.748139180124" calcext:value-type="float">
            <text:p>180</text:p>
          </table:table-cell>
          <table:table-cell table:formula="of:=[.G116]-[.F116]" office:value-type="float" office:value="109.748139180124" calcext:value-type="float">
            <text:p>110</text:p>
          </table:table-cell>
          <table:table-cell table:formula="of:=0.6*[.H116]+[.F116]" office:value-type="float" office:value="135.848883508075" calcext:value-type="float">
            <text:p>136</text:p>
          </table:table-cell>
          <table:table-cell table:formula="of:=0.9*[.H116]+[.F116]" office:value-type="float" office:value="168.773325262112" calcext:value-type="float">
            <text:p>169</text:p>
          </table:table-cell>
          <table:table-cell table:formula="of:= 7 / ([.D116] * ([.$K$10] - [.$K$9]) + [.$K$9])" office:value-type="float" office:value="1.4026293238391" calcext:value-type="float">
            <text:p>1.4</text:p>
          </table:table-cell>
          <table:table-cell table:number-columns-repeated="1013"/>
        </table:table-row>
        <table:table-row table:style-name="ro1">
          <table:table-cell table:formula="of:=[.A116]+[.K116]" office:value-type="date" office:date-value="2018-01-13T13:25:03.975484" calcext:value-type="date">
            <text:p>Sat, Jan 13</text:p>
          </table:table-cell>
          <table:table-cell table:formula="of:=[.D117]*([.J117]-[.I117]) + [.I117]" office:value-type="float" office:value="168.770957785101" calcext:value-type="float">
            <text:p>169</text:p>
          </table:table-cell>
          <table:table-cell table:formula="of:=[.D117]*([.$H$10]-[.$H$9]) + [.$H$9]" office:value-type="float" office:value="60" calcext:value-type="float">
            <text:p>60</text:p>
          </table:table-cell>
          <table:table-cell table:formula="of:=MIN(([.A117]-[.$E$9])/([.$E$10]-[.$E$9]);1)" office:value-type="percentage" office:value="1" calcext:value-type="percentage">
            <text:p>100%</text:p>
          </table:table-cell>
          <table:table-cell table:formula="of:=([.A117]-[.$B$4])/365.25" office:value-type="float" office:value="38.0357537954561" calcext:value-type="float">
            <text:p>38.0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17])" office:value-type="float" office:value="179.745508650113" calcext:value-type="float">
            <text:p>180</text:p>
          </table:table-cell>
          <table:table-cell table:formula="of:=[.G117]-[.F117]" office:value-type="float" office:value="109.745508650113" calcext:value-type="float">
            <text:p>110</text:p>
          </table:table-cell>
          <table:table-cell table:formula="of:=0.6*[.H117]+[.F117]" office:value-type="float" office:value="135.847305190068" calcext:value-type="float">
            <text:p>136</text:p>
          </table:table-cell>
          <table:table-cell table:formula="of:=0.9*[.H117]+[.F117]" office:value-type="float" office:value="168.770957785101" calcext:value-type="float">
            <text:p>169</text:p>
          </table:table-cell>
          <table:table-cell table:formula="of:= 7 / ([.D117] * ([.$K$10] - [.$K$9]) + [.$K$9])" office:value-type="float" office:value="1.4" calcext:value-type="float">
            <text:p>1.4</text:p>
          </table:table-cell>
          <table:table-cell table:number-columns-repeated="1013"/>
        </table:table-row>
        <table:table-row table:style-name="ro1">
          <table:table-cell table:formula="of:=[.A117]+[.K117]" office:value-type="date" office:date-value="2018-01-14T23:01:03.975484" calcext:value-type="date">
            <text:p>Sun, Jan 14</text:p>
          </table:table-cell>
          <table:table-cell table:formula="of:=[.D118]*([.J118]-[.I118]) + [.I118]" office:value-type="float" office:value="168.768594746087" calcext:value-type="float">
            <text:p>169</text:p>
          </table:table-cell>
          <table:table-cell table:formula="of:=[.D118]*([.$H$10]-[.$H$9]) + [.$H$9]" office:value-type="float" office:value="60" calcext:value-type="float">
            <text:p>60</text:p>
          </table:table-cell>
          <table:table-cell table:formula="of:=MIN(([.A118]-[.$E$9])/([.$E$10]-[.$E$9]);1)" office:value-type="percentage" office:value="1" calcext:value-type="percentage">
            <text:p>100%</text:p>
          </table:table-cell>
          <table:table-cell table:formula="of:=([.A118]-[.$B$4])/365.25" office:value-type="float" office:value="38.039586786558" calcext:value-type="float">
            <text:p>38.0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18])" office:value-type="float" office:value="179.742883051208" calcext:value-type="float">
            <text:p>180</text:p>
          </table:table-cell>
          <table:table-cell table:formula="of:=[.G118]-[.F118]" office:value-type="float" office:value="109.742883051208" calcext:value-type="float">
            <text:p>110</text:p>
          </table:table-cell>
          <table:table-cell table:formula="of:=0.6*[.H118]+[.F118]" office:value-type="float" office:value="135.845729830725" calcext:value-type="float">
            <text:p>136</text:p>
          </table:table-cell>
          <table:table-cell table:formula="of:=0.9*[.H118]+[.F118]" office:value-type="float" office:value="168.768594746087" calcext:value-type="float">
            <text:p>169</text:p>
          </table:table-cell>
          <table:table-cell table:formula="of:= 7 / ([.D118] * ([.$K$10] - [.$K$9]) + [.$K$9])" office:value-type="float" office:value="1.4" calcext:value-type="float">
            <text:p>1.4</text:p>
          </table:table-cell>
          <table:table-cell table:number-columns-repeated="1013"/>
        </table:table-row>
        <table:table-row table:style-name="ro1">
          <table:table-cell table:formula="of:=[.A118]+[.K118]" office:value-type="date" office:date-value="2018-01-16T08:37:03.975484" calcext:value-type="date">
            <text:p>Tue, Jan 16</text:p>
          </table:table-cell>
          <table:table-cell table:formula="of:=[.D119]*([.J119]-[.I119]) + [.I119]" office:value-type="float" office:value="168.766231707073" calcext:value-type="float">
            <text:p>169</text:p>
          </table:table-cell>
          <table:table-cell table:formula="of:=[.D119]*([.$H$10]-[.$H$9]) + [.$H$9]" office:value-type="float" office:value="60" calcext:value-type="float">
            <text:p>60</text:p>
          </table:table-cell>
          <table:table-cell table:formula="of:=MIN(([.A119]-[.$E$9])/([.$E$10]-[.$E$9]);1)" office:value-type="percentage" office:value="1" calcext:value-type="percentage">
            <text:p>100%</text:p>
          </table:table-cell>
          <table:table-cell table:formula="of:=([.A119]-[.$B$4])/365.25" office:value-type="float" office:value="38.04341977766" calcext:value-type="float">
            <text:p>38.0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19])" office:value-type="float" office:value="179.740257452303" calcext:value-type="float">
            <text:p>180</text:p>
          </table:table-cell>
          <table:table-cell table:formula="of:=[.G119]-[.F119]" office:value-type="float" office:value="109.740257452303" calcext:value-type="float">
            <text:p>110</text:p>
          </table:table-cell>
          <table:table-cell table:formula="of:=0.6*[.H119]+[.F119]" office:value-type="float" office:value="135.844154471382" calcext:value-type="float">
            <text:p>136</text:p>
          </table:table-cell>
          <table:table-cell table:formula="of:=0.9*[.H119]+[.F119]" office:value-type="float" office:value="168.766231707073" calcext:value-type="float">
            <text:p>169</text:p>
          </table:table-cell>
          <table:table-cell table:formula="of:= 7 / ([.D119] * ([.$K$10] - [.$K$9]) + [.$K$9])" office:value-type="float" office:value="1.4" calcext:value-type="float">
            <text:p>1.4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month number:textual="true"/>
      <number:text> </number:text>
      <number:day/>
    </number:date-style>
    <number:date-style style:name="N122">
      <number:day-of-week/>
      <number:text>, </number:text>
      <number:month number:textual="true"/>
      <number:text> </number:text>
      <number:day/>
    </number:date-style>
    <number:number-style style:name="N123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8:50:11.568872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20:19:41.878323231</meta:creation-date>
    <dc:date>2017-07-17T20:29:37.047225904</dc:date>
    <meta:editing-duration>P27DT14H17M19S</meta:editing-duration>
    <meta:editing-cycles>57</meta:editing-cycles>
    <meta:generator>LibreOffice/4.3.3.2$Linux_X86_64 LibreOffice_project/430m0$Build-2</meta:generator>
    <dc:creator>Adam Mackler</dc:creator>
    <meta:document-statistic meta:table-count="1" meta:cell-count="1216" meta:object-count="0"/>
  </office:meta>
</office:document-meta>
</file>